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7.21pt"/>
    </style:style>
    <style:style style:name="co2" style:family="table-column">
      <style:table-column-properties fo:break-before="auto" style:column-width="238.9pt"/>
    </style:style>
    <style:style style:name="co3" style:family="table-column">
      <style:table-column-properties fo:break-before="auto" style:column-width="80.16pt"/>
    </style:style>
    <style:style style:name="co4" style:family="table-column">
      <style:table-column-properties fo:break-before="auto" style:column-width="159.51pt"/>
    </style:style>
    <style:style style:name="co5" style:family="table-column">
      <style:table-column-properties fo:break-before="auto" style:column-width="152.39pt"/>
    </style:style>
    <style:style style:name="co6" style:family="table-column">
      <style:table-column-properties fo:break-before="auto" style:column-width="224.59pt"/>
    </style:style>
    <style:style style:name="co7" style:family="table-column">
      <style:table-column-properties fo:break-before="auto" style:column-width="160.36pt"/>
    </style:style>
    <style:style style:name="co8" style:family="table-column">
      <style:table-column-properties fo:break-before="auto" style:column-width="148.39pt"/>
    </style:style>
    <style:style style:name="co9" style:family="table-column">
      <style:table-column-properties fo:break-before="auto" style:column-width="219.06pt"/>
    </style:style>
    <style:style style:name="co10" style:family="table-column">
      <style:table-column-properties fo:break-before="auto" style:column-width="119.85pt"/>
    </style:style>
    <style:style style:name="co11" style:family="table-column">
      <style:table-column-properties fo:break-before="auto" style:column-width="196.84pt"/>
    </style:style>
    <style:style style:name="co12" style:family="table-column">
      <style:table-column-properties fo:break-before="auto" style:column-width="266.71pt"/>
    </style:style>
    <style:style style:name="co13" style:family="table-column">
      <style:table-column-properties fo:break-before="auto" style:column-width="382.59pt"/>
    </style:style>
    <style:style style:name="co14" style:family="table-column">
      <style:table-column-properties fo:break-before="auto" style:column-width="252.4pt"/>
    </style:style>
    <style:style style:name="co15" style:family="table-column">
      <style:table-column-properties fo:break-before="auto" style:column-width="301.66pt"/>
    </style:style>
    <style:style style:name="co16" style:family="table-column">
      <style:table-column-properties fo:break-before="auto" style:column-width="374.66pt"/>
    </style:style>
    <style:style style:name="ro1" style:family="table-row">
      <style:table-row-properties style:row-height="75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37.5pt" fo:break-before="auto" style:use-optimal-row-height="false"/>
    </style:style>
    <style:style style:name="ro5" style:family="table-row">
      <style:table-row-properties style:row-height="89.26pt" fo:break-before="auto" style:use-optimal-row-height="false"/>
    </style:style>
    <style:style style:name="ta1" style:family="table" style:master-page-name="PageStyle_5f_pole-emploi">
      <style:table-properties table:display="true" style:writing-mode="lr-tb"/>
    </style:style>
    <style:style style:name="ta2" style:family="table" style:master-page-name="PageStyle_5f_sopra">
      <style:table-properties table:display="true" style:writing-mode="lr-tb"/>
    </style:style>
    <style:style style:name="ta3" style:family="table" style:master-page-name="PageStyle_5f_sopra2">
      <style:table-properties table:display="true" style:writing-mode="lr-tb"/>
    </style:style>
    <style:style style:name="ta4" style:family="table" style:master-page-name="PageStyle_5f_categories">
      <style:table-properties table:display="true" style:writing-mode="lr-tb"/>
    </style:style>
    <style:style style:name="ta5" style:family="table" style:master-page-name="PageStyle_5f_individual_20_feedback">
      <style:table-properties table:display="true" style:writing-mode="lr-tb"/>
    </style:style>
    <style:style style:name="ta6" style:family="table" style:master-page-name="PageStyle_5f_gamification">
      <style:table-properties table:display="true" style:writing-mode="lr-tb"/>
    </style:style>
    <style:style style:name="ta7" style:family="table" style:master-page-name="PageStyle_5f_manager">
      <style:table-properties table:display="true" style:writing-mode="lr-tb"/>
    </style:style>
    <style:style style:name="ce1"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00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00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00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order-bottom="0.74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00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le-emploi" table:style-name="ta1">
        <office:forms form:automatic-focus="false" form:apply-design-mode="false"/>
        <table:table-column table:style-name="co1" table:number-columns-repeated="4" table:default-cell-style-name="Default"/>
        <table:table-column table:style-name="co2" table:number-columns-repeated="2" table:default-cell-style-name="Default"/>
        <table:table-column table:style-name="co3" table:number-columns-repeated="1018" table:default-cell-style-name="Default"/>
        <table:table-row table:style-name="ro1">
          <table:table-cell table:style-name="ce1" office:value-type="string" calcext:value-type="string">
            <text:p><text:span text:style-name="T1">J'utilise Themis pour </text:span>avoir accès aux défauts techniques que je rajoute suite à mes développements [d1]</text:p>
          </table:table-cell>
          <table:table-cell table:style-name="ce1" office:value-type="string" calcext:value-type="string">
            <text:p/>
            <text:p>Mon fil d'actualité. Deux raisons : d'abord, il m'indique rapidement ce que j'ai en termes d'actions positives ou négatives. Je peux donc très vite évaluer mon travail. [d1]</text:p>
          </table:table-cell>
          <table:table-cell table:style-name="ce1"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1" office:value-type="string" calcext:value-type="string">
            <text:p>L'ambiance de la compétition est bon enfant, chacun essaye de faire le mieux possible (d15)</text:p>
          </table:table-cell>
          <table:table-cell table:number-columns-repeated="1020"/>
        </table:table-row>
        <table:table-row table:style-name="ro1">
          <table:table-cell table:style-name="ce1" office:value-type="string" calcext:value-type="string">
            <text:p>J'utilise Themis pour avoir accès à des suggestions de défauts techniques à corriger pour améliorer la qualité du code du projet [d1]</text:p>
          </table:table-cell>
          <table:table-cell table:style-name="ce3" office:value-type="string" calcext:value-type="string">
            <text:p>Classement : Pour me situer par rapport aux autres [d1] </text:p>
          </table:table-cell>
          <table:table-cell table:style-name="ce1" office:value-type="string" calcext:value-type="string">
            <text:p>On sait toujours qui a fait quoi surtout quand ce sont des erreurs du coup pourquoi ne pas l'afficher directement comme ça ont retiens aussi les bonnes actions du développeurs [d2]</text:p>
          </table:table-cell>
          <table:table-cell table:style-name="ce1" office:value-type="string" calcext:value-type="string">
            <text:p>Je regarde surtout les actions que j'ai faites (d15)</text:p>
          </table:table-cell>
          <table:table-cell table:number-columns-repeated="1020"/>
        </table:table-row>
        <table:table-row table:style-name="ro1">
          <table:table-cell table:style-name="ce1" office:value-type="string" calcext:value-type="string">
            <text:p>J'utilise Themis pour avoir accès à un historique de mes actions pour évaluer ma manière de travailler [d1]</text:p>
          </table:table-cell>
          <table:table-cell table:style-name="ce3" office:value-type="string" calcext:value-type="string">
            <text:p>Objectifs en cours : Avoir une idée de l'orientation actuelle de la gestion de la dette [d1]</text:p>
          </table:table-cell>
          <table:table-cell table:style-name="ce3"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style-name="ce1" office:value-type="string" calcext:value-type="string">
            <text:p>Je regarde les plans d'actoins, on ne peut pas tout faire mais cela donne des axes d'amélioration (d15)</text:p>
          </table:table-cell>
          <table:table-cell table:number-columns-repeated="1020"/>
        </table:table-row>
        <table:table-row table:style-name="ro1">
          <table:table-cell table:style-name="ce2" office:value-type="string" calcext:value-type="string">
            <text:p>J'utilise Themis en <text:span text:style-name="T2">complement [</text:span>de<text:span text:style-name="T2">]</text:span> <text:span text:style-name="T2">Sonar [d2]</text:span></text:p>
          </table:table-cell>
          <table:table-cell table:style-name="ce1" office:value-type="string" calcext:value-type="string">
            <text:p>Objectif en cours met l'accent sur les defauts a tuer en premier. [d2]</text:p>
          </table:table-cell>
          <table:table-cell table:style-name="ce1" office:value-type="string" calcext:value-type="string">
            <text:p>de trop grands écarts de points entre les développeurs peut être assez démoralisant, voir conduire à la résignation et à l'abandon de l'utilisation de thémis [d3]</text:p>
          </table:table-cell>
          <table:table-cell table:style-name="ce1" office:value-type="string" calcext:value-type="string">
            <text:p>Themis permet de discuter avec l'équipe pour disséminer les bonnes pratiques sur certaines règles (d15)</text:p>
          </table:table-cell>
          <table:table-cell table:number-columns-repeated="1020"/>
        </table:table-row>
        <table:table-row table:style-name="ro1">
          <table:table-cell table:style-name="ce3" office:value-type="string" calcext:value-type="string">
            <text:p><text:span text:style-name="T1">J'utilise Themis</text:span> dans un but d'amélioration continue [d3]</text:p>
          </table:table-cell>
          <table:table-cell table:style-name="ce1" office:value-type="string" calcext:value-type="string">
            <text:p>Classement le jeu ludique qui permet de désigner la personne qui amène les chocolatines à la fin du sprint [d2]</text:p>
          </table:table-cell>
          <table:table-cell table:style-name="ce1" office:value-type="string" calcext:value-type="string">
            <text:p>l'équipe n'est pas stable, et les développeurs vont et viennent. [...] Une remise à zéro régulière par phase de développement me semble donc tout à fait justifiée. [d4]</text:p>
          </table:table-cell>
          <table:table-cell table:style-name="ce1" office:value-type="string" calcext:value-type="string">
            <text:p>Certaines fois je n'arrive pas à localiser mes actions nocives dans le code (d15)</text:p>
          </table:table-cell>
          <table:table-cell table:number-columns-repeated="1020"/>
        </table:table-row>
        <table:table-row table:style-name="ro1">
          <table:table-cell table:style-name="ce1" office:value-type="string" calcext:value-type="string">
            <text:p><text:span text:style-name="T1">J'utilise Themis </text:span>afin de susciter des initiatives de correction de code (avec la gamification et les points) [d4]</text:p>
          </table:table-cell>
          <table:table-cell table:style-name="ce1" office:value-type="string" calcext:value-type="string">
            <text:p>Le fil d'actualités et les objectifs afin d'améliorer mon propre code en priorité. [d4]</text:p>
          </table:table-cell>
          <table:table-cell table:style-name="ce1" office:value-type="string" calcext:value-type="string">
            <text:p>[la remise a zero des points] permet de challenger les développeurs régulièrement et les empêcher d’être découragés par l'écart de points. [d2]</text:p>
          </table:table-cell>
          <table:table-cell table:style-name="ce1" office:value-type="string" calcext:value-type="string">
            <text:p>C'est pas si emêtant finalement que ce soit un peu inexact (d15)</text:p>
          </table:table-cell>
          <table:table-cell table:number-columns-repeated="1020"/>
        </table:table-row>
        <table:table-row table:style-name="ro1">
          <table:table-cell table:style-name="ce1" office:value-type="string" calcext:value-type="string">
            <text:p><text:span text:style-name="T1">J'utilise Themis</text:span> afin d'améliorer le code produit [d4]</text:p>
          </table:table-cell>
          <table:table-cell table:style-name="ce1" office:value-type="string" calcext:value-type="string">
            <text:p>D'abord le <text:s/>"classement" pour voir ou je me positionne. [d5] <text:s/></text:p>
          </table:table-cell>
          <table:table-cell table:style-name="ce1" office:value-type="string" calcext:value-type="string">
            <text:p>Certains points négatifs ne sont pas corrigés car on décide de ne pas les corriger. Donc si on ne remet pas à zéro les points et donc le classement, on ne bougera jamais dans ce classement [d7]</text:p>
          </table:table-cell>
          <table:table-cell table:style-name="ce1" office:value-type="string" calcext:value-type="string">
            <text:p>J'utilise Themis tous les matins pour voir des bonnes ou des mauvaises surprises (d16)</text:p>
          </table:table-cell>
          <table:table-cell table:number-columns-repeated="1020"/>
        </table:table-row>
        <table:table-row table:style-name="ro1">
          <table:table-cell table:style-name="ce1" office:value-type="string" calcext:value-type="string">
            <text:p><text:span text:style-name="T1">J'utilise Themis</text:span> pour corriger de la dette [d5]</text:p>
          </table:table-cell>
          <table:table-cell table:style-name="ce3" office:value-type="string" calcext:value-type="string">
            <text:p>Puis le "Rapport des actions majeurs" pour mes axes d'améliorations. Notamment les actions négatifs. [d5] </text:p>
          </table:table-cell>
          <table:table-cell table:style-name="ce1"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 office:value-type="string" calcext:value-type="string">
            <text:p>Themis est très efficace pour réduire la dette grâce aux recommandations. Pour le test par contre c'est très difficile, surtout que je teste des GUI (d16)</text:p>
          </table:table-cell>
          <table:table-cell table:number-columns-repeated="1020"/>
        </table:table-row>
        <table:table-row table:style-name="ro1">
          <table:table-cell table:style-name="ce3" office:value-type="string" calcext:value-type="string">
            <text:p><text:span text:style-name="T1">J'utilise Themis pour </text:span>nettoyer mon code dans la cas ou j'aurai oublié de le faire [d5]</text:p>
          </table:table-cell>
          <table:table-cell table:style-name="ce3" office:value-type="string" calcext:value-type="string">
            <text:p>Enfin "les objectifs en cours" pour voir comment monter vite dans le classement [d5]</text:p>
          </table:table-cell>
          <table:table-cell table:style-name="ce1" office:value-type="string" calcext:value-type="string">
            <text:p>les développeurs se sentent plus concernés, et le système de gamification y est pour quelque chose. [d4]</text:p>
          </table:table-cell>
          <table:table-cell table:style-name="ce1" office:value-type="string" calcext:value-type="string">
            <text:p>Themis permet de s'améliorer, bien entendu cela dépend aussi de la fréquence de développement (d16)</text:p>
          </table:table-cell>
          <table:table-cell table:number-columns-repeated="1020"/>
        </table:table-row>
        <table:table-row table:style-name="ro1">
          <table:table-cell table:style-name="ce1" office:value-type="string" calcext:value-type="string">
            <text:p><text:span text:style-name="T1">J'utilise Themis</text:span> pour suivi des défauts [d6]</text:p>
          </table:table-cell>
          <table:table-cell table:style-name="ce1" office:value-type="string" calcext:value-type="string">
            <text:p>[Je regarde] les objectifs en cours si j'ai le temps de faire une activité de correction de masse pour réduire la dette. [d7]</text:p>
          </table:table-cell>
          <table:table-cell table:style-name="ce1" office:value-type="string" calcext:value-type="string">
            <text:p>themis à eu un impact positif sur notre projet. Il nous permet d'inscrire notre dette dans un processus de baisse constante et donc d'en venir à bout un jour [d5]</text:p>
          </table:table-cell>
          <table:table-cell table:style-name="ce1" office:value-type="string" calcext:value-type="string">
            <text:p>Themis est plus précis que Sonar (d16)</text:p>
          </table:table-cell>
          <table:table-cell table:number-columns-repeated="1020"/>
        </table:table-row>
        <table:table-row table:style-name="ro1">
          <table:table-cell table:style-name="ce1" office:value-type="string" calcext:value-type="string">
            <text:p><text:span text:style-name="T1">J'utilise Themis </text:span>pour les anomalies ajoutées la veille (en remplacement de Sonar) [d7]</text:p>
          </table:table-cell>
          <table:table-cell table:style-name="ce1" office:value-type="string" calcext:value-type="string">
            <text:p>Le fil d'actualité [...] permet de voir rapidement si on a ajouté de la dette. [d8]</text:p>
          </table:table-cell>
          <table:table-cell table:style-name="ce1" office:value-type="string" calcext:value-type="string">
            <text:p>Des actions pour la diminuer avaient déjà été effectué avant l'arrivé de themis. Il n'y a pas plus d'actions depuis. [d6] </text:p>
          </table:table-cell>
          <table:table-cell table:style-name="ce1" office:value-type="string" calcext:value-type="string">
            <text:p>Je connaissais déjà certaines règles mais j'en ai appris certaines grâce a Themis (d16)</text:p>
          </table:table-cell>
          <table:table-cell table:number-columns-repeated="1020"/>
        </table:table-row>
        <table:table-row table:style-name="ro1">
          <table:table-cell table:style-name="ce3" office:value-type="string" calcext:value-type="string">
            <text:p><text:span text:style-name="T1">J'utilise Themis </text:span>pour rechercher les fichiers contenant plusieurs anomalies à corriger [d7]</text:p>
          </table:table-cell>
          <table:table-cell table:style-name="ce3" office:value-type="string" calcext:value-type="string">
            <text:p>Cibler le type de défaut à corriger en premier [d2]</text:p>
          </table:table-cell>
          <table:table-cell table:style-name="ce1" office:value-type="string" calcext:value-type="string">
            <text:p>on n'a pas à dire à qqu de corriger ses défauts, il les voit tout seul. [d6]</text:p>
          </table:table-cell>
          <table:table-cell table:style-name="ce1" office:value-type="string" calcext:value-type="string">
            <text:p>Le jeu est important pour moi car c'est plus que supprimer une ligne en bleu dans l'IDE (d16)</text:p>
          </table:table-cell>
          <table:table-cell table:number-columns-repeated="1020"/>
        </table:table-row>
        <table:table-row table:style-name="ro1">
          <table:table-cell table:style-name="ce1" office:value-type="string" calcext:value-type="string">
            <text:p><text:span text:style-name="T1">J'utilise Themis </text:span>améliorer la qualité de mon code [d8]</text:p>
          </table:table-cell>
          <table:table-cell table:style-name="ce1" office:value-type="string" calcext:value-type="string">
            <text:p>la correction d'erreurs de la veille [d3]</text:p>
          </table:table-cell>
          <table:table-cell table:style-name="ce1"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 office:value-type="string" calcext:value-type="string">
            <text:p>La direction a engagé une action sur la qualimétrie, les métriques SONAR sont suivies toutes les semaines (d16)</text:p>
          </table:table-cell>
          <table:table-cell table:number-columns-repeated="1020"/>
        </table:table-row>
        <table:table-row table:style-name="ro1">
          <table:table-cell table:style-name="ce3" office:value-type="string" calcext:value-type="string">
            <text:p>Fil d'actualité : si j'ai effectué des anomalies, je cherche à les corriger au plus vite. [d1] </text:p>
          </table:table-cell>
          <table:table-cell table:style-name="ce3" office:value-type="string" calcext:value-type="string">
            <text:p>la recherche de correction à faire afin de progresser dans le classement [d3]</text:p>
          </table:table-cell>
          <table:table-cell table:style-name="ce1" office:value-type="string" calcext:value-type="string">
            <text:p><text:s/>moins de dette créée et corrigée au plus tôt. [d8]</text:p>
          </table:table-cell>
          <table:table-cell table:style-name="ce1" office:value-type="string" calcext:value-type="string">
            <text:p>On regarde themis soit le matin soit l'apres-midi [m12]</text:p>
          </table:table-cell>
          <table:table-cell table:number-columns-repeated="1020"/>
        </table:table-row>
        <table:table-row table:style-name="ro1">
          <table:table-cell table:style-name="ce3" office:value-type="string" calcext:value-type="string">
            <text:p>Si je vois que j'ai baissé en classement, j'essaie de comprendre pourquoi. [...] je vais penser que c'est car j'ai crée de la dette [...]. Je rejette donc un œil au fil d'actualité pour avoir le détail. [d1]</text:p>
          </table:table-cell>
          <table:table-cell table:style-name="ce1" office:value-type="string" calcext:value-type="string">
            <text:p>Les informations [du tableau de bord] me mettent en alerte sur des points précis que je dois surveiller pour ma progression personnelle. [d5]</text:p>
          </table:table-cell>
          <table:table-cell table:style-name="ce1" office:value-type="string" calcext:value-type="string">
            <text:p>Quelques bugs gênants qui ont pu perturbé mes collègues et moi : non détection de correction, affectation à tort de défauts... Tout ce qui venait en fait perturber le calcul du score de chacun. [d1]</text:p>
          </table:table-cell>
          <table:table-cell table:style-name="ce1" office:value-type="string" calcext:value-type="string">
            <text:p>la competition reste assez ludique, pas de mauvais esprit [m12]</text:p>
          </table:table-cell>
          <table:table-cell table:number-columns-repeated="1020"/>
        </table:table-row>
        <table:table-row table:style-name="ro1">
          <table:table-cell table:style-name="ce4" office:value-type="string" calcext:value-type="string">
            <text:p>je corrige si j'ai des ajouts de défauts si cela est possible. [d6]</text:p>
          </table:table-cell>
          <table:table-cell table:style-name="ce1" office:value-type="string" calcext:value-type="string">
            <text:p>[Le score] me permet d'évaluer mon travail sur une période, si j'ai été bénéfique ou non à mon [projet] [d1]</text:p>
          </table:table-cell>
          <table:table-cell table:style-name="ce1" office:value-type="string" calcext:value-type="string">
            <text:p>la difficulté est venue du temps de configuration de themis et de la grande variation des points induite par les mises à jour. [d3]</text:p>
          </table:table-cell>
          <table:table-cell table:style-name="ce1" office:value-type="string" calcext:value-type="string">
            <text:p>ca incite les developpeurs a penser a ne pas ajouter d'anomalies sonar [m12]</text:p>
          </table:table-cell>
          <table:table-cell table:number-columns-repeated="1020"/>
        </table:table-row>
        <table:table-row table:style-name="ro1">
          <table:table-cell table:style-name="ce4" office:value-type="string" calcext:value-type="string">
            <text:p>Je corrige la dette créée la veille. [d7]</text:p>
          </table:table-cell>
          <table:table-cell table:style-name="ce1" office:value-type="string" calcext:value-type="string">
            <text:p>Qu'il soit positif c'est bien mais ce n'est pas une finalité d'avoir le meilleur score. [d2]</text:p>
          </table:table-cell>
          <table:table-cell table:style-name="ce1" office:value-type="string" calcext:value-type="string">
            <text:p>La difficulté est de trouver le moyen efficace qui nous convient pour s'en servir. Certains préféreront les suggestions, d'autres les plans d'action... Mais c'est en l'utilisant qu'on trouve ce qui nous va. [d4]</text:p>
          </table:table-cell>
          <table:table-cell table:style-name="ce1" office:value-type="string" calcext:value-type="string">
            <text:p>au debut ils n'etaient pas sensibilises a ca (ne pas ajouter d'anomalies). Je pense que le jeu les as sensibilises [m12]</text:p>
          </table:table-cell>
          <table:table-cell table:number-columns-repeated="1020"/>
        </table:table-row>
        <table:table-row table:style-name="ro1">
          <table:table-cell table:style-name="ce5" office:value-type="string" calcext:value-type="string">
            <text:p>Produire un code clean est la première étape afin de pouvoir faire baisser la dette. [d8]</text:p>
          </table:table-cell>
          <table:table-cell table:style-name="ce1" office:value-type="string" calcext:value-type="string">
            <text:p>le score est un outil de plus pour motiver les initiatives au sein de l'équipe. [d3]</text:p>
          </table:table-cell>
          <table:table-cell table:style-name="ce1" office:value-type="string" calcext:value-type="string">
            <text:p>Je ne regarde quasiment plus Sonar pour gérer la dette, uniquement Thémis [d1]</text:p>
          </table:table-cell>
          <table:table-cell table:style-name="ce1" office:value-type="string" calcext:value-type="string">
            <text:p>A la fin de chaque sprint on essaie de voir la progression des defauts/TU ecrits [m12]</text:p>
          </table:table-cell>
          <table:table-cell table:number-columns-repeated="1020"/>
        </table:table-row>
        <table:table-row table:style-name="ro1">
          <table:table-cell table:style-name="ce4" office:value-type="string" calcext:value-type="string">
            <text:p>Le côté ludique du score permet une émulation entre les développeur [d3]</text:p>
          </table:table-cell>
          <table:table-cell table:style-name="ce4" office:value-type="string" calcext:value-type="string">
            <text:p>[pour ameliorer mon score] En premier : éviter de rajouter des défauts ! J'utilise les outils de qualimétrie à ma disposition avant toute mise en configuration de mes développements [d1]</text:p>
          </table:table-cell>
          <table:table-cell table:style-name="ce1" office:value-type="string" calcext:value-type="string">
            <text:p>utilisation de plus d'outils de qualimétrie avant le commit [d2]</text:p>
          </table:table-cell>
          <table:table-cell table:style-name="ce1" office:value-type="string" calcext:value-type="string">
            <text:p>La dette technique augment toujours, mais beaucoup moins qu'avant [m12]</text:p>
          </table:table-cell>
          <table:table-cell table:number-columns-repeated="1020"/>
        </table:table-row>
        <table:table-row table:style-name="ro1">
          <table:table-cell table:style-name="ce4" office:value-type="string" calcext:value-type="string">
            <text:p>[Le score est important] Pour pouvoir me moquer de mes collégues [d4]</text:p>
          </table:table-cell>
          <table:table-cell table:style-name="ce4" office:value-type="string" calcext:value-type="string">
            <text:p>utilisation de plus d'outils de qualimétrie avant de commit le code et correction de défauts de la dette technique en fonction des plans d'actions établis [d2]</text:p>
          </table:table-cell>
          <table:table-cell table:style-name="ce1" office:value-type="string" calcext:value-type="string">
            <text:p>une attention particulière au quotidien avant de mettre du code en conf. [d3]</text:p>
          </table:table-cell>
          <table:table-cell table:style-name="ce1" office:value-type="string" calcext:value-type="string">
            <text:p>je vais utiliser Themis tous les midis. Je traite mes retours de commits le midi ou quand je fais un gros commit. Si il y a des actions nocives je les corrige des que je les vois [d11] </text:p>
          </table:table-cell>
          <table:table-cell table:number-columns-repeated="1020"/>
        </table:table-row>
        <table:table-row table:style-name="ro1">
          <table:table-cell table:style-name="ce4"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4" office:value-type="string" calcext:value-type="string">
            <text:p>une petite campagne de correction de dette de temps en temps en plus d'une vigilance au quotidien. [d3]</text:p>
          </table:table-cell>
          <table:table-cell table:style-name="ce1" office:value-type="string" calcext:value-type="string">
            <text:p>L'utilisation des outils de qualimetrie ce veut systématique, ce qui n'était pas vraiment le cas avant [d5]</text:p>
          </table:table-cell>
          <table:table-cell table:style-name="ce1" office:value-type="string" calcext:value-type="string">
            <text:p>Peut-etre qu'on connaissait les regles mais on ne pensait pas forcement a les appliquer [d11]</text:p>
          </table:table-cell>
          <table:table-cell table:number-columns-repeated="1020"/>
        </table:table-row>
        <table:table-row table:style-name="ro1">
          <table:table-cell table:style-name="ce4" office:value-type="string" calcext:value-type="string">
            <text:p>je n'aime pas trop l'idée d'un classement. [...] je trouve ça dommage qu'il faille avoir une récompense pour coder proprement, ou être au fond du classement pour corriger les anomalies sonar qu'on a créé la veille. [d6]</text:p>
          </table:table-cell>
          <table:table-cell table:style-name="ce4" office:value-type="string" calcext:value-type="string">
            <text:p>[Ameliorer mon score] passe par la correction de dette, mais également, en étant plus attentifs à ce que je fais au quotidien pour ne pas avoir de points négatifs. [d4]</text:p>
          </table:table-cell>
          <table:table-cell table:style-name="ce1" office:value-type="string" calcext:value-type="string">
            <text:p>mettre la qualité du code au coeur des préoccupations de l'équipe [m1]</text:p>
          </table:table-cell>
          <table:table-cell table:style-name="ce1" office:value-type="string" calcext:value-type="string">
            <text:p>On est sur un autre projet qui est utilise depuis tres longtemps, la on va essayer de ne pas degrader la dette car on ne veut pas toucher au code des autres [d11]</text:p>
          </table:table-cell>
          <table:table-cell table:number-columns-repeated="1020"/>
        </table:table-row>
        <table:table-row table:style-name="ro1">
          <table:table-cell table:style-name="ce4" office:value-type="string" calcext:value-type="string">
            <text:p>Le score est important pour les anciens projets avec une dette importante afin de créer une compétition et pousser les développeurs à corriger cette dette. [d7]</text:p>
          </table:table-cell>
          <table:table-cell table:style-name="ce4" office:value-type="string" calcext:value-type="string">
            <text:p>j'ai rarement le temps de réaliser des corrections de masse, d'ano sonar (autre que celles créées la veille par mes soins), donc mon score est ce qu'il est. [d7]</text:p>
          </table:table-cell>
          <table:table-cell table:style-name="ce1" office:value-type="string" calcext:value-type="string">
            <text:p>Le code couleur et le classement permettent quotidiennement d'avoir un aperçu des actions ayant des conséquences sur la dette [m3]</text:p>
          </table:table-cell>
          <table:table-cell table:style-name="ce1" office:value-type="string" calcext:value-type="string">
            <text:p>Le jeu, c'est toujours interessant. Parfois on ne comprends pas vraiment comment le classement fonctionne, mais c'est drole [d11]</text:p>
          </table:table-cell>
          <table:table-cell table:number-columns-repeated="1020"/>
        </table:table-row>
        <table:table-row table:style-name="ro1">
          <table:table-cell table:style-name="ce4" office:value-type="string" calcext:value-type="string">
            <text:p>Je favorise la faible quantité de points négatifs car c'est pour moi la partie la plus importante et sur le long terme l'objectif de Thémis : Ne plus avoir de défauts créés. [d1]</text:p>
            <text:p/>
          </table:table-cell>
          <table:table-cell table:style-name="ce4" office:value-type="string" calcext:value-type="string">
            <text:p>[Pour ameliorer mon score je realise] les objectifs et corrige la dette existante lorsque je modifie un fichier. [d8]</text:p>
          </table:table-cell>
          <table:table-cell table:style-name="ce1" office:value-type="string" calcext:value-type="string">
            <text:p>J'attache énormément d'importance au flux de nouveau code. Celui-ci doit apporter une dette nulle ou très faible. Sur le reste du code legacy qui est plus ou moins vieux (entre 1 et 10 ans) nous mettons des niveaux d'exigence adaptés [m2]</text:p>
          </table:table-cell>
          <table:table-cell table:style-name="ce1" office:value-type="string" calcext:value-type="string">
            <text:p>C'est nouveau alors on a peur forcement, on se dit que tout le monde va voir nos commits, mais au final non pas de probleme [d11]</text:p>
          </table:table-cell>
          <table:table-cell table:number-columns-repeated="1020"/>
        </table:table-row>
        <table:table-row table:style-name="ro1">
          <table:table-cell table:style-name="ce4" office:value-type="string" calcext:value-type="string">
            <text:p>on peut avoir 0 point et être un développeur appliquant à la lettre les consignes "clean code" ne générant aucun défauts et c'est l'objectif a atteindre puisque a terme il ne doit plus y avoir de dette technique [d2]</text:p>
          </table:table-cell>
          <table:table-cell table:style-name="ce3" office:value-type="string" calcext:value-type="string">
            <text:p>[pour ameliorer mon score] corriger le contenu d'un fichier que j'ai à modifier pour un de mes développements. NB : [...] ce n'est pas Thémis qui m'aura indiqué les défauts existants dans ce fichier (mais mes outils de qualimétries dans mon IDE) [d1]</text:p>
          </table:table-cell>
          <table:table-cell table:style-name="ce1" office:value-type="string" calcext:value-type="string">
            <text:p>Dans notre situation nous cherchions à ce que le développeur mette en configuration un code juste du premier coup. Pour cela l'idée est de récompenser l'absence d'actions négatives. [m2]</text:p>
          </table:table-cell>
          <table:table-cell table:style-name="ce1" office:value-type="string" calcext:value-type="string">
            <text:p>Themis n'a pas eu d'impact négatif sur mon travail (d15)</text:p>
          </table:table-cell>
          <table:table-cell table:number-columns-repeated="1020"/>
        </table:table-row>
        <table:table-row table:style-name="ro1">
          <table:table-cell table:style-name="ce4" office:value-type="string" calcext:value-type="string">
            <text:p>Le but est pour moi d'apprendre de ses erreurs avant de corriger la dette existante. [d3]</text:p>
          </table:table-cell>
          <table:table-cell table:style-name="ce1" office:value-type="string" calcext:value-type="string">
            <text:p>Avec mon fil d'actualité, je voyais très vite ce que je faisais de bien ou de mal et ce que j'avais à corriger. J'en profite éventuellement pour corriger alors d'autres défauts dans le fichier. [d1]</text:p>
          </table:table-cell>
          <table:table-cell table:style-name="ce1" office:value-type="string" calcext:value-type="string">
            <text:p>Certain développeurs ont des caractères plus discret et la gamification n'est pas forcément un bon levier pour ceux là [m2]</text:p>
          </table:table-cell>
          <table:table-cell table:style-name="ce1" office:value-type="string" calcext:value-type="string">
            <text:p>Grâce à Themis je suis plus sensiblisée au règles Sonar, je fais plus de tests unitaires (d15)</text:p>
          </table:table-cell>
          <table:table-cell table:number-columns-repeated="1020"/>
        </table:table-row>
        <table:table-row table:style-name="ro1">
          <table:table-cell table:style-name="ce4" office:value-type="string" calcext:value-type="string">
            <text:p>Avoir une quantité de points positifs signifie que l'on passe beaucoup de temps à corriger, ce qui n'est pas mon objectif principal [d4]</text:p>
          </table:table-cell>
          <table:table-cell table:style-name="ce3" office:value-type="string" calcext:value-type="string">
            <text:p>Je suis plus attentif à la dette. Pour remonter dans les classements je pense tout de suite à baisser la dette [d5]</text:p>
          </table:table-cell>
          <table:table-cell table:style-name="ce1" office:value-type="string" calcext:value-type="string">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table-cell table:style-name="ce1" office:value-type="string" calcext:value-type="string">
            <text:p>J'ai reçu une formation pour utiliser Themis, mais nous n'avons pas de préconisation d'utilisation (d15)</text:p>
          </table:table-cell>
          <table:table-cell table:number-columns-repeated="1020"/>
        </table:table-row>
        <table:table-row table:style-name="ro1">
          <table:table-cell table:style-name="ce4" office:value-type="string" calcext:value-type="string">
            <text:p>Je cherche avant tout à m'améliorer et le fais d'avoir moins de points négatifs va dans ce sens. [d5]</text:p>
          </table:table-cell>
          <table:table-cell table:style-name="ce4" office:value-type="string" calcext:value-type="string">
            <text:p>ne pas avoir de points négatifs est important, cela signifie que le code est d'une certaine qualité. [d4]</text:p>
          </table:table-cell>
          <table:table-cell table:style-name="ce1" office:value-type="string" calcext:value-type="string">
            <text:p>Les commentaires négatifs sont ceux des développeurs les plus aguerris et les plus sensibles à la non création de dette. Ils pensent que Thémis ne leur apporte rien. [m3]</text:p>
          </table:table-cell>
          <table:table-cell table:style-name="ce1" office:value-type="string" calcext:value-type="string">
            <text:p>Sans le jeu Themis serait moins fun. Le jeu nous fait y aller plus souvent, donne un côté plus convivial, c'est marrant de se challlenger sans que ce soit malsai (d15)</text:p>
          </table:table-cell>
          <table:table-cell table:number-columns-repeated="1020"/>
        </table:table-row>
        <table:table-row table:style-name="ro1">
          <table:table-cell table:style-name="ce4" office:value-type="string" calcext:value-type="string">
            <text:p>[en ayant peu de points negatifs] au moins on ne crée pas de défauts.. [d6]</text:p>
          </table:table-cell>
          <table:table-cell table:style-name="ce1" office:value-type="string" calcext:value-type="string">
            <text:p>[Le score] me permet de me positionner par rapport à mes collègues. Pas dans l'optique de montrer que je suis meilleur qu'eux, mais pour voir si je suis aussi bon qu'eux. <text:s/>[d1]</text:p>
          </table:table-cell>
          <table:table-cell table:style-name="ce1" office:value-type="string" calcext:value-type="string">
            <text:p>je dirais que ça dépend du manager. cependant, je suis plutot serein car [mon manager] n'est pas du genre à sanctionner les erreurs mais tend à nous tirer vers le haut. [d3]</text:p>
          </table:table-cell>
          <table:table-cell table:style-name="ce1" office:value-type="string" calcext:value-type="string">
            <text:p>Le nombre de médaille est parfois biaisé, par exemple pour les personnes qui font très peu de développement (d15)</text:p>
          </table:table-cell>
          <table:table-cell table:number-columns-repeated="1020"/>
        </table:table-row>
        <table:table-row table:style-name="ro1">
          <table:table-cell table:style-name="ce4" office:value-type="string" calcext:value-type="string">
            <text:p>On doit coder proprement dès le premier essai. Avoir des points négatifs signifie qu'on a mis en conf des sources pas propres,[...] bref qu'on a pas correctement travaillé. [d7]</text:p>
          </table:table-cell>
          <table:table-cell table:style-name="ce4" office:value-type="string" calcext:value-type="string">
            <text:p>Néanmoins, à l'heure actuel, le nombre de défauts est tellement important qu'il faut aussi valoriser mes activités de corrections. [d1]</text:p>
            <text:p/>
          </table:table-cell>
          <table:table-cell table:style-name="ce3" office:value-type="string" calcext:value-type="string">
            <text:p>les actions des autres ne m'intéressent pas. Seules mes erreurs m'intéressent. Et de toute façon, on voit le rapport Sonar donc on voit ce qui est ajouté par les autres et on voit lorsqu'elles sont corrigées. [d7]</text:p>
          </table:table-cell>
          <table:table-cell table:style-name="ce1" office:value-type="string" calcext:value-type="string">
            <text:p>J'ai du mettre en place dans Jenkins une verification que la MAJ themis se soit bien passee [m12]</text:p>
          </table:table-cell>
          <table:table-cell table:number-columns-repeated="1020"/>
        </table:table-row>
        <table:table-row table:style-name="ro1">
          <table:table-cell table:style-name="ce4" office:value-type="string" calcext:value-type="string">
            <text:p>Produire un code clean est la première étape afin de pouvoir faire baisser la dette. [d8]</text:p>
          </table:table-cell>
          <table:table-cell table:style-name="ce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style-name="ce1" office:value-type="string" calcext:value-type="string">
            <text:p>Je n'ai aucun problème [vis a vis du fait que themis me note] à condition que le système de détection soit infaillible et ne m'affecte pas à tort une création/suppression de dette. [d1]</text:p>
          </table:table-cell>
          <table:table-cell table:style-name="ce1" office:value-type="string" calcext:value-type="string">
            <text:p>J'aime bien les médailles le côté compétition (d16)</text:p>
          </table:table-cell>
          <table:table-cell table:number-columns-repeated="1020"/>
        </table:table-row>
        <table:table-row table:style-name="ro1">
          <table:table-cell table:style-name="ce3" office:value-type="string" calcext:value-type="string">
            <text:p>Je suis plus attentif à la dette. Pour remonter dans les classements je pense tout de suite à baisser la dette [d5]</text:p>
          </table:table-cell>
          <table:table-cell table:style-name="ce1" office:value-type="string" calcext:value-type="string">
            <text:p>Ce qui est un peu frustrant c'est que la nocivite elle ne peut que augmenter, mais pas diminuer. Elle ne baissera pas meme si on corrige l'erreur [d11]</text:p>
          </table:table-cell>
          <table:table-cell table:style-name="ce1" office:value-type="string" calcext:value-type="string">
            <text:p>Au tout debut quand on nous a presente themis on s'est dit "On va etre fliques", mais au final c'est bien vu. On a ete rassures a l'usage [d11]</text:p>
          </table:table-cell>
          <table:table-cell table:style-name="ce1" office:value-type="string" calcext:value-type="string">
            <text:p>Le jeu pousse vers le haut et le climat de la compétition est amical (d16)</text:p>
          </table:table-cell>
          <table:table-cell table:number-columns-repeated="1020"/>
        </table:table-row>
        <table:table-row table:style-name="ro1">
          <table:table-cell table:style-name="ce1" office:value-type="string" calcext:value-type="string">
            <text:p>Je ne suis pas un utilisateur approfondi [x1]</text:p>
          </table:table-cell>
          <table:table-cell table:style-name="ce6" office:value-type="string" calcext:value-type="string">
            <text:p>Je fais parti des référents technique. [x1]</text:p>
          </table:table-cell>
          <table:table-cell table:style-name="ce1" office:value-type="string" calcext:value-type="string">
            <text:p>Tous les matins faire le tour des projets et des métrics sur les projets. Et faire remonter les commits qui n'ont pas la fusée verte.[x1]</text:p>
          </table:table-cell>
          <table:table-cell table:style-name="ce1" office:value-type="string" calcext:value-type="string">
            <text:p>Les badges ne sont pas un objectif en soi, mais c'est amusant, surtout d'obtenir ceux qu'on a jamais eu (d16)</text:p>
          </table:table-cell>
          <table:table-cell table:number-columns-repeated="1020"/>
        </table:table-row>
        <table:table-row table:style-name="ro1">
          <table:table-cell table:style-name="ce6" office:value-type="string" calcext:value-type="string">
            <text:p>J'ai un compte aussi. Je code aussi. Mais je n'ai qu'un profil manager. Et on ne peut pas être auteur. [x1]</text:p>
          </table:table-cell>
          <table:table-cell table:style-name="ce6" office:value-type="string" calcext:value-type="string">
            <text:p>Laurent, qui est comme moi, s'est créé deux profils. Mais comme on est limité en nombre de profil, je ne peux pas faire pareil.</text:p>
            <text:p>[x1]</text:p>
          </table:table-cell>
          <table:table-cell table:style-name="ce6" office:value-type="string" calcext:value-type="string">
            <text:p>Je n'ai pas utilisé Themis en tant que développeur et ça c'est une frustration [x1]</text:p>
          </table:table-cell>
          <table:table-cell table:style-name="ce1" office:value-type="string" calcext:value-type="string">
            <text:p>Themis améliore la compréhension des règles (d16)</text:p>
          </table:table-cell>
          <table:table-cell table:number-columns-repeated="1020"/>
        </table:table-row>
        <table:table-row table:style-name="ro1">
          <table:table-cell table:style-name="ce1" office:value-type="string" calcext:value-type="string">
            <text:p>J'ai peu d'expérience en tant que manager. De loin je n'ai pas observé de perturbation sur le travail.[x1]</text:p>
          </table:table-cell>
          <table:table-cell table:style-name="ce1" office:value-type="string" calcext:value-type="string">
            <text:p>Les développeurs aiment le côté ludique, avoir des médailles.[x1]</text:p>
          </table:table-cell>
          <table:table-cell table:style-name="ce1" office:value-type="string" calcext:value-type="string">
            <text:p>Les développeurs l'utilisent aussi en terme de prise de conscience des bonnes pratiques de développement.[x1]</text:p>
          </table:table-cell>
          <table:table-cell table:style-name="ce1" office:value-type="string" calcext:value-type="string">
            <text:p>Des fois on est pas convaincu par certaines règles, par exemple trop de conditions dans les if (d16)</text:p>
          </table:table-cell>
          <table:table-cell table:number-columns-repeated="1020"/>
        </table:table-row>
        <table:table-row table:style-name="ro1">
          <table:table-cell table:style-name="ce1" office:value-type="string" calcext:value-type="string">
            <text:p>Le côté ludique et le coté prise de conscience sont positifs.[x1]</text:p>
          </table:table-cell>
          <table:table-cell table:style-name="ce1" office:value-type="string" calcext:value-type="string">
            <text:p>Je suis certains que les utilisateurs de Themis ne sont jamais allé voir le rapport de Sonar.[x1]</text:p>
          </table:table-cell>
          <table:table-cell table:style-name="ce1" office:value-type="string" calcext:value-type="string">
            <text:p>SonarLint est utilisé localement mais la vue d'ensemble n'est pas apporté par Sonar. [x1]</text:p>
          </table:table-cell>
          <table:table-cell table:style-name="ce1" office:value-type="string" calcext:value-type="string">
            <text:p>J'était inquiet au début car je suis débutant maintenant je ne suis plus inquiet car l'utilisation n'est pas néfaste (d16)</text:p>
          </table:table-cell>
          <table:table-cell table:number-columns-repeated="1020"/>
        </table:table-row>
        <table:table-row table:style-name="ro1">
          <table:table-cell table:style-name="ce1" office:value-type="string" calcext:value-type="string">
            <text:p>Themis apporte cette vue d'ensemble sur la DT.[x1]</text:p>
          </table:table-cell>
          <table:table-cell table:style-name="ce1" office:value-type="string" calcext:value-type="string">
            <text:p>On n'utilise pas dans sonar l'identification (qui fait quoi)[x1]</text:p>
          </table:table-cell>
          <table:table-cell table:style-name="ce1" office:value-type="string" calcext:value-type="string">
            <text:p>Themis apporte le lien entre le commit et l'impact (du jours au lendement). Ca on l'avait pas avec Sonar. Cela apporte une prise de conscience.[x1]</text:p>
          </table:table-cell>
          <table:table-cell table:style-name="ce1" office:value-type="string" calcext:value-type="string">
            <text:p>J'aimerai avoir le pourcentage exact d'actions saines, pas seulement le badge (d16)</text:p>
          </table:table-cell>
          <table:table-cell table:number-columns-repeated="1020"/>
        </table:table-row>
        <table:table-row table:style-name="ro1">
          <table:table-cell table:style-name="ce1" office:value-type="string" calcext:value-type="string">
            <text:p>La parge du suivi des métrics ... j'ai du la voir ... Mais je ne l'ai pas utilisé.[x1]</text:p>
          </table:table-cell>
          <table:table-cell table:style-name="ce1" office:value-type="string" calcext:value-type="string">
            <text:p>Pour l'impact sur la DT c'est difficile de faire la part des choses entre Themis et SonarLint. Ok pour la prise de conscience pour Themis.[x1]</text:p>
          </table:table-cell>
          <table:table-cell table:style-name="ce1" office:value-type="string" calcext:value-type="string">
            <text:p>Themis a pê eu un impact sur la couverture des tests. Themis a renforcé ce point sachant qu'on partait d'un existant quasiment nul.[x1]</text:p>
          </table:table-cell>
          <table:table-cell table:style-name="ce6" office:value-type="string" calcext:value-type="string">
            <text:p>Si Sonar remonte une action nocive [les developpeurs] allaient faire la reparation [m12] </text:p>
          </table:table-cell>
          <table:table-cell table:number-columns-repeated="1020"/>
        </table:table-row>
        <table:table-row table:style-name="ro1">
          <table:table-cell table:style-name="ce1" office:value-type="string" calcext:value-type="string">
            <text:p>Pour la connaissance des règles, je ne sais pas si cela vient de SonarLint ou de Themis.[x1]</text:p>
          </table:table-cell>
          <table:table-cell table:style-name="ce6" office:value-type="string" calcext:value-type="string">
            <text:p>En tant que manager je ne peux pas jouer.[x1]</text:p>
          </table:table-cell>
          <table:table-cell table:style-name="ce1" office:value-type="string" calcext:value-type="string">
            <text:p>Certains se prennent au jeu. D'autre ne cherche pas à jouer.[x1]</text:p>
          </table:table-cell>
          <table:table-cell table:style-name="ce1" office:value-type="string" calcext:value-type="string">
            <text:p>on laisse passer les defauts mineurs [m12]</text:p>
          </table:table-cell>
          <table:table-cell table:number-columns-repeated="1020"/>
        </table:table-row>
        <table:table-row table:style-name="ro1">
          <table:table-cell table:style-name="ce1" office:value-type="string" calcext:value-type="string">
            <text:p>Je n'ai pas vu de déviance de comportement pour gagner des badges ou des points.[x1]</text:p>
          </table:table-cell>
          <table:table-cell table:style-name="ce1" office:value-type="string" calcext:value-type="string">
            <text:p>Je n'ai pas constaté de réserve sur le côté flicage.[x1]</text:p>
          </table:table-cell>
          <table:table-cell table:style-name="ce1" office:value-type="string" calcext:value-type="string">
            <text:p>Les développeurs sont jeunes et habitué au contrôle.[x1]</text:p>
          </table:table-cell>
          <table:table-cell table:style-name="ce1" office:value-type="string" calcext:value-type="string">
            <text:p>pour moi le travail etait de faire que les jobs jenkins fonctionnent correctement [m12]</text:p>
          </table:table-cell>
          <table:table-cell table:number-columns-repeated="1020"/>
        </table:table-row>
        <table:table-row table:style-name="ro1">
          <table:table-cell table:style-name="ce1" office:value-type="string" calcext:value-type="string">
            <text:p>Dans d'autres équipes cela aurait été certainement beaucoup plus compliqué. Des developpeurs avec plus de bouteilles auraient certainement refusé.[x1]</text:p>
          </table:table-cell>
          <table:table-cell table:style-name="ce1" office:value-type="string" calcext:value-type="string">
            <text:p>Il y a eu une difficulté de mise en place et de configuration.[x1]</text:p>
          </table:table-cell>
          <table:table-cell table:style-name="ce1" office:value-type="string" calcext:value-type="string">
            <text:p>Il y a un problème avec les branches car il faut penser à faire le build dans la bonne branche pour que les données remontent.[x1]</text:p>
          </table:table-cell>
          <table:table-cell table:style-name="ce1"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number-columns-repeated="1020"/>
        </table:table-row>
        <table:table-row table:style-name="ro1">
          <table:table-cell table:style-name="ce1" office:value-type="string" calcext:value-type="string">
            <text:p>J'aime vraiment beaucoup la mise en valeur du commit qui permet une prise de conscience chez les développeurs.[x1]</text:p>
          </table:table-cell>
          <table:table-cell table:style-name="ce1" office:value-type="string" calcext:value-type="string">
            <text:p>Cela individualise le travail, ce qui peut être un défaut. Mais c'est pour le bien commun. Des actions particulières pour l'intérêt général.[x1]</text:p>
          </table:table-cell>
          <table:table-cell table:style-name="ce1" office:value-type="string" calcext:value-type="string">
            <text:p>Les branches et le MCO (Maintient en condition opérationnel). Là c'est vraiment problématique car à chaque fois qu'ils corrigent des bug ils font une branche mais c'est toujours la même personne qui fait l'intégration. [x1]</text:p>
          </table:table-cell>
          <table:table-cell table:style-name="ce1" office:value-type="string" calcext:value-type="string">
            <text:p>Themis est utile car on peut voir directement les commits de la veille, qui sont plus difficiles a trouver dans Sonar [m12]</text:p>
          </table:table-cell>
          <table:table-cell table:number-columns-repeated="1020"/>
        </table:table-row>
        <table:table-row table:style-name="ro1">
          <table:table-cell table:style-name="ce1" office:value-type="string" calcext:value-type="string">
            <text:p>Le feature branching n'est pas adapté à Themis.[x1]</text:p>
          </table:table-cell>
          <table:table-cell table:style-name="ce1" office:value-type="string" calcext:value-type="string">
            <text:p>Les sains ca me va. correctif c'est boy-scout c'est tant mieux. Si c'est nocif je vais discuter avec la personne.[x1]</text:p>
          </table:table-cell>
          <table:table-cell table:style-name="ce1" office:value-type="string" calcext:value-type="string">
            <text:p>Le minimum c'est sain.[x1]</text:p>
          </table:table-cell>
          <table:table-cell table:style-name="ce1" office:value-type="string" calcext:value-type="string">
            <text:p>Ca leur apprend a faire attention a comment ils ecrivent leur code. Le linter est moins incitatif. Si on a pas envie de le faire, on ne fait pas [m12]</text:p>
          </table:table-cell>
          <table:table-cell table:number-columns-repeated="1020"/>
        </table:table-row>
        <table:table-row table:style-name="ro1">
          <table:table-cell table:style-name="ce1" office:value-type="string" calcext:value-type="string">
            <text:p>On voit l'effet de plusieurs commits d'affilé. La granularité du commit et l'affichage dans le temps me convient.[x1]</text:p>
          </table:table-cell>
          <table:table-cell table:style-name="ce1" office:value-type="string" calcext:value-type="string">
            <text:p>Par contre, il n'y a pas d'effet immédiat. Il faut attendre le build Sonar (1 à 2 fois par jours)[x1]</text:p>
          </table:table-cell>
          <table:table-cell table:style-name="ce1" office:value-type="string" calcext:value-type="string">
            <text:p>SonarLint remonte parfois une marée de violation. Du coup on ne les voit plus. [x1]</text:p>
          </table:table-cell>
          <table:table-cell table:style-name="ce1" office:value-type="string" calcext:value-type="string">
            <text:p>Je corrige toutes les nocivites en dette technique. pas forcement en TU car ce n'est pas tout le temps possible [d11]</text:p>
          </table:table-cell>
          <table:table-cell table:number-columns-repeated="1020"/>
        </table:table-row>
        <table:table-row table:style-name="ro1">
          <table:table-cell table:style-name="ce6" office:value-type="string" calcext:value-type="string">
            <text:p>on et là depuis le début. on a branché 4 projets.[d12]</text:p>
          </table:table-cell>
          <table:table-cell table:style-name="ce1" office:value-type="string" calcext:value-type="string">
            <text:p>Chaque soir Sonar tourne et on regarde themis le lendemain matin.</text:p>
          </table:table-cell>
          <table:table-cell table:style-name="ce1" office:value-type="string" calcext:value-type="string">
            <text:p>Chaque fin de semaine on a un point sur l'analyse Sonar, et on regarde aussi themis à ce moment.</text:p>
          </table:table-cell>
          <table:table-cell table:style-name="ce1" office:value-type="string" calcext:value-type="string">
            <text:p>Je n'utilise pas forcement les plans d'actions. Parfois ils ne sont pas adaptes au projet (par exemple TU sur des classes ou les TU ne sont pas necessaires) [d11]</text:p>
          </table:table-cell>
          <table:table-cell table:number-columns-repeated="1020"/>
        </table:table-row>
        <table:table-row table:style-name="ro1">
          <table:table-cell table:style-name="ce1" office:value-type="string" calcext:value-type="string">
            <text:p>On va directement aux médailles. On regarde si oui où non on est premier ou deuxième [d12]</text:p>
          </table:table-cell>
          <table:table-cell table:style-name="ce1" office:value-type="string" calcext:value-type="string">
            <text:p>On participe tous au jeu. On a même pas réfléchi s'il falait ou pas. C'était une évidence. On s'est tous inscrit. [d12]</text:p>
          </table:table-cell>
          <table:table-cell table:style-name="ce1" office:value-type="string" calcext:value-type="string">
            <text:p>Il y a une compétition. Si quelqu'un passe devant on est content pour lui mais le lendemain on va chercher des actions à faire pour gagner des points et repasser devant.[d12]</text:p>
          </table:table-cell>
          <table:table-cell table:style-name="ce1" office:value-type="string" calcext:value-type="string">
            <text:p>Themis est plus parlant, plus ludique que Sonar [d11]</text:p>
          </table:table-cell>
          <table:table-cell table:number-columns-repeated="1020"/>
        </table:table-row>
        <table:table-row table:style-name="ro1">
          <table:table-cell table:style-name="ce1" office:value-type="string" calcext:value-type="string">
            <text:p>On utilise SonarLint pour corriger les erreurs et ainsi gagner des points. On fait cela principalement dans les classes où on travail.[d12]</text:p>
          </table:table-cell>
          <table:table-cell table:style-name="ce1" office:value-type="string" calcext:value-type="string">
            <text:p>On essaye de gagner des badges. C'est complètement ludique. Les médailles d'or sont compliqué à obtenir mais on y travaille.[d12]</text:p>
          </table:table-cell>
          <table:table-cell table:style-name="ce6" office:value-type="string" calcext:value-type="string">
            <text:p>On ne sait pas trop comment c'est comptabilité mais on a bien compris les médailles.[d12]</text:p>
          </table:table-cell>
          <table:table-cell table:style-name="ce6" office:value-type="string" calcext:value-type="string">
            <text:p>Je ne comprends pas trop comment les badges sont calcules derriere donc c'est un peu complique de savoir comment avoir une medaille "meticuleux" [d11]</text:p>
          </table:table-cell>
          <table:table-cell table:number-columns-repeated="1020"/>
        </table:table-row>
        <table:table-row table:style-name="ro1">
          <table:table-cell table:style-name="ce6" office:value-type="string" calcext:value-type="string">
            <text:p>On regarde peu le fil d'actualité. On regarde plutôt le tableau de bord.[d12]</text:p>
          </table:table-cell>
          <table:table-cell table:style-name="ce1" office:value-type="string" calcext:value-type="string">
            <text:p>On regarde pas mal la page des métrics pour avoir la tendance soit sur le sprint en cours soit sur le général. Actuellement c'est plutôt bon. [d12]</text:p>
          </table:table-cell>
          <table:table-cell table:style-name="ce1" office:value-type="string" calcext:value-type="string">
            <text:p>On copie colle les plans d'actions des sprints précédents. Même si on essaye de les travailler. [d12]</text:p>
          </table:table-cell>
          <table:table-cell table:style-name="ce1" office:value-type="string" calcext:value-type="string">
            <text:p>J'utilise beaucoup le fil d'actualites, pour voir et corriger mes erreur, et me permettre de progresser [d11]</text:p>
          </table:table-cell>
          <table:table-cell table:number-columns-repeated="1020"/>
        </table:table-row>
        <table:table-row table:style-name="ro1">
          <table:table-cell table:style-name="ce1" office:value-type="string" calcext:value-type="string">
            <text:p>On suit les plans d'action qui ont été établi au début puis qui on été corsé. [d12]</text:p>
          </table:table-cell>
          <table:table-cell table:style-name="ce1" office:value-type="string" calcext:value-type="string">
            <text:p>Pour l'impact dans le code Themis et Sonar sont similaire. Sauf qu'on fait plus attention à nos commit (ne pas avoir de nocif) grâce à Themis.[d12]</text:p>
          </table:table-cell>
          <table:table-cell table:style-name="ce1" office:value-type="string" calcext:value-type="string">
            <text:p>On n'était pas TDD. Maintenant avec Themis on est TDD.[d12]</text:p>
          </table:table-cell>
          <table:table-cell table:style-name="ce1" office:value-type="string" calcext:value-type="string">
            <text:p>Je n'ai pas le reflexe de regarder si j'ai eu des badges, ce sont surtout mes collègues qui me le font remarquer (d15)</text:p>
          </table:table-cell>
          <table:table-cell table:number-columns-repeated="1020"/>
        </table:table-row>
        <table:table-row table:style-name="ro1">
          <table:table-cell table:style-name="ce1" office:value-type="string" calcext:value-type="string">
            <text:p>On avait pas mal de remontées avec Sonar et Themis propose les mêmes. On avait donc une bonne connaissance.[d12]</text:p>
          </table:table-cell>
          <table:table-cell table:style-name="ce1" office:value-type="string" calcext:value-type="string">
            <text:p>Sonar c'est pas forcément beau. Themis a franchement apporté du positif. C'est beau et c'est plus simple. On voit mieux les infos.[d12]</text:p>
          </table:table-cell>
          <table:table-cell table:style-name="ce1" office:value-type="string" calcext:value-type="string">
            <text:p>Themis sans gamification serait utile en particulier pour la DT. Les indicateurs sont importants.[d12]</text:p>
          </table:table-cell>
          <table:table-cell table:style-name="ce1" office:value-type="string" calcext:value-type="string">
            <text:p>Sonar et Themis sont arrivés en même temps, globalement on à l'impression que cela améliore la qualité du code (d15)</text:p>
          </table:table-cell>
          <table:table-cell table:number-columns-repeated="1020"/>
        </table:table-row>
        <table:table-row table:style-name="ro1">
          <table:table-cell table:style-name="ce1" office:value-type="string" calcext:value-type="string">
            <text:p>La gamification nous pousse à regarder pourquoi on a fait un action nocive et à la corriger.[d12]</text:p>
          </table:table-cell>
          <table:table-cell table:style-name="ce1" office:value-type="string" calcext:value-type="string">
            <text:p>Au début on était inquiet d'être enregistré. On s'est donc mis d'accord avec la direction pour que ca reste pour les développeurs.[d12]</text:p>
          </table:table-cell>
          <table:table-cell table:style-name="ce1" office:value-type="string" calcext:value-type="string">
            <text:p>Le pilote de Themis ne peut pas voir les noms des personnes qui ont fait telle ou telle action. C'est rassurant.[d12]</text:p>
          </table:table-cell>
          <table:table-cell table:style-name="ce1" office:value-type="string" calcext:value-type="string">
            <text:p>La classement c'est sympa, mais je ne fais pas tout pour avoir des médailes (d15)</text:p>
          </table:table-cell>
          <table:table-cell table:number-columns-repeated="1020"/>
        </table:table-row>
        <table:table-row table:style-name="ro1">
          <table:table-cell table:style-name="ce1" office:value-type="string" calcext:value-type="string">
            <text:p>La mise en place de themis était compliqué. Tout brancher, themis, sonar, jenkins. Maintenant on s'en rend plus compte[d12]</text:p>
          </table:table-cell>
          <table:table-cell table:style-name="ce1" office:value-type="string" calcext:value-type="string">
            <text:p>Il ne m'est jamais arrivé de changer ma planification parce que Themis me proposait d'aller corriger de la dette. [d12]</text:p>
          </table:table-cell>
          <table:table-cell table:style-name="ce1" office:value-type="string" calcext:value-type="string">
            <text:p>Le merge est mal géré par Themis car c'est l'intégrateur qui recoit les actions [d12]</text:p>
          </table:table-cell>
          <table:table-cell table:style-name="ce1" office:value-type="string" calcext:value-type="string">
            <text:p>Je n'ai pas eu d'appréhension à utiliser Themis car la direction a été claire sur le fait que cela ne serait pas utilisé à charge (d15)</text:p>
          </table:table-cell>
          <table:table-cell table:number-columns-repeated="1020"/>
        </table:table-row>
        <table:table-row table:style-name="ro1">
          <table:table-cell table:style-name="ce1" office:value-type="string" calcext:value-type="string">
            <text:p>Le problème du merge m'a fait perdre des points. Ca m'empêche d'être premier [d12]</text:p>
          </table:table-cell>
          <table:table-cell table:style-name="ce1" office:value-type="string" calcext:value-type="string">
            <text:p>Themis est facile d'utilisation. tout le monde peut y acceder. On comprend ce qu'on a fait. Les explications (récupérée de Sonar) sont bien faites.</text:p>
          </table:table-cell>
          <table:table-cell table:style-name="ce1" office:value-type="string" calcext:value-type="string">
            <text:p>Sur le code legacy on se rend compte qu'on ne dégrade plus la dette.[d12]</text:p>
          </table:table-cell>
          <table:table-cell table:style-name="ce1" office:value-type="string" calcext:value-type="string">
            <text:p>Le classement n'est pas forcément représentatif du meilleur développeur (d15)</text:p>
          </table:table-cell>
          <table:table-cell table:number-columns-repeated="1020"/>
        </table:table-row>
        <table:table-row table:style-name="ro1">
          <table:table-cell table:style-name="ce1" office:value-type="string" calcext:value-type="string">
            <text:p>Sur les nouveaux projets on n'a pas de dette. Sur un projet démarré récemment, on avait 15j de dette après 15j de dev. Après avoir mis Themis, on a réussi à déscendre à 1j de dette. Et on n'a pas bougé depuis.[d12]</text:p>
          </table:table-cell>
          <table:table-cell table:style-name="ce1" office:value-type="string" calcext:value-type="string">
            <text:p>Nos objectifs sur les projets legacy est de ne pas dégrader[d12]</text:p>
          </table:table-cell>
          <table:table-cell table:style-name="ce1" office:value-type="string" calcext:value-type="string">
            <text:p>Nos objectifs sur les projets démarrant est de ne pas avoir de dette[d12]</text:p>
          </table:table-cell>
          <table:table-cell table:style-name="ce1" office:value-type="string" calcext:value-type="string">
            <text:p>Sur l'equipe MCO, il y a beaucoup de merge. Sur cette equipe la l'analyse de themis n'est pas forcement pertinente [m12]</text:p>
          </table:table-cell>
          <table:table-cell table:number-columns-repeated="1020"/>
        </table:table-row>
        <table:table-row table:style-name="ro1">
          <table:table-cell table:style-name="ce6" office:value-type="string" calcext:value-type="string">
            <text:p>J'ai fait parti de l'équipe pilote, j'ai réçu une formation sur Themis, l'outil est simple à utiliser (d13)</text:p>
          </table:table-cell>
          <table:table-cell table:style-name="ce1" office:value-type="string" calcext:value-type="string">
            <text:p>J'utilise Themis quand j'ai un moment de libre, pas en temps réel, en moyenne une fois par semaine. Mais j'aimerai l'utiliser plus (d13)</text:p>
          </table:table-cell>
          <table:table-cell table:style-name="ce1" office:value-type="string" calcext:value-type="string">
            <text:p>Themis n'est pas gênant dans le procédé de développement, au contraire il permet de s'améliorer, c'est évident, par exemple grâce aux modèles de corrections (d13)</text:p>
          </table:table-cell>
          <table:table-cell table:style-name="ce1" office:value-type="string" calcext:value-type="string">
            <text:p>Grâce à la motivation apportée par le jeu je suis passé du niveau bronze au niveau or en apprenant les règles avec Themis (d16)</text:p>
          </table:table-cell>
          <table:table-cell table:number-columns-repeated="1020"/>
        </table:table-row>
        <table:table-row table:style-name="ro1">
          <table:table-cell table:style-name="ce1" office:value-type="string" calcext:value-type="string">
            <text:p>Thémis améliore la qualité, c'est sûr, je n'étais pas forcément sensibilisé à toutes les pratiques, et Themis améliore ce point (d13)</text:p>
          </table:table-cell>
          <table:table-cell table:style-name="ce1"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style-name="ce1" office:value-type="string" calcext:value-type="string">
            <text:p>Oui j'ai appris des choses avec Themis (d13)</text:p>
          </table:table-cell>
          <table:table-cell table:style-name="ce1" office:value-type="string" calcext:value-type="string">
            <text:p>Des fois on subit des actions nocives de part les technologies qu'on utilise (d16)</text:p>
          </table:table-cell>
          <table:table-cell table:number-columns-repeated="1020"/>
        </table:table-row>
        <table:table-row table:style-name="ro1">
          <table:table-cell table:style-name="ce1" office:value-type="string" calcext:value-type="string">
            <text:p>L'utilisation de Themis et de Sonar amène à des redondances entre les deux outils, cependant dans Themis les choses sont mieux présentées et l'aspect est plus "fun" (d13)</text:p>
          </table:table-cell>
          <table:table-cell table:style-name="ce6" office:value-type="string" calcext:value-type="string">
            <text:p>Oui je participe au jeu, j'ai été inscrit dans deux salons (d13)</text:p>
          </table:table-cell>
          <table:table-cell table:style-name="ce1" office:value-type="string" calcext:value-type="string">
            <text:p>Oui j'ai déjà fait des actions pour pouvoir obtenir des badges. J'ai aussi obtenu des badges sans être aller volontairement les chercher (d13)</text:p>
          </table:table-cell>
          <table:table-cell table:style-name="ce1" office:value-type="string" calcext:value-type="string">
            <text:p>Themis m'a permit de découvrir des règles et de modifier la façon dont je code (d16)</text:p>
          </table:table-cell>
          <table:table-cell table:number-columns-repeated="1020"/>
        </table:table-row>
        <table:table-row table:style-name="ro1">
          <table:table-cell table:style-name="ce1" office:value-type="string" calcext:value-type="string">
            <text:p>En suivant les indications de Themis les badges finissent toujours par arriver (d13)</text:p>
          </table:table-cell>
          <table:table-cell table:style-name="ce1" office:value-type="string" calcext:value-type="string">
            <text:p>La compétition dans Themis reste cordiale et ce n'est pas un problème. Le classement sert à se situer et dépend aussi beaucoup de la quantité de développement (d13)</text:p>
          </table:table-cell>
          <table:table-cell table:style-name="ce1" office:value-type="string" calcext:value-type="string">
            <text:p>Des fois les actions nocives proviennent de contraintes imposées par les technologies demandés par le client (d13)</text:p>
          </table:table-cell>
          <table:table-cell table:style-name="ce6" office:value-type="string" calcext:value-type="string">
            <text:p>C'est dommage qu'on ne puisse pas aussi donner un retour sur le nom choisi pour les variables ou les fonctions (d16)</text:p>
          </table:table-cell>
          <table:table-cell table:number-columns-repeated="1020"/>
        </table:table-row>
        <table:table-row table:style-name="ro1">
          <table:table-cell table:style-name="ce1" office:value-type="string" calcext:value-type="string">
            <text:p>Je n'utilise pas le suivi des métriques de qualité, uniquement le fil d'action (d13)</text:p>
          </table:table-cell>
          <table:table-cell table:style-name="ce1" office:value-type="string" calcext:value-type="string">
            <text:p>La société a été claire que Themis ne serait pas utilisé à charge donc je n'ai pas eu peur d'utilser Themis (d13)</text:p>
          </table:table-cell>
          <table:table-cell table:style-name="ce1" office:value-type="string" calcext:value-type="string">
            <text:p>J'ai surtout utilisé Themis pour m'améliorer, d'ailleurs tout le monde pense que ca a été bénéfique (d13)</text:p>
          </table:table-cell>
          <table:table-cell table:style-name="ce1" office:value-type="string" calcext:value-type="string">
            <text:p>Je n'utilise pas la page de suvi, j'utilise surtout le fil d'actualité (d16)</text:p>
          </table:table-cell>
          <table:table-cell table:number-columns-repeated="1020"/>
        </table:table-row>
        <table:table-row table:style-name="ro1">
          <table:table-cell table:style-name="ce1" office:value-type="string" calcext:value-type="string">
            <text:p>L'interface est conviviale mais manque un peu d'ergonomie, par exemple les suivi de métriques sont durs à lire (d13)</text:p>
          </table:table-cell>
          <table:table-cell table:style-name="ce1" office:value-type="string" calcext:value-type="string">
            <text:p>Themis apporte la notation des actions de développement par rapport à Sonar, pas seulement une liste de défauts (d13)</text:p>
          </table:table-cell>
          <table:table-cell table:style-name="ce6" office:value-type="string" calcext:value-type="string">
            <text:p>Globalement j'ai un avis positif, je n'avais pas fait de Java depuis longtemps et je n'aurais jamais imaginé que les développeurs aurait un jour ce genre d'outils (d13)</text:p>
          </table:table-cell>
          <table:table-cell table:style-name="ce1" office:value-type="string" calcext:value-type="string">
            <text:p>Il n'y a pas assez d'avatars (d16)</text:p>
          </table:table-cell>
          <table:table-cell table:number-columns-repeated="1020"/>
        </table:table-row>
        <table:table-row table:style-name="ro1">
          <table:table-cell table:style-name="ce1" office:value-type="string" calcext:value-type="string">
            <text:p>SonarLINT n'aborde pas du tout l'aspect couverture de test par rapport à Themis (d13)</text:p>
          </table:table-cell>
          <table:table-cell table:style-name="ce1" office:value-type="string" calcext:value-type="string">
            <text:p>Le jeu ne m'apporte pas de motivation particulière par contre il me permet de me situer (d13)</text:p>
          </table:table-cell>
          <table:table-cell table:style-name="ce1" office:value-type="string" calcext:value-type="string">
            <text:p>Je vais voir quelles sont les anomalies les plus declenchees, et je vais faire une communication pour indiquer a toute l'equipe comment ca devrait etre fait [m12]</text:p>
          </table:table-cell>
          <table:table-cell table:style-name="ce1" office:value-type="string" calcext:value-type="string">
            <text:p>Je suis passe du niveau 9 a 23 en etant en conges [m12]</text:p>
          </table:table-cell>
          <table:table-cell table:number-columns-repeated="1020"/>
        </table:table-row>
        <table:table-row table:style-name="ro1">
          <table:table-cell table:style-name="ce1" office:value-type="string" calcext:value-type="string">
            <text:p>J'utilise Themis dès que j'ai un moment, par exemple après un commit (d14)</text:p>
          </table:table-cell>
          <table:table-cell table:style-name="ce1" office:value-type="string" calcext:value-type="string">
            <text:p>Nous faisons une compétition au sein d'un groupe de trois personnes, j'adore la compétition (d14)</text:p>
          </table:table-cell>
          <table:table-cell table:style-name="ce1" office:value-type="string" calcext:value-type="string">
            <text:p>Au début j'ai eu de l'appréhension car je ne savais pas comment le management aller utiliser Themis, maintenant je suis rassuré (d14)</text:p>
          </table:table-cell>
          <table:table-cell table:style-name="ce1" office:value-type="string" calcext:value-type="string">
            <text:p>Moi ca m'arrive de regarder et de les guider sur une reparation [m12]</text:p>
          </table:table-cell>
          <table:table-cell table:number-columns-repeated="1020"/>
        </table:table-row>
        <table:table-row table:style-name="ro1">
          <table:table-cell table:style-name="ce1" office:value-type="string" calcext:value-type="string">
            <text:p>Sans l'aspect jeu je pense que Themis aurait permis de m'améliorer mais cela aurait été moins fun (d14)</text:p>
          </table:table-cell>
          <table:table-cell table:style-name="ce1" office:value-type="string" calcext:value-type="string">
            <text:p>Je ne vois pas d'inconvénient à utiliser Themis, c'est plutôt positif (d14)</text:p>
          </table:table-cell>
          <table:table-cell table:style-name="ce1" office:value-type="string" calcext:value-type="string">
            <text:p>J'ai reçu une formation sur Themis, puis je me suis inscrit à un salon (d14)</text:p>
          </table:table-cell>
          <table:table-cell table:style-name="ce1" office:value-type="string" calcext:value-type="string">
            <text:p>on ne veut pas trop degrader la qualite du logiciel [m12]</text:p>
          </table:table-cell>
          <table:table-cell table:number-columns-repeated="1020"/>
        </table:table-row>
        <table:table-row table:style-name="ro1">
          <table:table-cell table:style-name="ce1" office:value-type="string" calcext:value-type="string">
            <text:p>Je n'ai pas encore trop regardé comment fonctionnaient les plans d'actions (d14)</text:p>
          </table:table-cell>
          <table:table-cell table:style-name="ce1" office:value-type="string" calcext:value-type="string">
            <text:p>Dès fois je m'intérroge sur comment sont gagnées certaines médailles (d14)</text:p>
          </table:table-cell>
          <table:table-cell table:style-name="ce1" office:value-type="string" calcext:value-type="string">
            <text:p>On se force à écrire des tests unitaires, on s'applique plus (d14)</text:p>
          </table:table-cell>
          <table:table-cell table:style-name="ce1" office:value-type="string" calcext:value-type="string">
            <text:p>on met en place des plans d'actions pour limiter l'ajout de defauts critiques, bloquants ou majeurs [m12]</text:p>
          </table:table-cell>
          <table:table-cell table:number-columns-repeated="1020"/>
        </table:table-row>
        <table:table-row table:style-name="ro1">
          <table:table-cell table:style-name="ce1" office:value-type="string" calcext:value-type="string">
            <text:p>Avec le suivi ait Sonar, j'ai l'impression que la qualité du code s'améliore (d14)</text:p>
          </table:table-cell>
          <table:table-cell table:style-name="ce6" office:value-type="string" calcext:value-type="string">
            <text:p>Je travaille essentiellement sur un projet en Java 5 (d14)</text:p>
          </table:table-cell>
          <table:table-cell table:style-name="ce1" office:value-type="string" calcext:value-type="string">
            <text:p>Le fait de faire du Java 5 induit souvent des actions nocives et interfère avec les médailles, mais c'est un souhait du client (d14)</text:p>
          </table:table-cell>
          <table:table-cell table:style-name="ce1" office:value-type="string" calcext:value-type="string">
            <text:p>On va regarder le nombre de medailles qu'on a obtenus sur le salon de jeu. Il y a une petite bagarre entre les developpeurs [m12]</text:p>
          </table:table-cell>
          <table:table-cell table:number-columns-repeated="1020"/>
        </table:table-row>
        <table:table-row table:style-name="ro1">
          <table:table-cell table:style-name="ce1" office:value-type="string" calcext:value-type="string">
            <text:p>Themis m'a plutôt aidé à prendre conscience de l'importance de certaines règles que à les découvrir (d14)</text:p>
          </table:table-cell>
          <table:table-cell table:style-name="ce1" office:value-type="string" calcext:value-type="string">
            <text:p>Themis me force à être plus concentré quand j'écris du code (d14)</text:p>
          </table:table-cell>
          <table:table-cell table:style-name="ce1" office:value-type="string" calcext:value-type="string">
            <text:p>Themis et plus dynamique que Sonar, il y a la côté gamification et plus d'informations intéressantes (d14)</text:p>
          </table:table-cell>
          <table:table-cell table:style-name="ce1" office:value-type="string" calcext:value-type="string">
            <text:p>On a de plus en plus de commits sains/reparateurs [m12]</text:p>
          </table:table-cell>
          <table:table-cell table:number-columns-repeated="1020"/>
        </table:table-row>
        <table:table-row table:style-name="ro1">
          <table:table-cell table:style-name="ce1" office:value-type="string" calcext:value-type="string">
            <text:p>L'ambiance de la compétition est bon enfant, les managers ne s'en servent pas, c'est seulement entre collègues (d14)</text:p>
          </table:table-cell>
          <table:table-cell table:style-name="ce1" office:value-type="string" calcext:value-type="string">
            <text:p>J'ai été inquiet sur le fait d'être classé, il faut que cela este entre les développeurs volotonaires (d14)</text:p>
          </table:table-cell>
          <table:table-cell table:style-name="ce1" office:value-type="string" calcext:value-type="string">
            <text:p>On a pas envie d'avoir des retombées négatives si on utilise Themis (pas être augmenté, ...) (d14)</text:p>
          </table:table-cell>
          <table:table-cell table:style-name="ce1" office:value-type="string" calcext:value-type="string">
            <text:p>Meme si ils declenchent des defauts on va les voir on leur explique comment ils peuvent corriger le defaut. C'est aussi pour eux une facon d'apprendre a mieux coder [m12]</text:p>
          </table:table-cell>
          <table:table-cell table:number-columns-repeated="1020"/>
        </table:table-row>
        <table:table-row table:style-name="ro1">
          <table:table-cell table:style-name="ce1" office:value-type="string" calcext:value-type="string">
            <text:p>J'utiliserai Themis jusqu'à ce que je sois premier de loin (d14)</text:p>
          </table:table-cell>
          <table:table-cell table:style-name="ce1" office:value-type="string" calcext:value-type="string">
            <text:p>Des fois les merge et les rollbacks induisent des actions nocives, du coup j'essaye d'éviter les merges (d14)</text:p>
          </table:table-cell>
          <table:table-cell table:style-name="ce1" office:value-type="string" calcext:value-type="string">
            <text:p>J'utilse le suivi des métriques de temps en temps (d14)</text:p>
          </table:table-cell>
          <table:table-cell table:style-name="ce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number-columns-repeated="1020"/>
        </table:table-row>
        <table:table-row table:style-name="ro1">
          <table:table-cell table:style-name="ce1" office:value-type="string" calcext:value-type="string">
            <text:p>Si j'étais dernier cela serait une source de motivation pour remonter dans le classement (d14)</text:p>
          </table:table-cell>
          <table:table-cell table:style-name="ce1" office:value-type="string" calcext:value-type="string">
            <text:p>Le classement est seulement pour le fun, je ne me considère pas comme meilleur que les autres (d14)</text:p>
          </table:table-cell>
          <table:table-cell table:style-name="ce6" office:value-type="string" calcext:value-type="string">
            <text:p>Ce serait bien de pouvoir exporter les données (d14)</text:p>
          </table:table-cell>
          <table:table-cell table:style-name="ce1" office:value-type="string" calcext:value-type="string">
            <text:p>Sur notre projet il y a un impact sur la qualite du code, la dette technique descends. Au debut on avait un jour de dette par jour de dev (nouveau projet), maintenant on n'a presque rien [d11]</text:p>
          </table:table-cell>
          <table:table-cell table:number-columns-repeated="1020"/>
        </table:table-row>
        <table:table-row table:style-name="ro1">
          <table:table-cell table:style-name="ce1" office:value-type="string" calcext:value-type="string">
            <text:p>J'utilise Themis le lendemain du commit pour regarder ce que le commit a donné (d15)</text:p>
          </table:table-cell>
          <table:table-cell table:style-name="ce6" office:value-type="string" calcext:value-type="string">
            <text:p>Je regarde le tableau de bord puis ensuite le détail dans mes fichiers de code (d15)</text:p>
          </table:table-cell>
          <table:table-cell table:style-name="ce1" office:value-type="string" calcext:value-type="string">
            <text:p>Oui j'utilise l'aspect jeu pour me challenger dans l'équipe (d15)</text:p>
          </table:table-cell>
          <table:table-cell table:style-name="ce1" office:value-type="string" calcext:value-type="string">
            <text:p>Sur Themis on voit vraiment ce qu'on a fait nous, alors que sur Sonar on a tout qui remonte. C'est plus personnel donc c'est mieux. [d11]</text:p>
          </table:table-cell>
          <table:table-cell table:number-columns-repeated="1020"/>
        </table:table-row>
        <table:table-row table:style-name="ro1" table:number-rows-repeated="24">
          <table:table-cell table:number-columns-repeated="1024"/>
        </table:table-row>
        <table:table-row table:style-name="ro2" table:number-rows-repeated="907">
          <table:table-cell table:style-name="ce7" table:number-columns-repeated="3"/>
          <table:table-cell table:number-columns-repeated="1021"/>
        </table:table-row>
        <table:table-row table:style-name="ro3" table:number-rows-repeated="1047574">
          <table:table-cell table:number-columns-repeated="1024"/>
        </table:table-row>
        <table:table-row table:style-name="ro3">
          <table:table-cell table:number-columns-repeated="1024"/>
        </table:table-row>
      </table:table>
      <table:table table:name="sopra" table:style-name="ta2">
        <table:table-column table:style-name="co1" table:number-columns-repeated="3" table:default-cell-style-name="Default"/>
        <table:table-column table:style-name="co3" table:number-columns-repeated="1021" table:default-cell-style-name="Default"/>
        <table:table-row table:style-name="ro1">
          <table:table-cell table:style-name="ce8" office:value-type="string" calcext:value-type="string">
            <text:p>J'ai fait parti de l'équipe pilote, j'ai réçu une formation sur Themis, l'outil est simple à utiliser (d13)</text:p>
          </table:table-cell>
          <table:table-cell table:style-name="ce8" office:value-type="string" calcext:value-type="string">
            <text:p>J'utilise Themis quand j'ai un moment de libre, pas en temps réel, en moyenne une fois par semaine. Mais j'aimerai l'utiliser plus (d13)</text:p>
          </table:table-cell>
          <table:table-cell table:style-name="ce8" office:value-type="string" calcext:value-type="string">
            <text:p>Themis n'est pas gênant dans le procédé de développement, au contraire il permet de s'améliorer, c'est évident, par exemple grâce aux modèles de corrections (d13)</text:p>
          </table:table-cell>
          <table:table-cell table:style-name="ce8" table:number-columns-repeated="23"/>
          <table:table-cell table:number-columns-repeated="998"/>
        </table:table-row>
        <table:table-row table:style-name="ro1">
          <table:table-cell table:style-name="ce8" office:value-type="string" calcext:value-type="string">
            <text:p>Thémis améliore la qualité, c'est sûr, je n'étais pas forcément sensibilisé à toutes les pratiques, et Themis améliore ce point (d13)</text:p>
          </table:table-cell>
          <table:table-cell table:style-name="ce8"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style-name="ce8" office:value-type="string" calcext:value-type="string">
            <text:p>Oui j'ai appris des choses avec Themis (d13)</text:p>
          </table:table-cell>
          <table:table-cell table:style-name="ce8" table:number-columns-repeated="23"/>
          <table:table-cell table:number-columns-repeated="998"/>
        </table:table-row>
        <table:table-row table:style-name="ro1">
          <table:table-cell table:style-name="ce8" office:value-type="string" calcext:value-type="string">
            <text:p>L'utilisation de Themis et de Sonar amène à des redondances entre les deux outils, cependant dans Themis les choses sont mieux présentées et l'aspect est plus "fun" (d13)</text:p>
          </table:table-cell>
          <table:table-cell table:style-name="ce9" office:value-type="string" calcext:value-type="string">
            <text:p>Oui je participe au jeu, j'ai été inscrit dans deux salons (d13)</text:p>
          </table:table-cell>
          <table:table-cell table:style-name="ce8" office:value-type="string" calcext:value-type="string">
            <text:p>Oui j'ai déjà fait des actions pour pouvoir obtenir des badges. J'ai aussi obtenu des badges sans être aller volontairement les chercher (d13)</text:p>
          </table:table-cell>
          <table:table-cell table:style-name="ce8" table:number-columns-repeated="23"/>
          <table:table-cell table:number-columns-repeated="998"/>
        </table:table-row>
        <table:table-row table:style-name="ro1">
          <table:table-cell table:style-name="ce8" office:value-type="string" calcext:value-type="string">
            <text:p>En suivant les indications de Themis les badges finissent toujours par arriver (d13)</text:p>
          </table:table-cell>
          <table:table-cell table:style-name="ce8" office:value-type="string" calcext:value-type="string">
            <text:p>La compétition dans Themis reste cordiale et ce n'est pas un problème. Le classement sert à se situer et dépend aussi beaucoup de la quantité de développement (d13)</text:p>
          </table:table-cell>
          <table:table-cell table:style-name="ce8" office:value-type="string" calcext:value-type="string">
            <text:p>Des fois les actions nocives proviennent de contraintes imposées par les technologies demandés par le client (d13)</text:p>
          </table:table-cell>
          <table:table-cell table:style-name="ce8" table:number-columns-repeated="23"/>
          <table:table-cell table:number-columns-repeated="998"/>
        </table:table-row>
        <table:table-row table:style-name="ro1">
          <table:table-cell table:style-name="ce8" office:value-type="string" calcext:value-type="string">
            <text:p>Je n'utilise pas le suivi des métriques de qualité, uniquement le fil d'action (d13)</text:p>
          </table:table-cell>
          <table:table-cell table:style-name="ce8" office:value-type="string" calcext:value-type="string">
            <text:p>La société a été claire que Themis ne serait pas utilisé à charge donc je n'ai pas eu peur d'utilser Themis (d13)</text:p>
          </table:table-cell>
          <table:table-cell table:style-name="ce8" office:value-type="string" calcext:value-type="string">
            <text:p>J'ai surtout utilisé Themis pour m'améliorer, d'ailleurs tout le monde pense que ca a été bénéfique (d13)</text:p>
          </table:table-cell>
          <table:table-cell table:style-name="ce8" table:number-columns-repeated="23"/>
          <table:table-cell table:number-columns-repeated="998"/>
        </table:table-row>
        <table:table-row table:style-name="ro1">
          <table:table-cell table:style-name="ce8" office:value-type="string" calcext:value-type="string">
            <text:p>L'interface est conviviale mais manque un peu d'ergonomie, par exemple les suivi de métriques sont durs à lire (d13)</text:p>
          </table:table-cell>
          <table:table-cell table:style-name="ce8" office:value-type="string" calcext:value-type="string">
            <text:p>Themis apporte la notation des actions de développement par rapport à Sonar, pas seulement une liste de défauts (d13)</text:p>
          </table:table-cell>
          <table:table-cell table:style-name="ce9" office:value-type="string" calcext:value-type="string">
            <text:p>Globalement j'ai un avis positif, je n'avais pas fait de Java depuis longtemps et je n'aurais jamais imaginé que les développeurs aurait un jour ce genre d'outils (d13)</text:p>
          </table:table-cell>
          <table:table-cell table:style-name="ce8" table:number-columns-repeated="23"/>
          <table:table-cell table:number-columns-repeated="998"/>
        </table:table-row>
        <table:table-row table:style-name="ro1">
          <table:table-cell table:style-name="ce8" office:value-type="string" calcext:value-type="string">
            <text:p>SonarLINT n'aborde pas du tout l'aspect couverture de test par rapport à Themis (d13)</text:p>
          </table:table-cell>
          <table:table-cell table:style-name="ce8" office:value-type="string" calcext:value-type="string">
            <text:p>Le jeu ne m'apporte pas de motivation particulière par contre il me permet de me situer (d13)</text:p>
          </table:table-cell>
          <table:table-cell table:style-name="ce8" office:value-type="string" calcext:value-type="string">
            <text:p>Je vais voir quelles sont les anomalies les plus declenchees, et je vais faire une communication pour indiquer a toute l'equipe comment ca devrait etre fait [m12]</text:p>
          </table:table-cell>
          <table:table-cell table:style-name="ce8" table:number-columns-repeated="23"/>
          <table:table-cell table:number-columns-repeated="998"/>
        </table:table-row>
        <table:table-row table:style-name="ro1">
          <table:table-cell table:style-name="ce8" office:value-type="string" calcext:value-type="string">
            <text:p>J'utilise Themis dès que j'ai un moment, par exemple après un commit (d14)</text:p>
          </table:table-cell>
          <table:table-cell table:style-name="ce8" office:value-type="string" calcext:value-type="string">
            <text:p>Nous faisons une compétition au sein d'un groupe de trois personnes, j'adore la compétition (d14)</text:p>
          </table:table-cell>
          <table:table-cell table:style-name="ce8" office:value-type="string" calcext:value-type="string">
            <text:p>Au début j'ai eu de l'appréhension car je ne savais pas comment le management aller utiliser Themis, maintenant je suis rassuré (d14)</text:p>
          </table:table-cell>
          <table:table-cell table:style-name="ce8" table:number-columns-repeated="23"/>
          <table:table-cell table:number-columns-repeated="998"/>
        </table:table-row>
        <table:table-row table:style-name="ro1">
          <table:table-cell table:style-name="ce8" office:value-type="string" calcext:value-type="string">
            <text:p>Sans l'aspect jeu je pense que Themis aurait permis de m'améliorer mais cela aurait été moins fun (d14)</text:p>
          </table:table-cell>
          <table:table-cell table:style-name="ce8" office:value-type="string" calcext:value-type="string">
            <text:p>Je ne vois pas d'inconvénient à utiliser Themis, c'est plutôt positif (d14)</text:p>
          </table:table-cell>
          <table:table-cell table:style-name="ce8" office:value-type="string" calcext:value-type="string">
            <text:p>J'ai reçu une formation sur Themis, puis je me suis inscrit à un salon (d14)</text:p>
          </table:table-cell>
          <table:table-cell table:style-name="ce8" table:number-columns-repeated="23"/>
          <table:table-cell table:number-columns-repeated="998"/>
        </table:table-row>
        <table:table-row table:style-name="ro1">
          <table:table-cell table:style-name="ce8" office:value-type="string" calcext:value-type="string">
            <text:p>Je n'ai pas encore trop regardé comment fonctionnaient les plans d'actions (d14)</text:p>
          </table:table-cell>
          <table:table-cell table:style-name="ce8" office:value-type="string" calcext:value-type="string">
            <text:p>Dès fois je m'intérroge sur comment sont gagnées certaines médailles (d14)</text:p>
          </table:table-cell>
          <table:table-cell table:style-name="ce8" office:value-type="string" calcext:value-type="string">
            <text:p>On se force à écrire des tests unitaires, on s'applique plus (d14)</text:p>
          </table:table-cell>
          <table:table-cell table:style-name="ce8" table:number-columns-repeated="23"/>
          <table:table-cell table:number-columns-repeated="998"/>
        </table:table-row>
        <table:table-row table:style-name="ro1">
          <table:table-cell table:style-name="ce8" office:value-type="string" calcext:value-type="string">
            <text:p>Avec le suivi ait Sonar, j'ai l'impression que la qualité du code s'améliore (d14)</text:p>
          </table:table-cell>
          <table:table-cell table:style-name="ce8" office:value-type="string" calcext:value-type="string">
            <text:p>Je travaille essentiellement sur un projet en Java 5 (d14)</text:p>
          </table:table-cell>
          <table:table-cell table:style-name="ce8" office:value-type="string" calcext:value-type="string">
            <text:p>Le fait de faire du Java 5 induit souvent des actions nocives et interfère avec les médailles, mais c'est un souhait du client (d14)</text:p>
          </table:table-cell>
          <table:table-cell table:style-name="ce8" table:number-columns-repeated="23"/>
          <table:table-cell table:number-columns-repeated="998"/>
        </table:table-row>
        <table:table-row table:style-name="ro1">
          <table:table-cell table:style-name="ce8" office:value-type="string" calcext:value-type="string">
            <text:p>Themis m'a plutôt aidé à prendre conscience de l'importance de certaines règles que à les découvrir (d14)</text:p>
          </table:table-cell>
          <table:table-cell table:style-name="ce8" office:value-type="string" calcext:value-type="string">
            <text:p>Themis me force à être plus concentré quand j'écris du code (d14)</text:p>
          </table:table-cell>
          <table:table-cell table:style-name="ce8" office:value-type="string" calcext:value-type="string">
            <text:p>Themis et plus dynamique que Sonar, il y a la côté gamification et plus d'informations intéressantes (d14)</text:p>
          </table:table-cell>
          <table:table-cell table:style-name="ce8" table:number-columns-repeated="23"/>
          <table:table-cell table:number-columns-repeated="998"/>
        </table:table-row>
        <table:table-row table:style-name="ro1">
          <table:table-cell table:style-name="ce8" office:value-type="string" calcext:value-type="string">
            <text:p>L'ambiance de la compétition est bon enfant, les managers ne s'en servent pas, c'est seulement entre collègues (d14)</text:p>
          </table:table-cell>
          <table:table-cell table:style-name="ce8" office:value-type="string" calcext:value-type="string">
            <text:p>J'ai été inquiet sur le fait d'être classé, il faut que cela este entre les développeurs volotonaires (d14)</text:p>
          </table:table-cell>
          <table:table-cell table:style-name="ce8" office:value-type="string" calcext:value-type="string">
            <text:p>On a pas envie d'avoir des retombées négatives si on utilise Themis (pas être augmenté, ...) (d14)</text:p>
          </table:table-cell>
          <table:table-cell table:style-name="ce8" table:number-columns-repeated="23"/>
          <table:table-cell table:number-columns-repeated="998"/>
        </table:table-row>
        <table:table-row table:style-name="ro1">
          <table:table-cell table:style-name="ce8" office:value-type="string" calcext:value-type="string">
            <text:p>J'utiliserai Themis jusqu'à ce que je sois premier de loin (d14)</text:p>
          </table:table-cell>
          <table:table-cell table:style-name="ce8" office:value-type="string" calcext:value-type="string">
            <text:p>Des fois les merge et les rollbacks induisent des actions nocives, du coup j'essaye d'éviter les merges (d14)</text:p>
          </table:table-cell>
          <table:table-cell table:style-name="ce8" office:value-type="string" calcext:value-type="string">
            <text:p>J'utilse le suivi des métriques de temps en temps (d14)</text:p>
          </table:table-cell>
          <table:table-cell table:style-name="ce8" table:number-columns-repeated="23"/>
          <table:table-cell table:number-columns-repeated="998"/>
        </table:table-row>
        <table:table-row table:style-name="ro1">
          <table:table-cell table:style-name="ce8" office:value-type="string" calcext:value-type="string">
            <text:p>Si j'étais dernier cela serait une source de motivation pour remonter dans le classement (d14)</text:p>
          </table:table-cell>
          <table:table-cell table:style-name="ce8" office:value-type="string" calcext:value-type="string">
            <text:p>Le classement est seulement pour le fun, je ne me considère pas comme meilleur que les autres (d14)</text:p>
          </table:table-cell>
          <table:table-cell table:style-name="ce8" office:value-type="string" calcext:value-type="string">
            <text:p>Ce serait bien de pouvoir exporter les données (d14)</text:p>
          </table:table-cell>
          <table:table-cell table:style-name="ce8" table:number-columns-repeated="23"/>
          <table:table-cell table:number-columns-repeated="998"/>
        </table:table-row>
        <table:table-row table:style-name="ro1">
          <table:table-cell table:style-name="ce8" office:value-type="string" calcext:value-type="string">
            <text:p>J'utilise Themis le lendemain du commit pour regarder ce que le commit a donné (d15)</text:p>
          </table:table-cell>
          <table:table-cell table:style-name="ce8" office:value-type="string" calcext:value-type="string">
            <text:p>Je regarde le tableau de bord puis ensuite le détail dans mes fichiers de code (d15)</text:p>
          </table:table-cell>
          <table:table-cell table:style-name="ce8" office:value-type="string" calcext:value-type="string">
            <text:p>Oui j'utilise l'aspect jeu pour me challenger dans l'équipe (d15)</text:p>
          </table:table-cell>
          <table:table-cell table:style-name="ce8" table:number-columns-repeated="23"/>
          <table:table-cell table:number-columns-repeated="998"/>
        </table:table-row>
        <table:table-row table:style-name="ro1">
          <table:table-cell table:style-name="ce8" office:value-type="string" calcext:value-type="string">
            <text:p>L'ambiance de la compétition est bon enfant, chacun essaye de faire le mieux possible (d15)</text:p>
          </table:table-cell>
          <table:table-cell table:style-name="ce8" office:value-type="string" calcext:value-type="string">
            <text:p>Themis n'a pas eu d'impact négatif sur mon travail (d15)</text:p>
          </table:table-cell>
          <table:table-cell table:style-name="ce8" office:value-type="string" calcext:value-type="string">
            <text:p>Je n'ai pas le reflexe de regarder si j'ai eu des badges, ce sont surtout mes collègues qui me le font remarquer (d15)</text:p>
          </table:table-cell>
          <table:table-cell table:style-name="ce8" table:number-columns-repeated="23"/>
          <table:table-cell table:number-columns-repeated="998"/>
        </table:table-row>
        <table:table-row table:style-name="ro1">
          <table:table-cell table:style-name="ce8" office:value-type="string" calcext:value-type="string">
            <text:p>Je regarde surtout les actions que j'ai faites (d15)</text:p>
          </table:table-cell>
          <table:table-cell table:style-name="ce8" office:value-type="string" calcext:value-type="string">
            <text:p>Grâce à Themis je suis plus sensiblisée au règles Sonar, je fais plus de tests unitaires (d15)</text:p>
          </table:table-cell>
          <table:table-cell table:style-name="ce8" office:value-type="string" calcext:value-type="string">
            <text:p>Sonar et Themis sont arrivés en même temps, globalement on à l'impression que cela améliore la qualité du code (d15)</text:p>
          </table:table-cell>
          <table:table-cell table:style-name="ce8" table:number-columns-repeated="23"/>
          <table:table-cell table:number-columns-repeated="998"/>
        </table:table-row>
        <table:table-row table:style-name="ro1">
          <table:table-cell table:style-name="ce8" office:value-type="string" calcext:value-type="string">
            <text:p>Je regarde les plans d'actoins, on ne peut pas tout faire mais cela donne des axes d'amélioration (d15)</text:p>
          </table:table-cell>
          <table:table-cell table:style-name="ce8" office:value-type="string" calcext:value-type="string">
            <text:p>J'ai reçu une formation pour utiliser Themis, mais nous n'avons pas de préconisation d'utilisation (d15)</text:p>
          </table:table-cell>
          <table:table-cell table:style-name="ce8" office:value-type="string" calcext:value-type="string">
            <text:p>La classement c'est sympa, mais je ne fais pas tout pour avoir des médailes (d15)</text:p>
          </table:table-cell>
          <table:table-cell table:style-name="ce8" table:number-columns-repeated="23"/>
          <table:table-cell table:number-columns-repeated="998"/>
        </table:table-row>
        <table:table-row table:style-name="ro1">
          <table:table-cell table:style-name="ce8" office:value-type="string" calcext:value-type="string">
            <text:p>Themis permet de discuter avec l'équipe pour disséminer les bonnes pratiques sur certaines règles (d15)</text:p>
          </table:table-cell>
          <table:table-cell table:style-name="ce8" office:value-type="string" calcext:value-type="string">
            <text:p>Sans le jeu Themis serait moins fun. Le jeu nous fait y aller plus souvent, donne un côté plus convivial, c'est marrant de se challlenger sans que ce soit malsai (d15)</text:p>
          </table:table-cell>
          <table:table-cell table:style-name="ce8" office:value-type="string" calcext:value-type="string">
            <text:p>Je n'ai pas eu d'appréhension à utiliser Themis car la direction a été claire sur le fait que cela ne serait pas utilisé à charge (d15)</text:p>
          </table:table-cell>
          <table:table-cell table:style-name="ce8" table:number-columns-repeated="23"/>
          <table:table-cell table:number-columns-repeated="998"/>
        </table:table-row>
        <table:table-row table:style-name="ro1">
          <table:table-cell table:style-name="ce8" office:value-type="string" calcext:value-type="string">
            <text:p>Certaines fois je n'arrive pas à localiser mes actions nocives dans le code (d15)</text:p>
          </table:table-cell>
          <table:table-cell table:style-name="ce8" office:value-type="string" calcext:value-type="string">
            <text:p>Le nombre de médaille est parfois biaisé, par exemple pour les personnes qui font très peu de développement (d15)</text:p>
          </table:table-cell>
          <table:table-cell table:style-name="ce8" office:value-type="string" calcext:value-type="string">
            <text:p>Le classement n'est pas forcément représentatif du meilleur développeur (d15)</text:p>
          </table:table-cell>
          <table:table-cell table:style-name="ce8" table:number-columns-repeated="23"/>
          <table:table-cell table:number-columns-repeated="998"/>
        </table:table-row>
        <table:table-row table:style-name="ro1">
          <table:table-cell table:style-name="ce8" office:value-type="string" calcext:value-type="string">
            <text:p>C'est pas si emêtant finalement que ce soit un peu inexact (d15)</text:p>
          </table:table-cell>
          <table:table-cell table:style-name="ce8" office:value-type="string" calcext:value-type="string">
            <text:p>J'ai du mettre en place dans Jenkins une verification que la MAJ themis se soit bien passee [m12]</text:p>
          </table:table-cell>
          <table:table-cell table:style-name="ce8" office:value-type="string" calcext:value-type="string">
            <text:p>Sur l'equipe MCO, il y a beaucoup de merge. Sur cette equipe la l'analyse de themis n'est pas forcement pertinente [m12]</text:p>
          </table:table-cell>
          <table:table-cell table:style-name="ce8" table:number-columns-repeated="23"/>
          <table:table-cell table:number-columns-repeated="998"/>
        </table:table-row>
        <table:table-row table:style-name="ro1">
          <table:table-cell table:style-name="ce8" office:value-type="string" calcext:value-type="string">
            <text:p>J'utilise Themis tous les matins pour voir des bonnes ou des mauvaises surprises (d16)</text:p>
          </table:table-cell>
          <table:table-cell table:style-name="ce8" office:value-type="string" calcext:value-type="string">
            <text:p>J'aime bien les médailles le côté compétition (d16)</text:p>
          </table:table-cell>
          <table:table-cell table:style-name="ce8" office:value-type="string" calcext:value-type="string">
            <text:p>Grâce à la motivation apportée par le jeu je suis passé du niveau bronze au niveau or en apprenant les règles avec Themis (d16)</text:p>
          </table:table-cell>
          <table:table-cell table:style-name="ce8" table:number-columns-repeated="23"/>
          <table:table-cell table:number-columns-repeated="998"/>
        </table:table-row>
        <table:table-row table:style-name="ro1">
          <table:table-cell table:style-name="ce8" office:value-type="string" calcext:value-type="string">
            <text:p>Themis est très efficace pour réduire la dette grâce aux recommandations. Pour le test par contre c'est très difficile, surtout que je teste des GUI (d16)</text:p>
          </table:table-cell>
          <table:table-cell table:style-name="ce8" office:value-type="string" calcext:value-type="string">
            <text:p>Le jeu pousse vers le haut et le climat de la compétition est amical (d16)</text:p>
          </table:table-cell>
          <table:table-cell table:style-name="ce8" office:value-type="string" calcext:value-type="string">
            <text:p>Des fois on subit des actions nocives de part les technologies qu'on utilise (d16)</text:p>
          </table:table-cell>
          <table:table-cell table:style-name="ce8" table:number-columns-repeated="23"/>
          <table:table-cell table:number-columns-repeated="998"/>
        </table:table-row>
        <table:table-row table:style-name="ro1">
          <table:table-cell table:style-name="ce8" office:value-type="string" calcext:value-type="string">
            <text:p>Themis permet de s'améliorer, bien entendu cela dépend aussi de la fréquence de développement (d16)</text:p>
          </table:table-cell>
          <table:table-cell table:style-name="ce8" office:value-type="string" calcext:value-type="string">
            <text:p>Les badges ne sont pas un objectif en soi, mais c'est amusant, surtout d'obtenir ceux qu'on a jamais eu (d16)</text:p>
          </table:table-cell>
          <table:table-cell table:style-name="ce8" office:value-type="string" calcext:value-type="string">
            <text:p>Themis m'a permit de découvrir des règles et de modifier la façon dont je code (d16)</text:p>
          </table:table-cell>
          <table:table-cell table:style-name="ce8" table:number-columns-repeated="23"/>
          <table:table-cell table:number-columns-repeated="998"/>
        </table:table-row>
        <table:table-row table:style-name="ro1">
          <table:table-cell table:style-name="ce8" office:value-type="string" calcext:value-type="string">
            <text:p>Themis est plus précis que Sonar (d16)</text:p>
          </table:table-cell>
          <table:table-cell table:style-name="ce8" office:value-type="string" calcext:value-type="string">
            <text:p>Themis améliore la compréhension des règles (d16)</text:p>
          </table:table-cell>
          <table:table-cell table:style-name="ce8" office:value-type="string" calcext:value-type="string">
            <text:p>C'est dommage qu'on ne puisse pas aussi donner un retour sur le nom choisi pour les variables ou les fonctions (d16)</text:p>
          </table:table-cell>
          <table:table-cell table:style-name="ce8" table:number-columns-repeated="23"/>
          <table:table-cell table:number-columns-repeated="998"/>
        </table:table-row>
        <table:table-row table:style-name="ro1">
          <table:table-cell table:style-name="ce8" office:value-type="string" calcext:value-type="string">
            <text:p>Je connaissais déjà certaines règles mais j'en ai appris certaines grâce a Themis (d16)</text:p>
          </table:table-cell>
          <table:table-cell table:style-name="ce8" office:value-type="string" calcext:value-type="string">
            <text:p>Des fois on est pas convaincu par certaines règles, par exemple trop de conditions dans les if (d16)</text:p>
          </table:table-cell>
          <table:table-cell table:style-name="ce8" office:value-type="string" calcext:value-type="string">
            <text:p>Je n'utilise pas la page de suvi, j'utilise surtout le fil d'actualité (d16)</text:p>
          </table:table-cell>
          <table:table-cell table:style-name="ce8" table:number-columns-repeated="23"/>
          <table:table-cell table:number-columns-repeated="998"/>
        </table:table-row>
        <table:table-row table:style-name="ro1">
          <table:table-cell table:style-name="ce8" office:value-type="string" calcext:value-type="string">
            <text:p>Le jeu est important pour moi car c'est plus que supprimer une ligne en bleu dans l'IDE (d16)</text:p>
          </table:table-cell>
          <table:table-cell table:style-name="ce8" office:value-type="string" calcext:value-type="string">
            <text:p>J'était inquiet au début car je suis débutant maintenant je ne suis plus inquiet car l'utilisation n'est pas néfaste (d16)</text:p>
          </table:table-cell>
          <table:table-cell table:style-name="ce8" office:value-type="string" calcext:value-type="string">
            <text:p>Il n'y a pas assez d'avatars (d16)</text:p>
          </table:table-cell>
          <table:table-cell table:style-name="ce8" table:number-columns-repeated="23"/>
          <table:table-cell table:number-columns-repeated="998"/>
        </table:table-row>
        <table:table-row table:style-name="ro1">
          <table:table-cell table:style-name="ce8" office:value-type="string" calcext:value-type="string">
            <text:p>La direction a engagé une action sur la qualimétrie, les métriques SONAR sont suivies toutes les semaines (d16)</text:p>
          </table:table-cell>
          <table:table-cell table:style-name="ce8" office:value-type="string" calcext:value-type="string">
            <text:p>J'aimerai avoir le pourcentage exact d'actions saines, pas seulement le badge (d16)</text:p>
          </table:table-cell>
          <table:table-cell table:style-name="ce8" office:value-type="string" calcext:value-type="string">
            <text:p>Je suis passe du niveau 9 a 23 en etant en conges [m12]</text:p>
          </table:table-cell>
          <table:table-cell table:style-name="ce8" table:number-columns-repeated="23"/>
          <table:table-cell table:number-columns-repeated="998"/>
        </table:table-row>
        <table:table-row table:style-name="ro1">
          <table:table-cell table:style-name="ce8" office:value-type="string" calcext:value-type="string">
            <text:p>On regarde themis soit le matin soit l'apres-midi [m12]</text:p>
          </table:table-cell>
          <table:table-cell table:style-name="ce8" office:value-type="string" calcext:value-type="string">
            <text:p>Si Sonar remonte une action nocive [les developpeurs] allaient faire la reparation [m12] </text:p>
          </table:table-cell>
          <table:table-cell table:style-name="ce8" office:value-type="string" calcext:value-type="string">
            <text:p>Moi ca m'arrive de regarder et de les guider sur une reparation [m12]</text:p>
          </table:table-cell>
          <table:table-cell table:style-name="ce8" table:number-columns-repeated="23"/>
          <table:table-cell table:number-columns-repeated="998"/>
        </table:table-row>
        <table:table-row table:style-name="ro1">
          <table:table-cell table:style-name="ce8" office:value-type="string" calcext:value-type="string">
            <text:p>la competition reste assez ludique, pas de mauvais esprit [m12]</text:p>
          </table:table-cell>
          <table:table-cell table:style-name="ce8" office:value-type="string" calcext:value-type="string">
            <text:p>on laisse passer les defauts mineurs [m12]</text:p>
          </table:table-cell>
          <table:table-cell table:style-name="ce8" office:value-type="string" calcext:value-type="string">
            <text:p>on ne veut pas trop degrader la qualite du logiciel [m12]</text:p>
          </table:table-cell>
          <table:table-cell table:style-name="ce8" table:number-columns-repeated="23"/>
          <table:table-cell table:number-columns-repeated="998"/>
        </table:table-row>
        <table:table-row table:style-name="ro1">
          <table:table-cell table:style-name="ce8" office:value-type="string" calcext:value-type="string">
            <text:p>ca incite les developpeurs a penser a ne pas ajouter d'anomalies sonar [m12]</text:p>
          </table:table-cell>
          <table:table-cell table:style-name="ce8" office:value-type="string" calcext:value-type="string">
            <text:p>pour moi le travail etait de faire que les jobs jenkins fonctionnent correctement [m12]</text:p>
          </table:table-cell>
          <table:table-cell table:style-name="ce8" office:value-type="string" calcext:value-type="string">
            <text:p>on met en place des plans d'actions pour limiter l'ajout de defauts critiques, bloquants ou majeurs [m12]</text:p>
          </table:table-cell>
          <table:table-cell table:style-name="ce8" table:number-columns-repeated="23"/>
          <table:table-cell table:number-columns-repeated="998"/>
        </table:table-row>
        <table:table-row table:style-name="ro1">
          <table:table-cell table:style-name="ce8" office:value-type="string" calcext:value-type="string">
            <text:p>au debut ils n'etaient pas sensibilises a ca (ne pas ajouter d'anomalies). Je pense que le jeu les as sensibilises [m12]</text:p>
          </table:table-cell>
          <table:table-cell table:style-name="ce8"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style-name="ce8" office:value-type="string" calcext:value-type="string">
            <text:p>On va regarder le nombre de medailles qu'on a obtenus sur le salon de jeu. Il y a une petite bagarre entre les developpeurs [m12]</text:p>
          </table:table-cell>
          <table:table-cell table:style-name="ce8" table:number-columns-repeated="23"/>
          <table:table-cell table:number-columns-repeated="998"/>
        </table:table-row>
        <table:table-row table:style-name="ro1">
          <table:table-cell table:style-name="ce8" office:value-type="string" calcext:value-type="string">
            <text:p>A la fin de chaque sprint on essaie de voir la progression des defauts/TU ecrits [m12]</text:p>
          </table:table-cell>
          <table:table-cell table:style-name="ce8" office:value-type="string" calcext:value-type="string">
            <text:p>Themis est utile car on peut voir directement les commits de la veille, qui sont plus difficiles a trouver dans Sonar [m12]</text:p>
          </table:table-cell>
          <table:table-cell table:style-name="ce8" office:value-type="string" calcext:value-type="string">
            <text:p>On a de plus en plus de commits sains/reparateurs [m12]</text:p>
          </table:table-cell>
          <table:table-cell table:style-name="ce8" table:number-columns-repeated="23"/>
          <table:table-cell table:number-columns-repeated="998"/>
        </table:table-row>
        <table:table-row table:style-name="ro1">
          <table:table-cell table:style-name="ce8" office:value-type="string" calcext:value-type="string">
            <text:p>La dette technique augment toujours, mais beaucoup moins qu'avant [m12]</text:p>
          </table:table-cell>
          <table:table-cell table:style-name="ce8" office:value-type="string" calcext:value-type="string">
            <text:p>Ca leur apprend a faire attention a comment ils ecrivent leur code. Le linter est moins incitatif. Si on a pas envie de le faire, on ne fait pas [m12]</text:p>
          </table:table-cell>
          <table:table-cell table:style-name="ce8" office:value-type="string" calcext:value-type="string">
            <text:p>Meme si ils declenchent des defauts on va les voir on leur explique comment ils peuvent corriger le defaut. C'est aussi pour eux une facon d'apprendre a mieux coder [m12]</text:p>
          </table:table-cell>
          <table:table-cell table:style-name="ce8" table:number-columns-repeated="23"/>
          <table:table-cell table:number-columns-repeated="998"/>
        </table:table-row>
        <table:table-row table:style-name="ro1">
          <table:table-cell table:style-name="ce8"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8" office:value-type="string" calcext:value-type="string">
            <text:p>Je corrige toutes les nocivites en dette technique. pas forcement en TU car ce n'est pas tout le temps possible [d11]</text:p>
          </table:table-cell>
          <table:table-cell table:style-name="ce8"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style-name="ce8" table:number-columns-repeated="23"/>
          <table:table-cell table:number-columns-repeated="998"/>
        </table:table-row>
        <table:table-row table:style-name="ro1">
          <table:table-cell table:style-name="ce8" office:value-type="string" calcext:value-type="string">
            <text:p>Peut-etre qu'on connaissait les regles mais on ne pensait pas forcement a les appliquer [d11]</text:p>
          </table:table-cell>
          <table:table-cell table:style-name="ce8" office:value-type="string" calcext:value-type="string">
            <text:p>Je n'utilise pas forcement les plans d'actions. Parfois ils ne sont pas adaptes au projet (par exemple TU sur des classes ou les TU ne sont pas necessaires) [d11]</text:p>
          </table:table-cell>
          <table:table-cell table:style-name="ce8" office:value-type="string" calcext:value-type="string">
            <text:p>Sur notre projet il y a un impact sur la qualite du code, la dette technique descends. Au debut on avait un jour de dette par jour de dev (nouveau projet), maintenant on n'a presque rien [d11]</text:p>
          </table:table-cell>
          <table:table-cell table:style-name="ce8" table:number-columns-repeated="23"/>
          <table:table-cell table:number-columns-repeated="998"/>
        </table:table-row>
        <table:table-row table:style-name="ro1">
          <table:table-cell table:style-name="ce8" office:value-type="string" calcext:value-type="string">
            <text:p>On est sur un autre projet qui est utilise depuis tres longtemps, la on va essayer de ne pas degrader la dette car on ne veut pas toucher au code des autres [d11]</text:p>
          </table:table-cell>
          <table:table-cell table:style-name="ce8" office:value-type="string" calcext:value-type="string">
            <text:p>Themis est plus parlant, plus ludique que Sonar [d11]</text:p>
          </table:table-cell>
          <table:table-cell table:style-name="ce8" office:value-type="string" calcext:value-type="string">
            <text:p>Sur Themis on voit vraiment ce qu'on a fait nous, alors que sur Sonar on a tout qui remonte. C'est plus personnel donc c'est mieux. [d11]</text:p>
          </table:table-cell>
          <table:table-cell table:style-name="ce8" table:number-columns-repeated="23"/>
          <table:table-cell table:number-columns-repeated="998"/>
        </table:table-row>
        <table:table-row table:style-name="ro1">
          <table:table-cell table:style-name="ce8" office:value-type="string" calcext:value-type="string">
            <text:p>Le jeu, c'est toujours interessant. Parfois on ne comprends pas vraiment comment le classement fonctionne, mais c'est drole [d11]</text:p>
          </table:table-cell>
          <table:table-cell table:style-name="ce8" office:value-type="string" calcext:value-type="string">
            <text:p>Je ne comprends pas trop comment les badges sont calcules derriere donc c'est un peu complique de savoir comment avoir une medaille "meticuleux" [d11]</text:p>
          </table:table-cell>
          <table:table-cell table:style-name="ce8" office:value-type="string" calcext:value-type="string">
            <text:p>Au tout debut quand on nous a presente themis on s'est dit "On va etre fliques", mais au final c'est bien vu. On a ete rassures a l'usage [d11]</text:p>
          </table:table-cell>
          <table:table-cell table:style-name="ce8" table:number-columns-repeated="23"/>
          <table:table-cell table:number-columns-repeated="998"/>
        </table:table-row>
        <table:table-row table:style-name="ro1">
          <table:table-cell table:style-name="ce8" office:value-type="string" calcext:value-type="string">
            <text:p>C'est nouveau alors on a peur forcement, on se dit que tout le monde va voir nos commits, mais au final non pas de probleme [d11]</text:p>
          </table:table-cell>
          <table:table-cell table:style-name="ce8" office:value-type="string" calcext:value-type="string">
            <text:p>J'utilise beaucoup le fil d'actualites, pour voir et corriger mes erreur, et me permettre de progresser [d11]</text:p>
          </table:table-cell>
          <table:table-cell table:style-name="ce8" office:value-type="string" calcext:value-type="string">
            <text:p>Ce qui est un peu frustrant c'est que la nocivite elle ne peut que augmenter, mais pas diminuer. Elle ne baissera pas meme si on corrige l'erreur [d11]</text:p>
          </table:table-cell>
          <table:table-cell table:style-name="ce8" table:number-columns-repeated="23"/>
          <table:table-cell table:number-columns-repeated="998"/>
        </table:table-row>
        <table:table-row table:style-name="ro1" table:number-rows-repeated="13">
          <table:table-cell table:style-name="ce8" table:number-columns-repeated="26"/>
          <table:table-cell table:number-columns-repeated="998"/>
        </table:table-row>
        <table:table-row table:style-name="ro2" table:number-rows-repeated="947">
          <table:table-cell table:style-name="ce8"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opra2" table:style-name="ta3">
        <table:table-column table:style-name="co1" table:number-columns-repeated="3" table:default-cell-style-name="Default"/>
        <table:table-column table:style-name="co3" table:number-columns-repeated="1021" table:default-cell-style-name="Default"/>
        <table:table-row table:style-name="ro1">
          <table:table-cell table:style-name="ce8" office:value-type="string" calcext:value-type="string">
            <text:p>On regarde themis soit le matin soit l'apres-midi [m12]</text:p>
          </table:table-cell>
          <table:table-cell table:style-name="ce8" office:value-type="string" calcext:value-type="string">
            <text:p>Si Sonar remonte une action nocive [les developpeurs] allaient faire la reparation [m12] </text:p>
          </table:table-cell>
          <table:table-cell table:style-name="ce8" office:value-type="string" calcext:value-type="string">
            <text:p>Moi ca m'arrive de regarder et de les guider sur une reparation [m12]</text:p>
          </table:table-cell>
          <table:table-cell table:style-name="ce8" table:number-columns-repeated="23"/>
          <table:table-cell table:number-columns-repeated="998"/>
        </table:table-row>
        <table:table-row table:style-name="ro1">
          <table:table-cell table:style-name="ce8" office:value-type="string" calcext:value-type="string">
            <text:p>la competition reste assez ludique, pas de mauvais esprit [m12]</text:p>
          </table:table-cell>
          <table:table-cell table:style-name="ce8" office:value-type="string" calcext:value-type="string">
            <text:p>on laisse passer les defauts mineurs [m12]</text:p>
          </table:table-cell>
          <table:table-cell table:style-name="ce8" office:value-type="string" calcext:value-type="string">
            <text:p>on ne veut pas trop degrader la qualite du logiciel [m12]</text:p>
          </table:table-cell>
          <table:table-cell table:style-name="ce8" table:number-columns-repeated="23"/>
          <table:table-cell table:number-columns-repeated="998"/>
        </table:table-row>
        <table:table-row table:style-name="ro1">
          <table:table-cell table:style-name="ce8" office:value-type="string" calcext:value-type="string">
            <text:p>ca incite les developpeurs a penser a ne pas ajouter d'anomalies sonar [m12]</text:p>
          </table:table-cell>
          <table:table-cell table:style-name="ce8" office:value-type="string" calcext:value-type="string">
            <text:p>pour moi le travail etait de faire que les jobs jenkins fonctionnent correctement [m12]</text:p>
          </table:table-cell>
          <table:table-cell table:style-name="ce8" office:value-type="string" calcext:value-type="string">
            <text:p>on met en place des plans d'actions pour limiter l'ajout de defauts critiques, bloquants ou majeurs [m12]</text:p>
          </table:table-cell>
          <table:table-cell table:style-name="ce8" table:number-columns-repeated="23"/>
          <table:table-cell table:number-columns-repeated="998"/>
        </table:table-row>
        <table:table-row table:style-name="ro1">
          <table:table-cell table:style-name="ce8" office:value-type="string" calcext:value-type="string">
            <text:p>au debut ils n'etaient pas sensibilises a ca (ne pas ajouter d'anomalies). Je pense que le jeu les as sensibilises [m12]</text:p>
          </table:table-cell>
          <table:table-cell table:style-name="ce8"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style-name="ce8" office:value-type="string" calcext:value-type="string">
            <text:p>On va regarder le nombre de medailles qu'on a obtenus sur le salon de jeu. Il y a une petite bagarre entre les developpeurs [m12]</text:p>
          </table:table-cell>
          <table:table-cell table:style-name="ce8" table:number-columns-repeated="23"/>
          <table:table-cell table:number-columns-repeated="998"/>
        </table:table-row>
        <table:table-row table:style-name="ro1">
          <table:table-cell table:style-name="ce8" office:value-type="string" calcext:value-type="string">
            <text:p>A la fin de chaque sprint on essaie de voir la progression des defauts/TU ecrits [m12]</text:p>
          </table:table-cell>
          <table:table-cell table:style-name="ce8" office:value-type="string" calcext:value-type="string">
            <text:p>Themis est utile car on peut voir directement les commits de la veille, qui sont plus difficiles a trouver dans Sonar [m12]</text:p>
          </table:table-cell>
          <table:table-cell table:style-name="ce8" office:value-type="string" calcext:value-type="string">
            <text:p>On a de plus en plus de commits sains/reparateurs [m12]</text:p>
          </table:table-cell>
          <table:table-cell table:style-name="ce8" table:number-columns-repeated="23"/>
          <table:table-cell table:number-columns-repeated="998"/>
        </table:table-row>
        <table:table-row table:style-name="ro1">
          <table:table-cell table:style-name="ce8" office:value-type="string" calcext:value-type="string">
            <text:p>La dette technique augment toujours, mais beaucoup moins qu'avant [m12]</text:p>
          </table:table-cell>
          <table:table-cell table:style-name="ce8" office:value-type="string" calcext:value-type="string">
            <text:p>Ca leur apprend a faire attention a comment ils ecrivent leur code. Le linter est moins incitatif. Si on a pas envie de le faire, on ne fait pas [m12]</text:p>
          </table:table-cell>
          <table:table-cell table:style-name="ce8" office:value-type="string" calcext:value-type="string">
            <text:p>Meme si ils declenchent des defauts on va les voir on leur explique comment ils peuvent corriger le defaut. C'est aussi pour eux une facon d'apprendre a mieux coder [m12]</text:p>
          </table:table-cell>
          <table:table-cell table:style-name="ce8" table:number-columns-repeated="23"/>
          <table:table-cell table:number-columns-repeated="998"/>
        </table:table-row>
        <table:table-row table:style-name="ro1">
          <table:table-cell table:style-name="ce8" office:value-type="string" calcext:value-type="string">
            <text:p>Je vais voir quelles sont les anomalies les plus declenchees, et je vais faire une communication pour indiquer a toute l'equipe comment ca devrait etre fait [m12]</text:p>
          </table:table-cell>
          <table:table-cell table:style-name="ce8" office:value-type="string" calcext:value-type="string">
            <text:p>J'ai du mettre en place dans Jenkins une verification que la MAJ themis se soit bien passee [m12]</text:p>
          </table:table-cell>
          <table:table-cell table:style-name="ce8" office:value-type="string" calcext:value-type="string">
            <text:p>Sur l'equipe MCO, il y a beaucoup de merge. Sur cette equipe la l'analyse de themis n'est pas forcement pertinente [m12]</text:p>
          </table:table-cell>
          <table:table-cell table:style-name="ce8" table:number-columns-repeated="23"/>
          <table:table-cell table:number-columns-repeated="998"/>
        </table:table-row>
        <table:table-row table:style-name="ro1">
          <table:table-cell table:style-name="ce8" office:value-type="string" calcext:value-type="string">
            <text:p>Je suis passe du niveau 9 a 23 en etant en conges [m12]</text:p>
          </table:table-cell>
          <table:table-cell table:style-name="ce8" table:number-columns-repeated="25"/>
          <table:table-cell table:number-columns-repeated="998"/>
        </table:table-row>
        <table:table-row table:style-name="ro1" table:number-rows-repeated="42">
          <table:table-cell table:style-name="ce8" table:number-columns-repeated="26"/>
          <table:table-cell table:number-columns-repeated="998"/>
        </table:table-row>
        <table:table-row table:style-name="ro3" table:number-rows-repeated="1048525">
          <table:table-cell table:number-columns-repeated="1024"/>
        </table:table-row>
        <table:table-row table:style-name="ro3">
          <table:table-cell table:number-columns-repeated="1024"/>
        </table:table-row>
      </table:table>
      <table:table table:name="categories" table:style-name="ta4">
        <table:table-column table:style-name="co4" table:number-columns-repeated="25" table:default-cell-style-name="Default"/>
        <table:table-column table:style-name="co5" table:default-cell-style-name="Default"/>
        <table:table-column table:style-name="co3" table:number-columns-repeated="998" table:default-cell-style-name="Default"/>
        <table:table-row table:style-name="ro4">
          <table:table-cell table:style-name="ce10" office:value-type="string" calcext:value-type="string">
            <text:p>Individiual feedback to increase awereness</text:p>
          </table:table-cell>
          <table:table-cell table:style-name="ce10" office:value-type="string" calcext:value-type="string">
            <text:p>Individual feedback to improve code</text:p>
          </table:table-cell>
          <table:table-cell table:style-name="ce10" office:value-type="string" calcext:value-type="string">
            <text:p>Actionable feedback to increase awareness</text:p>
          </table:table-cell>
          <table:table-cell table:style-name="ce14" office:value-type="string" calcext:value-type="string">
            <text:p>Scrutiny is scary</text:p>
          </table:table-cell>
          <table:table-cell table:style-name="ce14" office:value-type="string" calcext:value-type="string">
            <text:p>Scrutiny is not scary</text:p>
          </table:table-cell>
          <table:table-cell table:style-name="ce19" office:value-type="string" calcext:value-type="string">
            <text:p>Gamification is for young people</text:p>
          </table:table-cell>
          <table:table-cell table:style-name="ce20" office:value-type="string" calcext:value-type="string">
            <text:p>Gamification as a motivator</text:p>
          </table:table-cell>
          <table:table-cell table:style-name="ce20" office:value-type="string" calcext:value-type="string">
            <text:p>Gamification feels useless</text:p>
          </table:table-cell>
          <table:table-cell table:style-name="ce20" office:value-type="string" calcext:value-type="string">
            <text:p>Gamification foster bad practices</text:p>
          </table:table-cell>
          <table:table-cell table:style-name="ce20" office:value-type="string" calcext:value-type="string">
            <text:p>Leaderboard as a motivator</text:p>
          </table:table-cell>
          <table:table-cell table:style-name="ce20" office:value-type="string" calcext:value-type="string">
            <text:p>Leaderboard as a mean of relative assessment</text:p>
          </table:table-cell>
          <table:table-cell table:style-name="ce20" office:value-type="string" calcext:value-type="string">
            <text:p>Challenges as a motivator</text:p>
          </table:table-cell>
          <table:table-cell table:style-name="ce19" office:value-type="string" calcext:value-type="string">
            <text:p>Collective feedback as a motivator</text:p>
          </table:table-cell>
          <table:table-cell table:style-name="ce20" office:value-type="string" calcext:value-type="string">
            <text:p>Fairness of the game matters</text:p>
          </table:table-cell>
          <table:table-cell table:style-name="ce20" office:value-type="string" calcext:value-type="string">
            <text:p>Gamification shoult be opt-in</text:p>
          </table:table-cell>
          <table:table-cell table:style-name="ce23" office:value-type="string" calcext:value-type="string">
            <text:p>Accuracy is important</text:p>
          </table:table-cell>
          <table:table-cell table:style-name="ce23" office:value-type="string" calcext:value-type="string">
            <text:p>Themis to increase awareness</text:p>
          </table:table-cell>
          <table:table-cell table:style-name="ce23" office:value-type="string" calcext:value-type="string">
            <text:p>Themis for code improvment</text:p>
          </table:table-cell>
          <table:table-cell table:style-name="ce23" office:value-type="string" calcext:value-type="string">
            <text:p>Themis to analyze quality trends</text:p>
          </table:table-cell>
          <table:table-cell table:style-name="ce23" office:value-type="string" calcext:value-type="string">
            <text:p>Themis and competitors</text:p>
          </table:table-cell>
          <table:table-cell table:style-name="ce24" office:value-type="string" calcext:value-type="string">
            <text:p>Useless parts of Themis</text:p>
          </table:table-cell>
          <table:table-cell table:style-name="ce14" office:value-type="string" calcext:value-type="string">
            <text:p>Themis does not disrupt normal work</text:p>
          </table:table-cell>
          <table:table-cell table:style-name="ce24" office:value-type="string" calcext:value-type="string">
            <text:p>Themis use frequency</text:p>
          </table:table-cell>
          <table:table-cell table:style-name="ce24" office:value-type="string" calcext:value-type="string">
            <text:p>Themis deployment</text:p>
          </table:table-cell>
          <table:table-cell table:style-name="ce24" office:value-type="string" calcext:value-type="string">
            <text:p>Quality management</text:p>
          </table:table-cell>
          <table:table-cell table:style-name="ce24" office:value-type="string" calcext:value-type="string">
            <text:p>GUI matters</text:p>
          </table:table-cell>
          <table:table-cell table:style-name="ce24" table:number-columns-repeated="7"/>
          <table:table-cell table:number-columns-repeated="991"/>
        </table:table-row>
        <table:table-row table:style-name="ro4">
          <table:table-cell table:style-name="ce11" office:value-type="string" calcext:value-type="string">
            <text:p/>
            <text:p>Mon fil d'actualité. Deux raisons : d'abord, il m'indique rapidement ce que j'ai en termes d'actions positives ou négatives. Je peux donc très vite évaluer mon travail. [d1]</text:p>
          </table:table-cell>
          <table:table-cell table:style-name="ce12" office:value-type="string" calcext:value-type="string">
            <text:p>Fil d'actualité : si j'ai effectué des anomalies, je cherche à les corriger au plus vite. [d1] </text:p>
          </table:table-cell>
          <table:table-cell table:style-name="ce11" office:value-type="string" calcext:value-type="string">
            <text:p>J'utilise Themis pour avoir accès à des suggestions de défauts techniques à corriger pour améliorer la qualité du code du projet [d1]</text:p>
          </table:table-cell>
          <table:table-cell table:style-name="ce11"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11" office:value-type="string" calcext:value-type="string">
            <text:p>Les développeurs sont jeunes et habitué au contrôle.[x1]</text:p>
          </table:table-cell>
          <table:table-cell table:style-name="ce6" office:value-type="string" calcext:value-type="string">
            <text:p>Dans d'autres équipes cela aurait été certainement beaucoup plus compliqué. Des developpeurs avec plus de bouteilles auraient certainement refusé.[x1]</text:p>
          </table:table-cell>
          <table:table-cell table:style-name="ce12" office:value-type="string" calcext:value-type="string">
            <text:p>les développeurs se sentent plus concernés, et le système de gamification y est pour quelque chose. [d4]</text:p>
          </table:table-cell>
          <table:table-cell table:style-name="ce11" office:value-type="string" calcext:value-type="string">
            <text:p>de trop grands écarts de points entre les développeurs peut être assez démoralisant, voir conduire à la résignation et à l'abandon de l'utilisation de thémis [d3]</text:p>
          </table:table-cell>
          <table:table-cell table:style-name="ce11"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1" office:value-type="string" calcext:value-type="string">
            <text:p>L'ambiance de la compétition est bon enfant, chacun essaye de faire le mieux possible (d15)</text:p>
          </table:table-cell>
          <table:table-cell table:style-name="ce12" office:value-type="string" calcext:value-type="string">
            <text:p>Classement : Pour me situer par rapport aux autres [d1] </text:p>
          </table:table-cell>
          <table:table-cell table:style-name="ce11" office:value-type="string" calcext:value-type="string">
            <text:p>Je regarde les plans d'actoins, on ne peut pas tout faire mais cela donne des axes d'amélioration (d15)</text:p>
          </table:table-cell>
          <table:table-cell table:style-name="ce12"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style-name="ce11" office:value-type="string" calcext:value-type="string">
            <text:p>l'équipe n'est pas stable, et les développeurs vont et viennent. [...] Une remise à zéro régulière par phase de développement me semble donc tout à fait justifiée. [d4]</text:p>
          </table:table-cell>
          <table:table-cell table:style-name="ce11" office:value-type="string" calcext:value-type="string">
            <text:p>La difficulté est de trouver le moyen efficace qui nous convient pour s'en servir. Certains préféreront les suggestions, d'autres les plans d'action... Mais c'est en l'utilisant qu'on trouve ce qui nous va. [d4]</text:p>
          </table:table-cell>
          <table:table-cell table:style-name="ce11" office:value-type="string" calcext:value-type="string">
            <text:p>Certaines fois je n'arrive pas à localiser mes actions nocives dans le code (d15)</text:p>
          </table:table-cell>
          <table:table-cell table:style-name="ce11" office:value-type="string" calcext:value-type="string">
            <text:p>Themis permet de s'améliorer, bien entendu cela dépend aussi de la fréquence de développement (d16)</text:p>
          </table:table-cell>
          <table:table-cell table:style-name="ce11" office:value-type="string" calcext:value-type="string">
            <text:p><text:span text:style-name="T1">J'utilise Themis</text:span> pour corriger de la dette [d5]</text:p>
          </table:table-cell>
          <table:table-cell table:style-name="ce12" office:value-type="string" calcext:value-type="string">
            <text:p>Objectifs en cours : Avoir une idée de l'orientation actuelle de la gestion de la dette [d1]</text:p>
          </table:table-cell>
          <table:table-cell table:style-name="ce11" office:value-type="string" calcext:value-type="string">
            <text:p>Themis est plus précis que Sonar (d16)</text:p>
          </table:table-cell>
          <table:table-cell table:style-name="ce11" office:value-type="string" calcext:value-type="string">
            <text:p>Des actions pour la diminuer avaient déjà été effectué avant l'arrivé de themis. Il n'y a pas plus d'actions depuis. [d6] </text:p>
          </table:table-cell>
          <table:table-cell table:style-name="ce11" office:value-type="string" calcext:value-type="string">
            <text:p>Themis n'a pas eu d'impact négatif sur mon travail (d15)</text:p>
          </table:table-cell>
          <table:table-cell table:style-name="ce11" office:value-type="string" calcext:value-type="string">
            <text:p>On regarde themis soit le matin soit l'apres-midi [m12]</text:p>
          </table:table-cell>
          <table:table-cell table:style-name="ce11" office:value-type="string" calcext:value-type="string">
            <text:p>la difficulté est venue du temps de configuration de themis et de la grande variation des points induite par les mises à jour. [d3]</text:p>
          </table:table-cell>
          <table:table-cell table:style-name="ce11" office:value-type="string" calcext:value-type="string">
            <text:p>La direction a engagé une action sur la qualimétrie, les métriques SONAR sont suivies toutes les semaines (d16)</text:p>
          </table:table-cell>
          <table:table-cell table:style-name="ce1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number-columns-repeated="998"/>
        </table:table-row>
        <table:table-row table:style-name="ro4">
          <table:table-cell table:style-name="ce11" office:value-type="string" calcext:value-type="string">
            <text:p>Je regarde surtout les actions que j'ai faites (d15)</text:p>
          </table:table-cell>
          <table:table-cell table:style-name="ce11" office:value-type="string" calcext:value-type="string">
            <text:p>une attention particulière au quotidien avant de mettre du code en conf. [d3]</text:p>
          </table:table-cell>
          <table:table-cell table:style-name="ce11" office:value-type="string" calcext:value-type="string">
            <text:p>Themis est très efficace pour réduire la dette grâce aux recommandations. Pour le test par contre c'est très difficile, surtout que je teste des GUI (d16)</text:p>
          </table:table-cell>
          <table:table-cell/>
          <table:table-cell table:style-name="ce11" office:value-type="string" calcext:value-type="string">
            <text:p>Je n'ai pas constaté de réserve sur le côté flicage.[x1]</text:p>
          </table:table-cell>
          <table:table-cell table:style-name="ce18"/>
          <table:table-cell table:style-name="ce21" office:value-type="string" calcext:value-type="string">
            <text:p>Cibler le type de défaut à corriger en premier [d2]</text:p>
          </table:table-cell>
          <table:table-cell table:style-name="ce11" office:value-type="string" calcext:value-type="string">
            <text:p>Qu'il soit positif c'est bien mais ce n'est pas une finalité d'avoir le meilleur score. [d2]</text:p>
          </table:table-cell>
          <table:table-cell table:style-name="ce22"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11" office:value-type="string" calcext:value-type="string">
            <text:p>Classement le jeu ludique qui permet de désigner la personne qui amène les chocolatines à la fin du sprint [d2]</text:p>
          </table:table-cell>
          <table:table-cell table:style-name="ce11" office:value-type="string" calcext:value-type="string">
            <text:p>D'abord le <text:s/>"classement" pour voir ou je me positionne. [d5] <text:s/></text:p>
          </table:table-cell>
          <table:table-cell table:style-name="ce11" office:value-type="string" calcext:value-type="string">
            <text:p>Objectif en cours met l'accent sur les defauts a tuer en premier. [d2]</text:p>
          </table:table-cell>
          <table:table-cell table:style-name="ce11" office:value-type="string" calcext:value-type="string">
            <text:p>Moi ca m'arrive de regarder et de les guider sur une reparation [m12]</text:p>
          </table:table-cell>
          <table:table-cell table:style-name="ce11" office:value-type="string" calcext:value-type="string">
            <text:p>[la remise a zero des points] permet de challenger les développeurs régulièrement et les empêcher d’être découragés par l'écart de points. [d2]</text:p>
          </table:table-cell>
          <table:table-cell/>
          <table:table-cell table:style-name="ce11" office:value-type="string" calcext:value-type="string">
            <text:p>Des fois on est pas convaincu par certaines règles, par exemple trop de conditions dans les if (d16)</text:p>
          </table:table-cell>
          <table:table-cell table:style-name="ce11" office:value-type="string" calcext:value-type="string">
            <text:p>utilisation de plus d'outils de qualimétrie avant le commit [d2]</text:p>
          </table:table-cell>
          <table:table-cell table:style-name="ce11" office:value-type="string" calcext:value-type="string">
            <text:p><text:span text:style-name="T1">J'utilise Themis</text:span> afin d'améliorer le code produit [d4]</text:p>
          </table:table-cell>
          <table:table-cell table:style-name="ce11" office:value-type="string" calcext:value-type="string">
            <text:p><text:span text:style-name="T1">J'utilise Themis</text:span> pour suivi des défauts [d6]</text:p>
          </table:table-cell>
          <table:table-cell table:style-name="ce11" office:value-type="string" calcext:value-type="string">
            <text:p>Je ne regarde quasiment plus Sonar pour gérer la dette, uniquement Thémis [d1]</text:p>
          </table:table-cell>
          <table:table-cell table:style-name="ce11" office:value-type="string" calcext:value-type="string">
            <text:p>Les commentaires négatifs sont ceux des développeurs les plus aguerris et les plus sensibles à la non création de dette. Ils pensent que Thémis ne leur apporte rien. [m3]</text:p>
          </table:table-cell>
          <table:table-cell table:style-name="ce11" office:value-type="string" calcext:value-type="string">
            <text:p>J'ai peu d'expérience en tant que manager. De loin je n'ai pas observé de perturbation sur le travail.[x1]</text:p>
          </table:table-cell>
          <table:table-cell table:style-name="ce11"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11" office:value-type="string" calcext:value-type="string">
            <text:p>J'ai reçu une formation pour utiliser Themis, mais nous n'avons pas de préconisation d'utilisation (d15)</text:p>
          </table:table-cell>
          <table:table-cell table:style-name="ce11" office:value-type="string" calcext:value-type="string">
            <text:p>On est sur un autre projet qui est utilise depuis tres longtemps, la on va essayer de ne pas degrader la dette car on ne veut pas toucher au code des autres [d11]</text:p>
          </table:table-cell>
          <table:table-cell table:style-name="ce11" office:value-type="string" calcext:value-type="string">
            <text:p>J'aimerai avoir le pourcentage exact d'actions saines, pas seulement le badge (d16)</text:p>
          </table:table-cell>
          <table:table-cell table:number-columns-repeated="998"/>
        </table:table-row>
        <table:table-row table:style-name="ro4">
          <table:table-cell table:style-name="ce12" office:value-type="string" calcext:value-type="string">
            <text:p>Puis le "Rapport des actions majeurs" pour mes axes d'améliorations. Notamment les actions négatifs. [d5] </text:p>
          </table:table-cell>
          <table:table-cell table:style-name="ce11" office:value-type="string" calcext:value-type="string">
            <text:p>Avec mon fil d'actualité, je voyais très vite ce que je faisais de bien ou de mal et ce que j'avais à corriger. J'en profite éventuellement pour corriger alors d'autres défauts dans le fichier. [d1]</text:p>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style-name="ce11" office:value-type="string" calcext:value-type="string">
            <text:p>C'est nouveau alors on a peur forcement, on se dit que tout le monde va voir nos commits, mais au final non pas de probleme [d11]</text:p>
          </table:table-cell>
          <table:table-cell table:style-name="ce11" office:value-type="string" calcext:value-type="string">
            <text:p>On sait toujours qui a fait quoi surtout quand ce sont des erreurs du coup pourquoi ne pas l'afficher directement comme ça ont retiens aussi les bonnes actions du développeurs [d2]</text:p>
          </table:table-cell>
          <table:table-cell table:style-name="ce18"/>
          <table:table-cell table:style-name="ce21" office:value-type="string" calcext:value-type="string">
            <text:p><text:span text:style-name="T1">J'utilise Themis </text:span>pour rechercher les fichiers contenant plusieurs anomalies à corriger [d7]</text:p>
          </table:table-cell>
          <table:table-cell table:style-name="ce22" office:value-type="string" calcext:value-type="string">
            <text:p>je n'aime pas trop l'idée d'un classement. [...] je trouve ça dommage qu'il faille avoir une récompense pour coder proprement, ou être au fond du classement pour corriger les anomalies sonar qu'on a créé la veille. [d6]</text:p>
          </table:table-cell>
          <table:table-cell table:style-name="ce11" office:value-type="string" calcext:value-type="string">
            <text:p>Des fois les merge et les rollbacks induisent des actions nocives, du coup j'essaye d'éviter les merges (d14)</text:p>
          </table:table-cell>
          <table:table-cell table:style-name="ce11"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1" office:value-type="string" calcext:value-type="string">
            <text:p>[Le score] me permet d'évaluer mon travail sur une période, si j'ai été bénéfique ou non à mon [projet] [d1]</text:p>
          </table:table-cell>
          <table:table-cell table:style-name="ce11" office:value-type="string" calcext:value-type="string">
            <text:p>Le fil d'actualités et les objectifs afin d'améliorer mon propre code en priorité. [d4]</text:p>
          </table:table-cell>
          <table:table-cell table:style-name="ce11" office:value-type="string" calcext:value-type="string">
            <text:p>Meme si ils declenchent des defauts on va les voir on leur explique comment ils peuvent corriger le defaut. C'est aussi pour eux une facon d'apprendre a mieux coder [m12]</text:p>
          </table:table-cell>
          <table:table-cell table:style-name="ce11" office:value-type="string" calcext:value-type="string">
            <text:p>C'est pas si embêtant finalement que ce soit un peu inexact (d15)</text:p>
          </table:table-cell>
          <table:table-cell table:number-columns-repeated="2"/>
          <table:table-cell table:style-name="ce11" office:value-type="string" calcext:value-type="string">
            <text:p>une attention particulière au quotidien avant de mettre du code en conf. [d3]</text:p>
          </table:table-cell>
          <table:table-cell table:style-name="ce12" office:value-type="string" calcext:value-type="string">
            <text:p><text:span text:style-name="T1">J'utilise Themis</text:span> dans un but d'amélioration continue [d3]</text:p>
          </table:table-cell>
          <table:table-cell table:style-name="ce11" office:value-type="string" calcext:value-type="string">
            <text:p>Le fil d'actualité [...] permet de voir rapidement si on a ajouté de la dette. [d8]</text:p>
          </table:table-cell>
          <table:table-cell table:style-name="ce11" office:value-type="string" calcext:value-type="string">
            <text:p>Je suis certains que les utilisateurs de Themis ne sont jamais allé voir le rapport de Sonar.[x1]</text:p>
          </table:table-cell>
          <table:table-cell table:style-name="ce11" office:value-type="string" calcext:value-type="string">
            <text:p>Je ne suis pas un utilisateur approfondi [x1]</text:p>
          </table:table-cell>
          <table:table-cell table:style-name="ce11" office:value-type="string" calcext:value-type="string">
            <text:p>Je n'ai pas vu de déviance de comportement pour gagner des badges ou des points.[x1]</text:p>
          </table:table-cell>
          <table:table-cell table:style-name="ce11" office:value-type="string" calcext:value-type="string">
            <text:p>Tous les matins faire le tour des projets et des métrics sur les projets. Et faire remonter les commits qui n'ont pas la fusée verte.[x1]</text:p>
          </table:table-cell>
          <table:table-cell table:style-name="ce11" office:value-type="string" calcext:value-type="string">
            <text:p>J'ai du mettre en place dans Jenkins une verification que la MAJ themis se soit bien passee [m12]</text:p>
          </table:table-cell>
          <table:table-cell table:style-name="ce11" office:value-type="string" calcext:value-type="string">
            <text:p>J'attache énormément d'importance au flux de nouveau code. Celui-ci doit apporter une dette nulle ou très faible. Sur le reste du code legacy qui est plus ou moins vieux (entre 1 et 10 ans) nous mettons des niveaux d'exigence adaptés [m2]</text:p>
          </table:table-cell>
          <table:table-cell table:style-name="ce11" office:value-type="string" calcext:value-type="string">
            <text:p>Sonar c'est pas forcément beau. Themis a franchement apporté du positif. C'est beau et c'est plus simple. On voit mieux les infos.[d12]</text:p>
          </table:table-cell>
          <table:table-cell table:number-columns-repeated="998"/>
        </table:table-row>
        <table:table-row table:style-name="ro4">
          <table:table-cell table:style-name="ce11" office:value-type="string" calcext:value-type="string">
            <text:p>J'utilise Themis pour avoir accès à un historique de mes actions pour évaluer ma manière de travailler [d1]</text:p>
          </table:table-cell>
          <table:table-cell table:style-name="ce11" office:value-type="string" calcext:value-type="string">
            <text:p><text:s/>moins de dette créée et corrigée au plus tôt. [d8]</text:p>
          </table:table-cell>
          <table:table-cell/>
          <table:table-cell table:style-name="ce11" office:value-type="string" calcext:value-type="string" table:number-columns-spanned="2" table:number-rows-spanned="1">
            <text:p>Au tout debut quand on nous a presente themis on s'est dit "On va etre fliques", mais au final c'est bien vu. On a ete rassures a l'usage [d11]</text:p>
          </table:table-cell>
          <table:covered-table-cell table:style-name="ce15"/>
          <table:table-cell table:style-name="ce16"/>
          <table:table-cell table:style-name="ce11" office:value-type="string" calcext:value-type="string">
            <text:p>Le jeu est important pour moi car c'est plus que supprimer une ligne en bleu dans l'IDE (d16)</text:p>
          </table:table-cell>
          <table:table-cell table:style-name="ce22" office:value-type="string" calcext:value-type="string">
            <text:p>j'ai rarement le temps de réaliser des corrections de masse, d'ano sonar (autre que celles créées la veille par mes soins), donc mon score est ce qu'il est. [d7]</text:p>
          </table:table-cell>
          <table:table-cell/>
          <table:table-cell table:style-name="ce12" office:value-type="string" calcext:value-type="string">
            <text:p>la recherche de correction à faire afin de progresser dans le classement [d3]</text:p>
          </table:table-cell>
          <table:table-cell table:style-name="ce11" office:value-type="string" calcext:value-type="string">
            <text:p>[Le score] me permet de me positionner par rapport à mes collègues. Pas dans l'optique de montrer que je suis meilleur qu'eux, mais pour voir si je suis aussi bon qu'eux. <text:s/>[d1]</text:p>
          </table:table-cell>
          <table:table-cell table:style-name="ce12" office:value-type="string" calcext:value-type="string">
            <text:p>Enfin "les objectifs en cours" pour voir comment monter vite dans le classement [d5]</text:p>
          </table:table-cell>
          <table:table-cell/>
          <table:table-cell table:style-name="ce11" office:value-type="string" calcext:value-type="string">
            <text:p>Certains points négatifs ne sont pas corrigés car on décide de ne pas les corriger. Donc si on ne remet pas à zéro les points et donc le classement, on ne bougera jamais dans ce classement [d7]</text:p>
          </table:table-cell>
          <table:table-cell table:number-columns-repeated="2"/>
          <table:table-cell table:style-name="ce11" office:value-type="string" calcext:value-type="string">
            <text:p>L'utilisation des outils de qualimetrie ce veut systématique, ce qui n'était pas vraiment le cas avant [d5]</text:p>
          </table:table-cell>
          <table:table-cell table:style-name="ce12" office:value-type="string" calcext:value-type="string">
            <text:p><text:span text:style-name="T1">J'utilise Themis pour </text:span>nettoyer mon code dans la cas ou j'aurai oublié de le faire [d5]</text:p>
          </table:table-cell>
          <table:table-cell table:style-name="ce11" office:value-type="string" calcext:value-type="string">
            <text:p>A la fin de chaque sprint on essaie de voir la progression des defauts/TU ecrits [m12]</text:p>
          </table:table-cell>
          <table:table-cell table:style-name="ce11" office:value-type="string" calcext:value-type="string">
            <text:p>SonarLint est utilisé localement mais la vue d'ensemble n'est pas apporté par Sonar. [x1]</text:p>
          </table:table-cell>
          <table:table-cell table:style-name="ce11" office:value-type="string" calcext:value-type="string">
            <text:p>La parge du suivi des métrics ... j'ai du la voir ... Mais je ne l'ai pas utilisé.[x1]</text:p>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style-name="ce11" office:value-type="string" calcext:value-type="string">
            <text:p>Par contre, il n'y a pas d'effet immédiat. Il faut attendre le build Sonar (1 à 2 fois par jours)[x1]</text:p>
          </table:table-cell>
          <table:table-cell table:style-name="ce11" office:value-type="string" calcext:value-type="string">
            <text:p>Il y a eu une difficulté de mise en place et de configuration.[x1]</text:p>
          </table:table-cell>
          <table:table-cell table:style-name="ce11" office:value-type="string" calcext:value-type="string">
            <text:p>Dans notre situation nous cherchions à ce que le développeur mette en configuration un code juste du premier coup. Pour cela l'idée est de récompenser l'absence d'actions négatives. [m2]</text:p>
          </table:table-cell>
          <table:table-cell table:style-name="ce11" office:value-type="string" calcext:value-type="string">
            <text:p>Themis est facile d'utilisation. tout le monde peut y acceder. On comprend ce qu'on a fait. Les explications (récupérée de Sonar) sont bien faites.</text:p>
          </table:table-cell>
          <table:table-cell table:number-columns-repeated="998"/>
        </table:table-row>
        <table:table-row table:style-name="ro4">
          <table:table-cell table:style-name="ce11" office:value-type="string" calcext:value-type="string">
            <text:p><text:span text:style-name="T1">J'utilise Themis pour </text:span>avoir accès aux défauts techniques que je rajoute suite à mes développements [d1]</text:p>
          </table:table-cell>
          <table:table-cell table:style-name="ce11" office:value-type="string" calcext:value-type="string">
            <text:p>Cela individualise le travail, ce qui peut être un défaut. Mais c'est pour le bien commun. Des actions particulières pour l'intérêt général.[x1]</text:p>
          </table:table-cell>
          <table:table-cell table:style-name="ce8"/>
          <table:table-cell table:style-name="ce11" office:value-type="string" calcext:value-type="string" table:number-columns-spanned="2" table:number-rows-spanned="1">
            <text:p>J'était inquiet au début car je suis débutant maintenant je ne suis plus inquiet car l'utilisation n'est pas néfaste (d16)</text:p>
          </table:table-cell>
          <table:covered-table-cell table:style-name="ce15"/>
          <table:table-cell table:style-name="ce16"/>
          <table:table-cell/>
          <table:table-cell table:style-name="ce11" office:value-type="string" calcext:value-type="string">
            <text:p>Certain développeurs ont des caractères plus discret et la gamification n'est pas forcément un bon levier pour ceux là [m2]</text:p>
          </table:table-cell>
          <table:table-cell/>
          <table:table-cell table:style-name="ce12" office:value-type="string" calcext:value-type="string">
            <text:p>Si je vois que j'ai baissé en classement, j'essaie de comprendre pourquoi. [...] je vais penser que c'est car j'ai crée de la dette [...]. Je rejette donc un œil au fil d'actualité pour avoir le détail. [d1]</text:p>
          </table:table-cell>
          <table:table-cell table:style-name="ce11" office:value-type="string" calcext:value-type="string">
            <text:p>La compétition dans Themis reste cordiale et ce n'est pas un problème. Le classement sert à se situer et dépend aussi beaucoup de la quantité de développement (d13)</text:p>
          </table:table-cell>
          <table:table-cell table:style-name="ce11" office:value-type="string" calcext:value-type="string">
            <text:p>[Je regarde] les objectifs en cours si j'ai le temps de faire une activité de correction de masse pour réduire la dette. [d7]</text:p>
          </table:table-cell>
          <table:table-cell/>
          <table:table-cell table:style-name="ce11" office:value-type="string" calcext:value-type="string">
            <text:p>Quelques bugs gênants qui ont pu perturbé mes collègues et moi : non détection de correction, affectation à tort de défauts... Tout ce qui venait en fait perturber le calcul du score de chacun. [d1]</text:p>
          </table:table-cell>
          <table:table-cell table:number-columns-repeated="2"/>
          <table:table-cell table:style-name="ce11" office:value-type="string" calcext:value-type="string">
            <text:p>Peut-etre qu'on connaissait les regles mais on ne pensait pas forcement a les appliquer [d11]</text:p>
          </table:table-cell>
          <table:table-cell table:style-name="ce11" office:value-type="string" calcext:value-type="string">
            <text:p>themis à eu un impact positif sur notre projet. Il nous permet d'inscrire notre dette dans un processus de baisse constante et donc d'en venir à bout un jour [d5]</text:p>
          </table:table-cell>
          <table:table-cell table:style-name="ce11" office:value-type="string" calcext:value-type="string">
            <text:p>Themis apporte cette vue d'ensemble sur la DT.[x1]</text:p>
          </table:table-cell>
          <table:table-cell table:style-name="ce11" office:value-type="string" calcext:value-type="string">
            <text:p>On n'utilise pas dans sonar l'identification (qui fait quoi)[x1]</text:p>
          </table:table-cell>
          <table:table-cell table:style-name="ce11" office:value-type="string" calcext:value-type="string">
            <text:p>Je n'ai pas le reflexe de regarder si j'ai eu des badges, ce sont surtout mes collègues qui me le font remarquer (d15)</text:p>
          </table:table-cell>
          <table:table-cell table:style-name="ce11" office:value-type="string" calcext:value-type="string">
            <text:p>Je ne vois pas d'inconvénient à utiliser Themis, c'est plutôt positif (d14)</text:p>
          </table:table-cell>
          <table:table-cell table:style-name="ce11" office:value-type="string" calcext:value-type="string">
            <text:p>Chaque soir Sonar tourne et on regarde themis le lendemain matin.</text:p>
          </table:table-cell>
          <table:table-cell table:style-name="ce11" office:value-type="string" calcext:value-type="string">
            <text:p>Il y a un problème avec les branches car il faut penser à faire le build dans la bonne branche pour que les données remontent.[x1]</text:p>
          </table:table-cell>
          <table:table-cell table:style-name="ce11" office:value-type="string" calcext:value-type="string">
            <text:p>je dirais que ça dépend du manager. cependant, je suis plutot serein car [mon manager] n'est pas du genre à sanctionner les erreurs mais tend à nous tirer vers le haut. [d3]</text:p>
          </table:table-cell>
          <table:table-cell table:style-name="ce11" office:value-type="string" calcext:value-type="string">
            <text:p>L'utilisation de Themis et de Sonar amène à des redondances entre les deux outils, cependant dans Themis les choses sont mieux présentées et l'aspect est plus "fun" (d13)</text:p>
          </table:table-cell>
          <table:table-cell table:number-columns-repeated="998"/>
        </table:table-row>
        <table:table-row table:style-name="ro4">
          <table:table-cell table:style-name="ce11" office:value-type="string" calcext:value-type="string">
            <text:p>Les informations [du tableau de bord] me mettent en alerte sur des points précis que je dois surveiller pour ma progression personnelle. [d5]</text:p>
          </table:table-cell>
          <table:table-cell table:number-columns-repeated="2"/>
          <table:table-cell table:style-name="ce11" office:value-type="string" calcext:value-type="string">
            <text:p>Au début on était inquiet d'être enregistré. On s'est donc mis d'accord avec la direction pour que ca reste pour les développeurs.[d12]</text:p>
          </table:table-cell>
          <table:table-cell table:style-name="ce16" table:number-columns-repeated="2"/>
          <table:table-cell table:style-name="ce11" office:value-type="string" calcext:value-type="string">
            <text:p>la competition reste assez ludique, pas de mauvais esprit [m12]</text:p>
          </table:table-cell>
          <table:table-cell table:style-name="ce22" office:value-type="string" calcext:value-type="string">
            <text:p>Avoir une quantité de points positifs signifie que l'on passe beaucoup de temps à corriger, ce qui n'est pas mon objectif principal [d4]</text:p>
          </table:table-cell>
          <table:table-cell/>
          <table:table-cell table:style-name="ce11" office:value-type="string" calcext:value-type="string">
            <text:p>le score est un outil de plus pour motiver les initiatives au sein de l'équipe. [d3]</text:p>
          </table:table-cell>
          <table:table-cell table:style-name="ce11" office:value-type="string" calcext:value-type="string">
            <text:p>Le jeu ne m'apporte pas de motivation particulière par contre il me permet de me situer (d13)</text:p>
          </table:table-cell>
          <table:table-cell table:style-name="ce22" office:value-type="string" calcext:value-type="string">
            <text:p>utilisation de plus d'outils de qualimétrie avant de commit le code et correction de défauts de la dette technique en fonction des plans d'actions établis [d2]</text:p>
          </table:table-cell>
          <table:table-cell/>
          <table:table-cell table:style-name="ce11" office:value-type="string" calcext:value-type="string">
            <text:p>Le nombre de médaille est parfois biaisé, par exemple pour les personnes qui font très peu de développement (d15)</text:p>
          </table:table-cell>
          <table:table-cell table:number-columns-repeated="2"/>
          <table:table-cell table:style-name="ce22" office:value-type="string" calcext:value-type="string">
            <text:p>Le but est pour moi d'apprendre de ses erreurs avant de corriger la dette existante. [d3]</text:p>
          </table:table-cell>
          <table:table-cell table:style-name="ce11" office:value-type="string" calcext:value-type="string">
            <text:p><text:span text:style-name="T1">J'utilise Themis </text:span>pour les anomalies ajoutées la veille (en remplacement de Sonar) [d7]</text:p>
          </table:table-cell>
          <table:table-cell table:style-name="ce11" office:value-type="string" calcext:value-type="string">
            <text:p>On regarde pas mal la page des métrics pour avoir la tendance soit sur le sprint en cours soit sur le général. Actuellement c'est plutôt bon. [d12]</text:p>
          </table:table-cell>
          <table:table-cell table:style-name="ce11" office:value-type="string" calcext:value-type="string">
            <text:p>Pour l'impact sur la DT c'est difficile de faire la part des choses entre Themis et SonarLint. Ok pour la prise de conscience pour Themis.[x1]</text:p>
          </table:table-cell>
          <table:table-cell table:style-name="ce11" office:value-type="string" calcext:value-type="string">
            <text:p>On avait pas mal de remontées avec Sonar et Themis propose les mêmes. On avait donc une bonne connaissance.[d12]</text:p>
          </table:table-cell>
          <table:table-cell table:style-name="ce11" office:value-type="string" calcext:value-type="string">
            <text:p>L'ambiance de la compétition est bon enfant, les managers ne s'en servent pas, c'est seulement entre collègues (d14)</text:p>
          </table:table-cell>
          <table:table-cell table:style-name="ce11" office:value-type="string" calcext:value-type="string">
            <text:p>Chaque fin de semaine on a un point sur l'analyse Sonar, et on regarde aussi themis à ce moment.</text:p>
          </table:table-cell>
          <table:table-cell table:style-name="ce11" office:value-type="string" calcext:value-type="string">
            <text:p>On participe tous au jeu. On a même pas réfléchi s'il falait ou pas. C'était une évidence. On s'est tous inscrit. [d12]</text:p>
          </table:table-cell>
          <table:table-cell table:style-name="ce22" office:value-type="string" calcext:value-type="string">
            <text:p>Néanmoins, à l'heure actuel, le nombre de défauts est tellement important qu'il faut aussi valoriser mes activités de corrections. [d1]</text:p>
            <text:p/>
          </table:table-cell>
          <table:table-cell table:style-name="ce11" office:value-type="string" calcext:value-type="string">
            <text:p>L'interface est conviviale mais manque un peu d'ergonomie, par exemple les suivi de métriques sont durs à lire (d13)</text:p>
          </table:table-cell>
          <table:table-cell table:number-columns-repeated="998"/>
        </table:table-row>
        <table:table-row table:style-name="ro4">
          <table:table-cell table:style-name="ce11" office:value-type="string" calcext:value-type="string">
            <text:p>je vais utiliser Themis tous les midis. Je traite mes retours de commits le midi ou quand je fais un gros commit. Si il y a des actions nocives je les corrige des que je les vois [d11] </text:p>
          </table:table-cell>
          <table:table-cell table:style-name="ce11" office:value-type="string" calcext:value-type="string">
            <text:p>Themis sans gamification serait utile en particulier pour la DT. Les indicateurs sont importants.[d12]</text:p>
          </table:table-cell>
          <table:table-cell/>
          <table:table-cell table:style-name="ce11" office:value-type="string" calcext:value-type="string">
            <text:p>Le pilote de Themis ne peut pas voir les noms des personnes qui ont fait telle ou telle action. C'est rassurant.[d12]</text:p>
          </table:table-cell>
          <table:table-cell table:style-name="ce17"/>
          <table:table-cell table:style-name="ce16"/>
          <table:table-cell table:style-name="ce11" office:value-type="string" calcext:value-type="string">
            <text:p>au debut ils n'etaient pas sensibilises a ca (ne pas ajouter d'anomalies). Je pense que le jeu les as sensibilises [m12]</text:p>
          </table:table-cell>
          <table:table-cell table:number-columns-repeated="2"/>
          <table:table-cell table:style-name="ce22" office:value-type="string" calcext:value-type="string">
            <text:p>Le côté ludique du score permet une émulation entre les développeur [d3]</text:p>
          </table:table-cell>
          <table:table-cell table:style-name="ce8"/>
          <table:table-cell table:style-name="ce22" office:value-type="string" calcext:value-type="string">
            <text:p>une petite campagne de correction de dette de temps en temps en plus d'une vigilance au quotidien. [d3]</text:p>
          </table:table-cell>
          <table:table-cell/>
          <table:table-cell table:style-name="ce11" office:value-type="string" calcext:value-type="string">
            <text:p>Je n'ai aucun problème [vis a vis du fait que themis me note] à condition que le système de détection soit infaillible et ne m'affecte pas à tort une création/suppression de dette. [d1]</text:p>
          </table:table-cell>
          <table:table-cell table:number-columns-repeated="2"/>
          <table:table-cell table:style-name="ce11" office:value-type="string" calcext:value-type="string">
            <text:p>Grâce à Themis je suis plus sensiblisée au règles Sonar, je fais plus de tests unitaires (d15)</text:p>
          </table:table-cell>
          <table:table-cell table:style-name="ce11" office:value-type="string" calcext:value-type="string">
            <text:p><text:span text:style-name="T1">J'utilise Themis </text:span>améliorer la qualité de mon code [d8]</text:p>
          </table:table-cell>
          <table:table-cell table:style-name="ce13" office:value-type="string" calcext:value-type="string">
            <text:p>Je vais voir quelles sont les anomalies les plus declenchees, et je vais faire une communication pour indiquer a toute l'equipe comment ca devrait etre fait [m12]</text:p>
          </table:table-cell>
          <table:table-cell table:style-name="ce11" office:value-type="string" calcext:value-type="string">
            <text:p>Pour la connaissance des règles, je ne sais pas si cela vient de SonarLint ou de Themis.[x1]</text:p>
          </table:table-cell>
          <table:table-cell table:style-name="ce11" office:value-type="string" calcext:value-type="string">
            <text:p>Il ne m'est jamais arrivé de changer ma planification parce que Themis me proposait d'aller corriger de la dette. [d12]</text:p>
          </table:table-cell>
          <table:table-cell table:style-name="ce1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style-name="ce11" office:value-type="string" calcext:value-type="string">
            <text:p>J'utilise Themis quand j'ai un moment de libre, pas en temps réel, en moyenne une fois par semaine. Mais j'aimerai l'utiliser plus (d13)</text:p>
          </table:table-cell>
          <table:table-cell table:style-name="ce11" office:value-type="string" calcext:value-type="string">
            <text:p>La mise en place de themis était compliqué. Tout brancher, themis, sonar, jenkins. Maintenant on s'en rend plus compte[d12]</text:p>
          </table:table-cell>
          <table:table-cell table:style-name="ce22" office:value-type="string" calcext:value-type="string">
            <text:p>Produire un code clean est la première étape afin de pouvoir faire baisser la dette. [d8]</text:p>
          </table:table-cell>
          <table:table-cell table:style-name="ce11" office:value-type="string" calcext:value-type="string">
            <text:p>Il n'y a pas assez d'avatars (d16)</text:p>
          </table:table-cell>
          <table:table-cell table:number-columns-repeated="998"/>
        </table:table-row>
        <table:table-row table:style-name="ro4">
          <table:table-cell table:style-name="ce11" office:value-type="string" calcext:value-type="string">
            <text:p>Themis permet de discuter avec l'équipe pour disséminer les bonnes pratiques sur certaines règles (d15)</text:p>
          </table:table-cell>
          <table:table-cell table:number-columns-repeated="3"/>
          <table:table-cell table:style-name="ce11" office:value-type="string" calcext:value-type="string">
            <text:p>Je n'ai pas eu d'appréhension à utiliser Themis car la direction a été claire sur le fait que cela ne serait pas utilisé à charge (d15)</text:p>
          </table:table-cell>
          <table:table-cell table:style-name="ce16"/>
          <table:table-cell table:style-name="ce11" office:value-type="string" calcext:value-type="string">
            <text:p>Le jeu, c'est toujours interessant. Parfois on ne comprends pas vraiment comment le classement fonctionne, mais c'est drole [d11]</text:p>
          </table:table-cell>
          <table:table-cell table:number-columns-repeated="2"/>
          <table:table-cell table:style-name="ce22" office:value-type="string" calcext:value-type="string">
            <text:p>[pour ameliorer mon score] En premier : éviter de rajouter des défauts ! J'utilise les outils de qualimétrie à ma disposition avant toute mise en configuration de mes développements [d1]</text:p>
          </table:table-cell>
          <table:table-cell table:style-name="ce8"/>
          <table:table-cell table:style-name="ce11" office:value-type="string" calcext:value-type="string">
            <text:p>J'aime bien les médailles le côté compétition (d16)</text:p>
          </table:table-cell>
          <table:table-cell/>
          <table:table-cell table:style-name="ce11" office:value-type="string" calcext:value-type="string">
            <text:p>Ce qui est un peu frustrant c'est que la nocivite elle ne peut que augmenter, mais pas diminuer. Elle ne baissera pas meme si on corrige l'erreur [d11]</text:p>
          </table:table-cell>
          <table:table-cell table:number-columns-repeated="2"/>
          <table:table-cell table:style-name="ce11" office:value-type="string" calcext:value-type="string">
            <text:p>Themis améliore la compréhension des règles (d16)</text:p>
          </table:table-cell>
          <table:table-cell table:style-name="ce11" office:value-type="string" calcext:value-type="string">
            <text:p>la correction d'erreurs de la veille [d3]</text:p>
          </table:table-cell>
          <table:table-cell/>
          <table:table-cell table:style-name="ce11" office:value-type="string" calcext:value-type="string">
            <text:p>Themis est utile car on peut voir directement les commits de la veille, qui sont plus difficiles a trouver dans Sonar [m12]</text:p>
          </table:table-cell>
          <table:table-cell table:style-name="ce11" office:value-type="string" calcext:value-type="string">
            <text:p>Je n'utilise pas le suivi des métriques de qualité, uniquement le fil d'action (d13)</text:p>
          </table:table-cell>
          <table:table-cell table:style-name="ce8"/>
          <table:table-cell table:style-name="ce11" office:value-type="string" calcext:value-type="string">
            <text:p>J'utilise Themis dès que j'ai un moment, par exemple après un commit (d14)</text:p>
          </table:table-cell>
          <table:table-cell table:style-name="ce11" office:value-type="string" calcext:value-type="string">
            <text:p>J'ai reçu une formation sur Themis, puis je me suis inscrit à un salon (d14)</text:p>
          </table:table-cell>
          <table:table-cell table:style-name="ce11" office:value-type="string" calcext:value-type="string">
            <text:p>on laisse passer les defauts mineurs [m12]</text:p>
          </table:table-cell>
          <table:table-cell table:style-name="ce8"/>
          <table:table-cell table:number-columns-repeated="998"/>
        </table:table-row>
        <table:table-row table:style-name="ro4">
          <table:table-cell table:style-name="ce11" office:value-type="string" calcext:value-type="string">
            <text:p>Je connaissais déjà certaines règles mais j'en ai appris certaines grâce a Themis (d16)</text:p>
          </table:table-cell>
          <table:table-cell table:number-columns-repeated="3"/>
          <table:table-cell table:style-name="ce11" office:value-type="string" calcext:value-type="string">
            <text:p>La société a été claire que Themis ne serait pas utilisé à charge donc je n'ai pas eu peur d'utilser Themis (d13)</text:p>
          </table:table-cell>
          <table:table-cell table:style-name="ce16"/>
          <table:table-cell table:style-name="ce11" office:value-type="string" calcext:value-type="string">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table-cell table:style-name="ce11" office:value-type="string" calcext:value-type="string">
            <text:p>La classement c'est sympa, mais je ne fais pas tout pour avoir des médailes (d15)</text:p>
          </table:table-cell>
          <table:table-cell/>
          <table:table-cell table:style-name="ce22" office:value-type="string" calcext:value-type="string">
            <text:p>[Le score est important] Pour pouvoir me moquer de mes collégues [d4]</text:p>
          </table:table-cell>
          <table:table-cell/>
          <table:table-cell table:style-name="ce11" office:value-type="string" calcext:value-type="string">
            <text:p>Les badges ne sont pas un objectif en soi, mais c'est amusant, surtout d'obtenir ceux qu'on a jamais eu (d16)</text:p>
          </table:table-cell>
          <table:table-cell/>
          <table:table-cell table:style-name="ce11" office:value-type="string" calcext:value-type="string">
            <text:p>Les branches et le MCO (Maintient en condition opérationnel). Là c'est vraiment problématique car à chaque fois qu'ils corrigent des bug ils font une branche mais c'est toujours la même personne qui fait l'intégration. [x1]</text:p>
          </table:table-cell>
          <table:table-cell table:number-columns-repeated="2"/>
          <table:table-cell table:style-name="ce11" office:value-type="string" calcext:value-type="string">
            <text:p>Les développeurs l'utilisent aussi en terme de prise de conscience des bonnes pratiques de développement.[x1]</text:p>
          </table:table-cell>
          <table:table-cell table:style-name="ce22" office:value-type="string" calcext:value-type="string">
            <text:p>je corrige si j'ai des ajouts de défauts si cela est possible. [d6]</text:p>
          </table:table-cell>
          <table:table-cell/>
          <table:table-cell table:style-name="ce13" office:value-type="string" calcext:value-type="string">
            <text:p>SonarLint remonte parfois une marée de violation. Du coup on ne les voit plus. [x1]</text:p>
          </table:table-cell>
          <table:table-cell table:style-name="ce11" office:value-type="string" calcext:value-type="string">
            <text:p>Je n'utilise pas la page de suvi, j'utilise surtout le fil d'actualité (d16)</text:p>
          </table:table-cell>
          <table:table-cell/>
          <table:table-cell table:style-name="ce11" office:value-type="string" calcext:value-type="string">
            <text:p>J'utilse le suivi des métriques de temps en temps (d14)</text:p>
          </table:table-cell>
          <table:table-cell table:style-name="ce8"/>
          <table:table-cell table:style-name="ce11" office:value-type="string" calcext:value-type="string">
            <text:p>pour moi le travail etait de faire que les jobs jenkins fonctionnent correctement [m12]</text:p>
          </table:table-cell>
          <table:table-cell table:number-columns-repeated="999"/>
        </table:table-row>
        <table:table-row table:style-name="ro4">
          <table:table-cell table:style-name="ce11" office:value-type="string" calcext:value-type="string">
            <text:p>Le code couleur et le classement permettent quotidiennement d'avoir un aperçu des actions ayant des conséquences sur la dette [m3]</text:p>
          </table:table-cell>
          <table:table-cell table:number-columns-repeated="2"/>
          <table:table-cell table:style-name="ce11" office:value-type="string" calcext:value-type="string" table:number-columns-spanned="2" table:number-rows-spanned="1">
            <text:p>Au début j'ai eu de l'appréhension car je ne savais pas comment le management aller utiliser Themis, maintenant je suis rassuré (d14)</text:p>
          </table:table-cell>
          <table:covered-table-cell table:style-name="ce15"/>
          <table:table-cell table:style-name="ce16"/>
          <table:table-cell table:style-name="ce11" office:value-type="string" calcext:value-type="string">
            <text:p>Sans le jeu Themis serait moins fun. Le jeu nous fait y aller plus souvent, donne un côté plus convivial, c'est marrant de se challlenger sans que ce soit malsai (d15)</text:p>
          </table:table-cell>
          <table:table-cell table:style-name="ce11" office:value-type="string" calcext:value-type="string">
            <text:p>Le classement n'est pas forcément représentatif du meilleur développeur (d15)</text:p>
          </table:table-cell>
          <table:table-cell/>
          <table:table-cell table:style-name="ce22" office:value-type="string" calcext:value-type="string">
            <text:p>[Ameliorer mon score] passe par la correction de dette, mais également, en étant plus attentifs à ce que je fais au quotidien pour ne pas avoir de points négatifs. [d4]</text:p>
          </table:table-cell>
          <table:table-cell/>
          <table:table-cell table:style-name="ce11" office:value-type="string" calcext:value-type="string">
            <text:p>Les développeurs aiment le côté ludique, avoir des médailles.[x1]</text:p>
          </table:table-cell>
          <table:table-cell/>
          <table:table-cell table:style-name="ce11" office:value-type="string" calcext:value-type="string">
            <text:p>Le feature branching n'est pas adapté à Themis.[x1]</text:p>
          </table:table-cell>
          <table:table-cell table:number-columns-repeated="2"/>
          <table:table-cell table:style-name="ce11" office:value-type="string" calcext:value-type="string">
            <text:p>J'utilise Themis tous les matins pour voir des bonnes ou des mauvaises surprises (d16)</text:p>
          </table:table-cell>
          <table:table-cell table:style-name="ce11" office:value-type="string" calcext:value-type="string">
            <text:p>ca incite les developpeurs a penser a ne pas ajouter d'anomalies sonar [m12]</text:p>
          </table:table-cell>
          <table:table-cell/>
          <table:table-cell table:style-name="ce11" office:value-type="string" calcext:value-type="string">
            <text:p>Themis est plus parlant, plus ludique que Sonar [d11]</text:p>
          </table:table-cell>
          <table:table-cell table:style-name="ce11" office:value-type="string" calcext:value-type="string">
            <text:p>Je n'ai pas encore trop regardé comment fonctionnaient les plans d'actions (d14)</text:p>
          </table:table-cell>
          <table:table-cell/>
          <table:table-cell table:style-name="ce11" office:value-type="string" calcext:value-type="string">
            <text:p>J'utilise Themis le lendemain du commit pour regarder ce que le commit a donné (d15)</text:p>
          </table:table-cell>
          <table:table-cell/>
          <table:table-cell table:style-name="ce11" office:value-type="string" calcext:value-type="string">
            <text:p>a chaque sprint on relance les plans d'actions (du sprint precedent). J'allais verifier dans les defauts du sprint precedent ceux qui apparaissent le plus souvent. Je les rajoutait en plans d'actions. [m12]</text:p>
          </table:table-cell>
          <table:table-cell table:number-columns-repeated="999"/>
        </table:table-row>
        <table:table-row table:style-name="ro4">
          <table:table-cell table:style-name="ce13" office:value-type="string" calcext:value-type="string">
            <text:p>Themis apporte le lien entre le commit et l'impact (du jours au lendement). Ca on l'avait pas avec Sonar. Cela apporte une prise de conscience.[x1]</text:p>
          </table:table-cell>
          <table:table-cell table:number-columns-repeated="2"/>
          <table:table-cell table:style-name="ce11" office:value-type="string" calcext:value-type="string">
            <text:p>J'ai été inquiet sur le fait d'être classé, il faut que cela este entre les développeurs volotonaires (d14)</text:p>
          </table:table-cell>
          <table:table-cell table:style-name="ce17"/>
          <table:table-cell table:style-name="ce16"/>
          <table:table-cell table:style-name="ce11" office:value-type="string" calcext:value-type="string">
            <text:p>Le jeu pousse vers le haut et le climat de la compétition est amical (d16)</text:p>
          </table:table-cell>
          <table:table-cell table:number-columns-repeated="2"/>
          <table:table-cell table:style-name="ce22" office:value-type="string" calcext:value-type="string">
            <text:p>Le score est important pour les anciens projets avec une dette importante afin de créer une compétition et pousser les développeurs à corriger cette dette. [d7]</text:p>
          </table:table-cell>
          <table:table-cell/>
          <table:table-cell table:style-name="ce11" office:value-type="string" calcext:value-type="string">
            <text:p>On essaye de gagner des badges. C'est complètement ludique. Les médailles d'or sont compliqué à obtenir mais on y travaille.[d12]</text:p>
          </table:table-cell>
          <table:table-cell/>
          <table:table-cell table:style-name="ce11" office:value-type="string" calcext:value-type="string">
            <text:p>Je n'utilise pas forcement les plans d'actions. Parfois ils ne sont pas adaptes au projet (par exemple TU sur des classes ou les TU ne sont pas necessaires) [d11]</text:p>
          </table:table-cell>
          <table:table-cell table:number-columns-repeated="2"/>
          <table:table-cell table:style-name="ce11" office:value-type="string" calcext:value-type="string">
            <text:p>on n'a pas à dire à qqu de corriger ses défauts, il les voit tout seul. [d6]</text:p>
          </table:table-cell>
          <table:table-cell table:style-name="ce22" office:value-type="string" calcext:value-type="string">
            <text:p>Je corrige la dette créée la veille. [d7]</text:p>
          </table:table-cell>
          <table:table-cell/>
          <table:table-cell table:style-name="ce11" office:value-type="string" calcext:value-type="string">
            <text:p>Pour l'impact dans le code Themis et Sonar sont similaire. Sauf qu'on fait plus attention à nos commit (ne pas avoir de nocif) grâce à Themis.[d12]</text:p>
          </table:table-cell>
          <table:table-cell table:style-name="ce8"/>
          <table:table-cell/>
          <table:table-cell table:style-name="ce8"/>
          <table:table-cell/>
          <table:table-cell table:style-name="ce11" office:value-type="string" calcext:value-type="string">
            <text:p>Les sains ca me va. correctif c'est boy-scout c'est tant mieux. Si c'est nocif je vais discuter avec la personne.[x1]</text:p>
          </table:table-cell>
          <table:table-cell table:number-columns-repeated="999"/>
        </table:table-row>
        <table:table-row table:style-name="ro4">
          <table:table-cell table:style-name="ce11" office:value-type="string" calcext:value-type="string">
            <text:p>J'aime vraiment beaucoup la mise en valeur du commit qui permet une prise de conscience chez les développeurs.[x1]</text:p>
          </table:table-cell>
          <table:table-cell table:number-columns-repeated="2"/>
          <table:table-cell table:style-name="ce11" office:value-type="string" calcext:value-type="string">
            <text:p>On a pas envie d'avoir des retombées négatives si on utilise Themis (pas être augmenté, ...) (d14)</text:p>
          </table:table-cell>
          <table:table-cell table:style-name="ce17"/>
          <table:table-cell table:style-name="ce16"/>
          <table:table-cell table:style-name="ce11" office:value-type="string" calcext:value-type="string">
            <text:p>Les développeurs aiment le côté ludique, avoir des médailles.[x1]</text:p>
          </table:table-cell>
          <table:table-cell table:number-columns-repeated="2"/>
          <table:table-cell table:style-name="ce22" office:value-type="string" calcext:value-type="string">
            <text:p>Je favorise la faible quantité de points négatifs car c'est pour moi la partie la plus importante et sur le long terme l'objectif de Thémis : Ne plus avoir de défauts créés. [d1]</text:p>
            <text:p/>
          </table:table-cell>
          <table:table-cell/>
          <table:table-cell table:style-name="ce11" office:value-type="string" calcext:value-type="string">
            <text:p>On suit les plans d'action qui ont été établi au début puis qui on été corsé. [d12]</text:p>
          </table:table-cell>
          <table:table-cell/>
          <table:table-cell table:style-name="ce11" office:value-type="string" calcext:value-type="string">
            <text:p>Le merge est mal géré par Themis car c'est l'intégrateur qui recoit les actions [d12]</text:p>
          </table:table-cell>
          <table:table-cell table:number-columns-repeated="2"/>
          <table:table-cell table:style-name="ce11" office:value-type="string" calcext:value-type="string">
            <text:p>Pour l'impact sur la DT c'est difficile de faire la part des choses entre Themis et SonarLint. Ok pour la prise de conscience pour Themis.[x1]</text:p>
          </table:table-cell>
          <table:table-cell table:style-name="ce11" office:value-type="string" calcext:value-type="string">
            <text:p>La dette technique augment toujours, mais beaucoup moins qu'avant [m12]</text:p>
          </table:table-cell>
          <table:table-cell/>
          <table:table-cell table:style-name="ce11" office:value-type="string" calcext:value-type="string">
            <text:p>Sonar c'est pas forcément beau. Themis a franchement apporté du positif. C'est beau et c'est plus simple. On voit mieux les infos.[d12]</text:p>
          </table:table-cell>
          <table:table-cell table:number-columns-repeated="4"/>
          <table:table-cell table:style-name="ce11" office:value-type="string" calcext:value-type="string">
            <text:p>Le minimum c'est sain.[x1]</text:p>
          </table:table-cell>
          <table:table-cell table:number-columns-repeated="999"/>
        </table:table-row>
        <table:table-row table:style-name="ro4">
          <table:table-cell table:style-name="ce11" office:value-type="string" calcext:value-type="string">
            <text:p>On voit l'effet de plusieurs commits d'affilé. La granularité du commit et l'affichage dans le temps me convient.[x1]</text:p>
          </table:table-cell>
          <table:table-cell table:number-columns-repeated="3"/>
          <table:table-cell table:style-name="ce17"/>
          <table:table-cell table:style-name="ce16"/>
          <table:table-cell table:style-name="ce11" office:value-type="string" calcext:value-type="string">
            <text:p>Le côté ludique et le coté prise de conscience sont positifs.[x1]</text:p>
          </table:table-cell>
          <table:table-cell table:number-columns-repeated="2"/>
          <table:table-cell table:style-name="ce22" office:value-type="string" calcext:value-type="string">
            <text:p>[Pour ameliorer mon score je realise] les objectifs et corrige la dette existante lorsque je modifie un fichier. [d8]</text:p>
          </table:table-cell>
          <table:table-cell/>
          <table:table-cell table:style-name="ce11" office:value-type="string" calcext:value-type="string">
            <text:p>Grâce à la motivation apportée par le jeu je suis passé du niveau bronze au niveau or en apprenant les règles avec Themis (d16)</text:p>
          </table:table-cell>
          <table:table-cell/>
          <table:table-cell table:style-name="ce11" office:value-type="string" calcext:value-type="string">
            <text:p>Le problème du merge m'a fait perdre des points. Ca m'empêche d'être premier [d12]</text:p>
          </table:table-cell>
          <table:table-cell table:number-columns-repeated="2"/>
          <table:table-cell table:style-name="ce13" office:value-type="string" calcext:value-type="string">
            <text:p>Ca leur apprend a faire attention a comment ils ecrivent leur code. Le linter est moins incitatif. Si on a pas envie de le faire, on ne fait pas [m12]</text:p>
          </table:table-cell>
          <table:table-cell table:style-name="ce11" office:value-type="string" calcext:value-type="string">
            <text:p>mettre la qualité du code au coeur des préoccupations de l'équipe [m1]</text:p>
          </table:table-cell>
          <table:table-cell/>
          <table:table-cell table:style-name="ce11" office:value-type="string" calcext:value-type="string">
            <text:p>L'utilisation de Themis et de Sonar amène à des redondances entre les deux outils, cependant dans Themis les choses sont mieux présentées et l'aspect est plus "fun" (d13)</text:p>
          </table:table-cell>
          <table:table-cell table:number-columns-repeated="4"/>
          <table:table-cell table:style-name="ce11" office:value-type="string" calcext:value-type="string">
            <text:p>On copie colle les plans d'actions des sprints précédents. Même si on essaye de les travailler. [d12]</text:p>
          </table:table-cell>
          <table:table-cell table:number-columns-repeated="999"/>
        </table:table-row>
        <table:table-row table:style-name="ro4">
          <table:table-cell table:style-name="ce13" office:value-type="string" calcext:value-type="string">
            <text:p>J'utilise beaucoup le fil d'actualites, pour voir et corriger mes erreur, et me permettre de progresser [d11]</text:p>
          </table:table-cell>
          <table:table-cell table:number-columns-repeated="3"/>
          <table:table-cell table:style-name="ce17"/>
          <table:table-cell table:style-name="ce16"/>
          <table:table-cell table:style-name="ce11" office:value-type="string" calcext:value-type="string">
            <text:p>Certains se prennent au jeu. D'autre ne cherche pas à jouer.[x1]</text:p>
          </table:table-cell>
          <table:table-cell table:number-columns-repeated="2"/>
          <table:table-cell table:style-name="ce22" office:value-type="string" calcext:value-type="string">
            <text:p>on peut avoir 0 point et être un développeur appliquant à la lettre les consignes "clean code" ne générant aucun défauts et c'est l'objectif a atteindre puisque a terme il ne doit plus y avoir de dette technique [d2]</text:p>
          </table:table-cell>
          <table:table-cell/>
          <table:table-cell table:style-name="ce11" office:value-type="string" calcext:value-type="string">
            <text:p>Oui j'ai déjà fait des actions pour pouvoir obtenir des badges. J'ai aussi obtenu des badges sans être aller volontairement les chercher (d13)</text:p>
          </table:table-cell>
          <table:table-cell/>
          <table:table-cell table:style-name="ce11" office:value-type="string" calcext:value-type="string">
            <text:p>Sur l'equipe MCO, il y a beaucoup de merge. Sur cette equipe la l'analyse de themis n'est pas forcement pertinente [m12]</text:p>
          </table:table-cell>
          <table:table-cell table:number-columns-repeated="2"/>
          <table:table-cell table:style-name="ce11" office:value-type="string" calcext:value-type="string">
            <text:p>Thémis améliore la qualité, c'est sûr, je n'étais pas forcément sensibilisé à toutes les pratiques, et Themis améliore ce point (d13)</text:p>
          </table:table-cell>
          <table:table-cell table:style-name="ce11" office:value-type="string" calcext:value-type="string">
            <text:p>Tous les matins faire le tour des projets et des métrics sur les projets. Et faire remonter les commits qui n'ont pas la fusée verte.[x1]</text:p>
          </table:table-cell>
          <table:table-cell/>
          <table:table-cell table:style-name="ce13" office:value-type="string" calcext:value-type="string">
            <text:p>Themis apporte la notation des actions de développement par rapport à Sonar, pas seulement une liste de défauts (d13)</text:p>
          </table:table-cell>
          <table:table-cell table:number-columns-repeated="4"/>
          <table:table-cell table:style-name="ce11" office:value-type="string" calcext:value-type="string">
            <text:p>Nos objectifs sur les projets legacy est de ne pas dégrader[d12]</text:p>
          </table:table-cell>
          <table:table-cell table:number-columns-repeated="999"/>
        </table:table-row>
        <table:table-row table:style-name="ro4">
          <table:table-cell table:style-name="ce11" office:value-type="string" calcext:value-type="string">
            <text:p>Themis m'a permit de découvrir des règles et de modifier la façon dont je code (d16)</text:p>
          </table:table-cell>
          <table:table-cell table:number-columns-repeated="3"/>
          <table:table-cell table:style-name="ce18"/>
          <table:table-cell/>
          <table:table-cell table:style-name="ce11" office:value-type="string" calcext:value-type="string">
            <text:p>La gamification nous pousse à regarder pourquoi on a fait un action nocive et à la corriger.[d12]</text:p>
          </table:table-cell>
          <table:table-cell table:number-columns-repeated="2"/>
          <table:table-cell table:style-name="ce12" office:value-type="string" calcext:value-type="string">
            <text:p>[pour ameliorer mon score] corriger le contenu d'un fichier que j'ai à modifier pour un de mes développements. NB : [...] ce n'est pas Thémis qui m'aura indiqué les défauts existants dans ce fichier (mais mes outils de qualimétries dans mon IDE) [d1]</text:p>
          </table:table-cell>
          <table:table-cell/>
          <table:table-cell table:style-name="ce11" office:value-type="string" calcext:value-type="string">
            <text:p>on met en place des plans d'actions pour limiter l'ajout de defauts critiques, bloquants ou majeurs [m12]</text:p>
          </table:table-cell>
          <table:table-cell/>
          <table:table-cell table:style-name="ce11" office:value-type="string" calcext:value-type="string">
            <text:p>C'est embêtant pour le "commit du soir" car c'est un commit qui n'est pas finit et contient donc beaucoup d'actions nocives. Mais ce n'est pas grave je committe quand même quitte à corriger après (d13)</text:p>
          </table:table-cell>
          <table:table-cell table:number-columns-repeated="2"/>
          <table:table-cell table:style-name="ce11" office:value-type="string" calcext:value-type="string">
            <text:p>Oui j'ai appris des choses avec Themis (d13)</text:p>
          </table:table-cell>
          <table:table-cell table:style-name="ce11" office:value-type="string" calcext:value-type="string">
            <text:p>Themis a pê eu un impact sur la couverture des tests. Themis a renforcé ce point sachant qu'on partait d'un existant quasiment nul.[x1]</text:p>
          </table:table-cell>
          <table:table-cell/>
          <table:table-cell table:style-name="ce11" office:value-type="string" calcext:value-type="string">
            <text:p>SonarLINT n'aborde pas du tout l'aspect couverture de test par rapport à Themis (d13)</text:p>
          </table:table-cell>
          <table:table-cell table:number-columns-repeated="4"/>
          <table:table-cell table:style-name="ce11" office:value-type="string" calcext:value-type="string">
            <text:p>Nos objectifs sur les projets démarrant est de ne pas avoir de dette[d12]</text:p>
          </table:table-cell>
          <table:table-cell table:number-columns-repeated="999"/>
        </table:table-row>
        <table:table-row table:style-name="ro2">
          <table:table-cell table:style-name="ce11" office:value-type="string" calcext:value-type="string">
            <text:p>Ca ne perturbe pas le procede de developpement, au contraire, ca l'ameliore car quand on code on pense a ne pas avoir d'actions nocives, du coup on a moins de retour et on passe moins de temps a corriger des erreur [d11]</text:p>
          </table:table-cell>
          <table:table-cell table:number-columns-repeated="3"/>
          <table:table-cell table:style-name="ce18"/>
          <table:table-cell/>
          <table:table-cell table:style-name="ce11" office:value-type="string" calcext:value-type="string">
            <text:p>Sans l'aspect jeu je pense que Themis aurait permis de m'améliorer mais cela aurait été moins fun (d14)</text:p>
          </table:table-cell>
          <table:table-cell table:number-columns-repeated="2"/>
          <table:table-cell table:style-name="ce12" office:value-type="string" calcext:value-type="string">
            <text:p>Je suis plus attentif à la dette. Pour remonter dans les classements je pense tout de suite à baisser la dette [d5]</text:p>
          </table:table-cell>
          <table:table-cell/>
          <table:table-cell table:style-name="ce11" office:value-type="string" calcext:value-type="string">
            <text:p>On va regarder le nombre de medailles qu'on a obtenus sur le salon de jeu. Il y a une petite bagarre entre les developpeurs [m12]</text:p>
          </table:table-cell>
          <table:table-cell/>
          <table:table-cell table:style-name="ce11" office:value-type="string" calcext:value-type="string">
            <text:p>Des fois on subit des actions nocives de part les technologies qu'on utilise (d16)</text:p>
          </table:table-cell>
          <table:table-cell table:number-columns-repeated="2"/>
          <table:table-cell table:style-name="ce11" office:value-type="string" calcext:value-type="string">
            <text:p>J'ai surtout utilisé Themis pour m'améliorer, d'ailleurs tout le monde pense que ca a été bénéfique (d13)</text:p>
          </table:table-cell>
          <table:table-cell table:style-name="ce11" office:value-type="string" calcext:value-type="string">
            <text:p>Je corrige toutes les nocivites en dette technique. pas forcement en TU car ce n'est pas tout le temps possible [d11]</text:p>
          </table:table-cell>
          <table:table-cell/>
          <table:table-cell table:style-name="ce11" office:value-type="string" calcext:value-type="string">
            <text:p>Themis et plus dynamique que Sonar, il y a la côté gamification et plus d'informations intéressantes (d14)</text:p>
          </table:table-cell>
          <table:table-cell table:number-columns-repeated="4"/>
          <table:table-cell table:style-name="ce11" office:value-type="string" calcext:value-type="string">
            <text:p>on ne veut pas trop degrader la qualite du logiciel [m12]</text:p>
          </table:table-cell>
          <table:table-cell table:number-columns-repeated="999"/>
        </table:table-row>
        <table:table-row table:style-name="ro2">
          <table:table-cell table:style-name="ce11" office:value-type="string" calcext:value-type="string">
            <text:p>J'utilise beaucoup le fil d'actualites, pour voir et corriger mes erreur, et me permettre de progresser [d11]</text:p>
          </table:table-cell>
          <table:table-cell table:number-columns-repeated="3"/>
          <table:table-cell table:style-name="ce17"/>
          <table:table-cell/>
          <table:table-cell table:style-name="ce11" office:value-type="string" calcext:value-type="string">
            <text:p>Oui j'utilise l'aspect jeu pour me challenger dans l'équipe (d15)</text:p>
          </table:table-cell>
          <table:table-cell table:number-columns-repeated="2"/>
          <table:table-cell table:style-name="ce22" office:value-type="string" calcext:value-type="string">
            <text:p>Je cherche avant tout à m'améliorer et le fais d'avoir moins de points négatifs va dans ce sens. [d5]</text:p>
          </table:table-cell>
          <table:table-cell/>
          <table:table-cell table:style-name="ce8"/>
          <table:table-cell/>
          <table:table-cell table:style-name="ce11" office:value-type="string" calcext:value-type="string">
            <text:p>Des fois les actions nocives proviennent de contraintes imposées par les technologies demandés par le client (d13)</text:p>
          </table:table-cell>
          <table:table-cell table:number-columns-repeated="2"/>
          <table:table-cell table:style-name="ce11" office:value-type="string" calcext:value-type="string">
            <text:p>Themis m'a plutôt aidé à prendre conscience de l'importance de certaines règles que à les découvrir (d14)</text:p>
          </table:table-cell>
          <table:table-cell table:style-name="ce11" office:value-type="string" calcext:value-type="string">
            <text:p>On n'était pas TDD. Maintenant avec Themis on est TDD.[d12]</text:p>
          </table:table-cell>
          <table:table-cell/>
          <table:table-cell table:style-name="ce13" office:value-type="string" calcext:value-type="string">
            <text:p>Sur Themis on voit vraiment ce qu'on a fait nous, alors que sur Sonar on a tout qui remonte. C'est plus personnel donc c'est mieux. [d11]</text:p>
          </table:table-cell>
          <table:table-cell table:number-columns-repeated="1004"/>
        </table:table-row>
        <table:table-row table:style-name="ro2">
          <table:table-cell table:style-name="ce12" office:value-type="string" calcext:value-type="string">
            <text:p>les actions des autres ne m'intéressent pas. Seules mes erreurs m'intéressent. Et de toute façon, on voit le rapport Sonar donc on voit ce qui est ajouté par les autres et on voit lorsqu'elles sont corrigées. [d7]</text:p>
          </table:table-cell>
          <table:table-cell table:number-columns-repeated="3"/>
          <table:table-cell table:style-name="ce17"/>
          <table:table-cell/>
          <table:table-cell table:style-name="ce11" office:value-type="string" calcext:value-type="string">
            <text:p><text:span text:style-name="T1">J'utilise Themis </text:span>afin de susciter des initiatives de correction de code (avec la gamification et les points) [d4]</text:p>
          </table:table-cell>
          <table:table-cell table:number-columns-repeated="2"/>
          <table:table-cell table:style-name="ce22" office:value-type="string" calcext:value-type="string">
            <text:p>ne pas avoir de points négatifs est important, cela signifie que le code est d'une certaine qualité. [d4]</text:p>
          </table:table-cell>
          <table:table-cell/>
          <table:table-cell table:style-name="ce8"/>
          <table:table-cell/>
          <table:table-cell table:style-name="ce11" office:value-type="string" calcext:value-type="string">
            <text:p>Je suis passe du niveau 9 a 23 en etant en conges [m12]</text:p>
          </table:table-cell>
          <table:table-cell table:number-columns-repeated="2"/>
          <table:table-cell table:style-name="ce11" office:value-type="string" calcext:value-type="string">
            <text:p>Themis me force à être plus concentré quand j'écris du code (d14)</text:p>
          </table:table-cell>
          <table:table-cell table:style-name="ce11" office:value-type="string" calcext:value-type="string">
            <text:p>Sonar et Themis sont arrivés en même temps, globalement on à l'impression que cela améliore la qualité du code (d15)</text:p>
          </table:table-cell>
          <table:table-cell/>
          <table:table-cell table:style-name="ce8"/>
          <table:table-cell table:number-columns-repeated="1004"/>
        </table:table-row>
        <table:table-row table:style-name="ro2">
          <table:table-cell table:number-columns-repeated="4"/>
          <table:table-cell table:style-name="ce17"/>
          <table:table-cell/>
          <table:table-cell table:style-name="ce11" office:value-type="string" calcext:value-type="string">
            <text:p>En suivant les indications de Themis les badges finissent toujours par arriver (d13)</text:p>
          </table:table-cell>
          <table:table-cell table:number-columns-repeated="2"/>
          <table:table-cell table:style-name="ce22" office:value-type="string" calcext:value-type="string">
            <text:p>[en ayant peu de points negatifs] au moins on ne crée pas de défauts.. [d6]</text:p>
          </table:table-cell>
          <table:table-cell table:number-columns-repeated="3"/>
          <table:table-cell table:style-name="ce11" office:value-type="string" calcext:value-type="string">
            <text:p>Dès fois je m'intérroge sur comment sont gagnées certaines médailles (d14)</text:p>
          </table:table-cell>
          <table:table-cell table:number-columns-repeated="2"/>
          <table:table-cell table:style-name="ce8"/>
          <table:table-cell table:style-name="ce11" office:value-type="string" calcext:value-type="string">
            <text:p>Sur le code legacy on se rend compte qu'on ne dégrade plus la dette.[d12]</text:p>
          </table:table-cell>
          <table:table-cell/>
          <table:table-cell table:style-name="ce8"/>
          <table:table-cell table:number-columns-repeated="1004"/>
        </table:table-row>
        <table:table-row table:style-name="ro2">
          <table:table-cell table:number-columns-repeated="4"/>
          <table:table-cell table:style-name="ce17"/>
          <table:table-cell/>
          <table:table-cell table:style-name="ce11" office:value-type="string" calcext:value-type="string" table:number-columns-spanned="2" table:number-rows-spanned="1">
            <text:p>Permet de prendre du recul sur les défauts réalisés par les développeurs tout en intégrant une partie jeu qui stimule vraiment une grande partie de l'équipe. D'autres sont moins convaincus et ne voient pas d'intérêts particulier à l'outil car Sonar leur suffit [m2]</text:p>
          </table:table-cell>
          <table:covered-table-cell table:style-name="ce15"/>
          <table:table-cell/>
          <table:table-cell table:style-name="ce22" office:value-type="string" calcext:value-type="string">
            <text:p>On doit coder proprement dès le premier essai. Avoir des points négatifs signifie qu'on a mis en conf des sources pas propres,[...] bref qu'on a pas correctement travaillé. [d7]</text:p>
          </table:table-cell>
          <table:table-cell table:number-columns-repeated="3"/>
          <table:table-cell table:style-name="ce11" office:value-type="string" calcext:value-type="string">
            <text:p>Le fait de faire du Java 5 induit souvent des actions nocives et interfère avec les médailles, mais c'est un souhait du client (d14)</text:p>
          </table:table-cell>
          <table:table-cell table:number-columns-repeated="2"/>
          <table:table-cell table:style-name="ce8"/>
          <table:table-cell table:style-name="ce11" office:value-type="string" calcext:value-type="string">
            <text:p>Sur les nouveaux projets on n'a pas de dette. Sur un projet démarré récemment, on avait 15j de dette après 15j de dev. Après avoir mis Themis, on a réussi à déscendre à 1j de dette. Et on n'a pas bougé depuis.[d12]</text:p>
          </table:table-cell>
          <table:table-cell/>
          <table:table-cell table:style-name="ce8"/>
          <table:table-cell table:number-columns-repeated="1004"/>
        </table:table-row>
        <table:table-row table:style-name="ro2">
          <table:table-cell table:number-columns-repeated="4"/>
          <table:table-cell table:style-name="ce16"/>
          <table:table-cell/>
          <table:table-cell table:style-name="ce11" office:value-type="string" calcext:value-type="string" table:number-columns-spanned="2" table:number-rows-spanned="1">
            <text:p>Certains se prennent au jeu. D'autre ne cherche pas à jouer.[x1]</text:p>
          </table:table-cell>
          <table:covered-table-cell table:style-name="ce15"/>
          <table:table-cell/>
          <table:table-cell table:style-name="ce11" office:value-type="string" calcext:value-type="string">
            <text:p>Oui, cela passe par la correction des classes dans lesquelles je travaille afin d'avoir quelques points positifs et également pour faire évoluer visuellement la treemap qui donne l'aperçu de la dette. L'effet visuel joue un vrai rôle. [d4]</text:p>
          </table:table-cell>
          <table:table-cell table:number-columns-repeated="3"/>
          <table:table-cell table:style-name="ce8"/>
          <table:table-cell table:number-columns-repeated="3"/>
          <table:table-cell table:style-name="ce11" office:value-type="string" calcext:value-type="string">
            <text:p>Thémis améliore la qualité, c'est sûr, je n'étais pas forcément sensibilisé à toutes les pratiques, et Themis améliore ce point (d13)</text:p>
          </table:table-cell>
          <table:table-cell table:number-columns-repeated="1006"/>
        </table:table-row>
        <table:table-row table:style-name="ro2">
          <table:table-cell table:number-columns-repeated="4"/>
          <table:table-cell table:style-name="ce16"/>
          <table:table-cell table:number-columns-repeated="4"/>
          <table:table-cell table:style-name="ce11" office:value-type="string" calcext:value-type="string">
            <text:p>J'aime bien les médailles le côté compétition (d16)</text:p>
          </table:table-cell>
          <table:table-cell table:number-columns-repeated="3"/>
          <table:table-cell table:style-name="ce8"/>
          <table:table-cell table:number-columns-repeated="3"/>
          <table:table-cell table:style-name="ce11" office:value-type="string" calcext:value-type="string">
            <text:p>On se force à écrire des tests unitaires, on s'applique plus (d14)</text:p>
          </table:table-cell>
          <table:table-cell table:number-columns-repeated="1006"/>
        </table:table-row>
        <table:table-row table:style-name="ro2">
          <table:table-cell table:number-columns-repeated="4"/>
          <table:table-cell table:style-name="ce18"/>
          <table:table-cell table:number-columns-repeated="4"/>
          <table:table-cell table:style-name="ce12" office:value-type="string" calcext:value-type="string">
            <text:p>Je suis plus attentif à la dette. Pour remonter dans les classements je pense tout de suite à baisser la dette [d5]</text:p>
          </table:table-cell>
          <table:table-cell table:number-columns-repeated="7"/>
          <table:table-cell table:style-name="ce11" office:value-type="string" calcext:value-type="string">
            <text:p>Avec le suivi ait Sonar, j'ai l'impression que la qualité du code s'améliore (d14)</text:p>
          </table:table-cell>
          <table:table-cell table:number-columns-repeated="1006"/>
        </table:table-row>
        <table:table-row table:style-name="ro2">
          <table:table-cell table:number-columns-repeated="9"/>
          <table:table-cell table:style-name="ce11" office:value-type="string" calcext:value-type="string">
            <text:p>On va directement aux médailles. On regarde si oui où non on est premier ou deuxième [d12]</text:p>
          </table:table-cell>
          <table:table-cell table:number-columns-repeated="7"/>
          <table:table-cell table:style-name="ce13" office:value-type="string" calcext:value-type="string">
            <text:p>On a de plus en plus de commits sains/reparateurs [m12]</text:p>
          </table:table-cell>
          <table:table-cell table:number-columns-repeated="1006"/>
        </table:table-row>
        <table:table-row table:style-name="ro2">
          <table:table-cell table:number-columns-repeated="9"/>
          <table:table-cell table:style-name="ce11" office:value-type="string" calcext:value-type="string">
            <text:p>Il y a une compétition. Si quelqu'un passe devant on est content pour lui mais le lendemain on va chercher des actions à faire pour gagner des points et repasser devant.[d12]</text:p>
          </table:table-cell>
          <table:table-cell table:number-columns-repeated="7"/>
          <table:table-cell table:style-name="ce11" office:value-type="string" calcext:value-type="string">
            <text:p>Sur notre projet il y a un impact sur la qualite du code, la dette technique descends. Au debut on avait un jour de dette par jour de dev (nouveau projet), maintenant on n'a presque rien [d11]</text:p>
          </table:table-cell>
          <table:table-cell table:number-columns-repeated="1006"/>
        </table:table-row>
        <table:table-row table:style-name="ro2">
          <table:table-cell table:number-columns-repeated="9"/>
          <table:table-cell table:style-name="ce11" office:value-type="string" calcext:value-type="string">
            <text:p>On utilise SonarLint pour corriger les erreurs et ainsi gagner des points. On fait cela principalement dans les classes où on travail.[d12]</text:p>
          </table:table-cell>
          <table:table-cell table:number-columns-repeated="7"/>
          <table:table-cell table:style-name="ce8"/>
          <table:table-cell table:number-columns-repeated="1006"/>
        </table:table-row>
        <table:table-row table:style-name="ro2">
          <table:table-cell table:number-columns-repeated="9"/>
          <table:table-cell table:style-name="ce11" office:value-type="string" calcext:value-type="string">
            <text:p>Nous faisons une compétition au sein d'un groupe de trois personnes, j'adore la compétition (d14)</text:p>
          </table:table-cell>
          <table:table-cell table:number-columns-repeated="1014"/>
        </table:table-row>
        <table:table-row table:style-name="ro2">
          <table:table-cell table:number-columns-repeated="9"/>
          <table:table-cell table:style-name="ce11" office:value-type="string" calcext:value-type="string">
            <text:p>J'utiliserai Themis jusqu'à ce que je sois premier de loin (d14)</text:p>
          </table:table-cell>
          <table:table-cell table:number-columns-repeated="1014"/>
        </table:table-row>
        <table:table-row table:style-name="ro2">
          <table:table-cell table:number-columns-repeated="9"/>
          <table:table-cell table:style-name="ce11" office:value-type="string" calcext:value-type="string">
            <text:p>Si j'étais dernier cela serait une source de motivation pour remonter dans le classement (d14)</text:p>
          </table:table-cell>
          <table:table-cell table:number-columns-repeated="1014"/>
        </table:table-row>
        <table:table-row table:style-name="ro2">
          <table:table-cell table:number-columns-repeated="9"/>
          <table:table-cell table:style-name="ce11" office:value-type="string" calcext:value-type="string">
            <text:p>Le classement est seulement pour le fun, je ne me considère pas comme meilleur que les autres (d14)</text:p>
          </table:table-cell>
          <table:table-cell table:number-columns-repeated="1014"/>
        </table:table-row>
        <table:table-row table:style-name="ro3" table:number-rows-repeated="1048544">
          <table:table-cell table:number-columns-repeated="1024"/>
        </table:table-row>
        <table:table-row table:style-name="ro3">
          <table:table-cell table:number-columns-repeated="1024"/>
        </table:table-row>
      </table:table>
      <table:table table:name="individual feedback" table:style-name="ta5">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3" table:number-columns-repeated="5" table:default-cell-style-name="Default"/>
        <table:table-column table:style-name="co10" table:default-cell-style-name="Default"/>
        <table:table-column table:style-name="co3" table:number-columns-repeated="1013" table:default-cell-style-name="Default"/>
        <table:table-row table:style-name="ro5">
          <table:table-cell table:style-name="ce16" office:value-type="string" calcext:value-type="string">
            <text:p>Individual Feedback Brings Self Evaluation</text:p>
          </table:table-cell>
          <table:table-cell table:style-name="ce16" office:value-type="string" calcext:value-type="string">
            <text:p>Individual Feedback Gives Awareness</text:p>
          </table:table-cell>
          <table:table-cell table:style-name="ce16" office:value-type="string" calcext:value-type="string">
            <text:p>Knowledge Was There</text:p>
          </table:table-cell>
          <table:table-cell table:style-name="ce16" office:value-type="string" calcext:value-type="string">
            <text:p>Code Writing Habits Change</text:p>
          </table:table-cell>
          <table:table-cell table:style-name="ce16" office:value-type="string" calcext:value-type="string">
            <text:p>Quality Becomes A Teamwork Concern</text:p>
          </table:table-cell>
          <table:table-cell/>
          <table:table-cell table:style-name="ce16" table:number-columns-repeated="22"/>
          <table:table-cell table:number-columns-repeated="996"/>
        </table:table-row>
        <table:table-row table:style-name="ro2">
          <table:table-cell table:style-name="ce11" office:value-type="string" calcext:value-type="string">
            <text:p/>
            <text:p>Mon fil d'actualité. Deux raisons : d'abord, il m'indique rapidement ce que j'ai en termes d'actions positives ou négatives. Je peux donc très vite évaluer mon travail. [d1]</text:p>
          </table:table-cell>
          <table:table-cell table:style-name="ce11" office:value-type="string" calcext:value-type="string">
            <text:p>Themis apporte le lien entre le commit et l'impact (du jours au lendement). Ca on l'avait pas avec Sonar. Cela apporte une prise de conscience.[x1]</text:p>
          </table:table-cell>
          <table:table-cell table:style-name="ce11" office:value-type="string" calcext:value-type="string">
            <text:p>Je connaissais déjà certaines règles mais j'en ai appris certaines grâce a Themis (d16)</text:p>
          </table:table-cell>
          <table:table-cell table:style-name="ce11" office:value-type="string" calcext:value-type="string">
            <text:p>ca incite les developpeurs a penser a ne pas ajouter d'anomalies sonar [m12]</text:p>
          </table:table-cell>
          <table:table-cell table:style-name="ce11" office:value-type="string" calcext:value-type="string">
            <text:p>Themis permet de discuter avec l'équipe pour disséminer les bonnes pratiques sur certaines règles (d15)</text:p>
          </table:table-cell>
          <table:table-cell table:number-columns-repeated="1019"/>
        </table:table-row>
        <table:table-row table:style-name="ro2">
          <table:table-cell table:style-name="ce12" office:value-type="string" calcext:value-type="string">
            <text:p>Puis le "Rapport des actions majeurs" pour mes axes d'améliorations. Notamment les actions négatifs. [d5] </text:p>
          </table:table-cell>
          <table:table-cell table:style-name="ce11" office:value-type="string" calcext:value-type="string">
            <text:p>Themis m'a plutôt aidé à prendre conscience de l'importance de certaines règles que à les découvrir (d14)</text:p>
          </table:table-cell>
          <table:table-cell table:style-name="ce11" office:value-type="string" calcext:value-type="string">
            <text:p>Oui j'ai appris des choses avec Themis (d13)</text:p>
          </table:table-cell>
          <table:table-cell/>
          <table:table-cell table:style-name="ce11" office:value-type="string" calcext:value-type="string">
            <text:p>Themis n'est pas gênant dans le procédé de développement, au contraire il permet de s'améliorer, c'est évident, par exemple grâce aux modèles de corrections (d13)</text:p>
          </table:table-cell>
          <table:table-cell table:number-columns-repeated="1019"/>
        </table:table-row>
        <table:table-row table:style-name="ro2">
          <table:table-cell table:style-name="ce11" office:value-type="string" calcext:value-type="string">
            <text:p>Les informations [du tableau de bord] me mettent en alerte sur des points précis que je dois surveiller pour ma progression personnelle. [d5]</text:p>
          </table:table-cell>
          <table:table-cell table:style-name="ce11" office:value-type="string" calcext:value-type="string">
            <text:p>Peut-etre qu'on connaissait les regles mais on ne pensait pas forcement a les appliquer [d11]</text:p>
          </table:table-cell>
          <table:table-cell table:style-name="ce11" office:value-type="string" calcext:value-type="string">
            <text:p>Themis améliore la compréhension des règles (d16)</text:p>
          </table:table-cell>
          <table:table-cell table:style-name="ce22" office:value-type="string" calcext:value-type="string">
            <text:p>je corrige si j'ai des ajouts de défauts si cela est possible. [d6]</text:p>
          </table:table-cell>
          <table:table-cell table:style-name="ce11" office:value-type="string" calcext:value-type="string">
            <text:p>Je vais voir quelles sont les anomalies les plus declenchees, et je vais faire une communication pour indiquer a toute l'equipe comment ca devrait etre fait [m12]</text:p>
          </table:table-cell>
          <table:table-cell table:number-columns-repeated="1019"/>
        </table:table-row>
        <table:table-row table:style-name="ro2">
          <table:table-cell table:style-name="ce11" office:value-type="string" calcext:value-type="string">
            <text:p>J'utilise beaucoup le fil d'actualites, pour voir et corriger mes erreur, et me permettre de progresser [d11]</text:p>
          </table:table-cell>
          <table:table-cell/>
          <table:table-cell table:style-name="ce11" office:value-type="string" calcext:value-type="string">
            <text:p>J'utilise Themis pour avoir accès à des suggestions de défauts techniques à corriger pour améliorer la qualité du code du projet [d1]</text:p>
          </table:table-cell>
          <table:table-cell table:style-name="ce11" office:value-type="string" calcext:value-type="string">
            <text:p>Ca leur apprend a faire attention a comment ils ecrivent leur code. Le linter est moins incitatif. Si on a pas envie de le faire, on ne fait pas [m12]</text:p>
          </table:table-cell>
          <table:table-cell table:style-name="ce27" office:value-type="string" calcext:value-type="string">
            <text:p>[Si un defaut bloquant est cree] dès que quelqu'un voit le défaut, il le partage à haute voix dans l'open space ou par mail à toute l'équipe pour demander au responsable (anonyme) de corriger. [d1]</text:p>
          </table:table-cell>
          <table:table-cell table:number-columns-repeated="1019"/>
        </table:table-row>
        <table:table-row table:style-name="ro2">
          <table:table-cell table:style-name="ce11" office:value-type="string" calcext:value-type="string">
            <text:p>Sur Themis on voit vraiment ce qu'on a fait nous, alors que sur Sonar on a tout qui remonte. C'est plus personnel donc c'est mieux. [d11]</text:p>
          </table:table-cell>
          <table:table-cell/>
          <table:table-cell table:style-name="ce11" office:value-type="string" calcext:value-type="string">
            <text:p>Themis est très efficace pour réduire la dette grâce aux recommandations. Pour le test par contre c'est très difficile, surtout que je teste des GUI (d16)</text:p>
          </table:table-cell>
          <table:table-cell table:style-name="ce11" office:value-type="string" calcext:value-type="string">
            <text:p>une attention particulière au quotidien avant de mettre du code en conf. [d3]</text:p>
          </table:table-cell>
          <table:table-cell table:style-name="ce26" office:value-type="string" calcext:value-type="string">
            <text:p>Moi ca m'arrive de regarder et de les guider sur une reparation [m12]</text:p>
          </table:table-cell>
          <table:table-cell table:number-columns-repeated="1019"/>
        </table:table-row>
        <table:table-row table:style-name="ro2">
          <table:table-cell table:style-name="ce11" office:value-type="string" calcext:value-type="string">
            <text:p>J'utilise Themis tous les matins pour voir des bonnes ou des mauvaises surprises (d16)</text:p>
          </table:table-cell>
          <table:table-cell/>
          <table:table-cell table:style-name="ce26" office:value-type="string" calcext:value-type="string">
            <text:p>Des fois on est pas convaincu par certaines règles, par exemple trop de conditions dans les if (d16)</text:p>
          </table:table-cell>
          <table:table-cell table:style-name="ce11" office:value-type="string" calcext:value-type="string">
            <text:p>Themis me force à être plus concentré quand j'écris du code (d14)</text:p>
          </table:table-cell>
          <table:table-cell table:style-name="ce26" office:value-type="string" calcext:value-type="string">
            <text:p>Meme si ils declenchent des defauts on va les voir on leur explique comment ils peuvent corriger le defaut. C'est aussi pour eux une facon d'apprendre a mieux coder [m12]</text:p>
          </table:table-cell>
          <table:table-cell table:number-columns-repeated="1019"/>
        </table:table-row>
        <table:table-row table:style-name="ro2">
          <table:table-cell table:style-name="ce25" office:value-type="string" calcext:value-type="string">
            <text:p>Certaines fois je n'arrive pas à localiser mes actions nocives dans le code (d15)</text:p>
          </table:table-cell>
          <table:table-cell table:number-columns-repeated="3"/>
          <table:table-cell table:style-name="ce11" office:value-type="string" calcext:value-type="string">
            <text:p>Il ne m'est jamais arrivé de changer ma planification parce que Themis me proposait d'aller corriger de la dette. [d12]</text:p>
          </table:table-cell>
          <table:table-cell table:number-columns-repeated="1019"/>
        </table:table-row>
        <table:table-row table:style-name="ro3">
          <table:table-cell table:number-columns-repeated="1024"/>
        </table:table-row>
        <table:table-row table:style-name="ro2">
          <table:table-cell table:style-name="ce13" office:value-type="string" calcext:value-type="string">
            <text:p>SonarLint remonte parfois une marée de violation. Du coup on ne les voit plus. [x1]</text:p>
          </table:table-cell>
          <table:table-cell table:number-columns-repeated="1023"/>
        </table:table-row>
        <table:table-row table:style-name="ro2">
          <table:table-cell table:style-name="ce13" office:value-type="string" calcext:value-type="string">
            <text:p>Themis apporte la notation des actions de développement par rapport à Sonar, pas seulement une liste de défauts (d13)</text:p>
          </table:table-cell>
          <table:table-cell table:number-columns-repeated="1023"/>
        </table:table-row>
        <table:table-row table:style-name="ro2">
          <table:table-cell table:style-name="ce13" office:value-type="string" calcext:value-type="string">
            <text:p>Sur Themis on voit vraiment ce qu'on a fait nous, alors que sur Sonar on a tout qui remonte. C'est plus personnel donc c'est mieux. [d11]</text:p>
          </table:table-cell>
          <table:table-cell table:number-columns-repeated="1023"/>
        </table:table-row>
        <table:table-row table:style-name="ro3" table:number-rows-repeated="1048563">
          <table:table-cell table:number-columns-repeated="1024"/>
        </table:table-row>
        <table:table-row table:style-name="ro3">
          <table:table-cell table:number-columns-repeated="1024"/>
        </table:table-row>
      </table:table>
      <table:table table:name="gamification" table:style-name="ta6">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3" table:number-columns-repeated="1020" table:default-cell-style-name="Default"/>
        <table:table-row table:style-name="ro2">
          <table:table-cell table:style-name="ce16" office:value-type="string" calcext:value-type="string">
            <text:p>Gamification Affects Mood</text:p>
          </table:table-cell>
          <table:table-cell table:style-name="ce16" office:value-type="string" calcext:value-type="string">
            <text:p>Boards and Badges Induce Comparison and promotion</text:p>
          </table:table-cell>
          <table:table-cell table:style-name="ce16" office:value-type="string" calcext:value-type="string">
            <text:p>Game Goals Impact Project Goals</text:p>
          </table:table-cell>
          <table:table-cell table:style-name="ce16" office:value-type="string" calcext:value-type="string">
            <text:p>Game Design Does Matter</text:p>
          </table:table-cell>
          <table:table-cell table:number-columns-repeated="1020"/>
        </table:table-row>
        <table:table-row table:style-name="ro2">
          <table:table-cell table:style-name="ce13" office:value-type="string" calcext:value-type="string">
            <text:p>Sans l'aspect jeu je pense que Themis aurait permis de m'améliorer mais cela aurait été moins fun (d14)</text:p>
          </table:table-cell>
          <table:table-cell table:style-name="ce11" office:value-type="string" calcext:value-type="string">
            <text:p>la competition reste assez ludique, pas de mauvais esprit [m12]</text:p>
          </table:table-cell>
          <table:table-cell table:style-name="ce13" office:value-type="string" calcext:value-type="string">
            <text:p>perte de temps par certain en corrigeant des classes inutiles pour remonter dans le classement..., des refacto mal réalisés pour "corriger" des défaut de npath/cycle/boolean complexity... [d6]</text:p>
          </table:table-cell>
          <table:table-cell table:style-name="ce13" office:value-type="string" calcext:value-type="string">
            <text:p>Le nombre de médaille est parfois biaisé, par exemple pour les personnes qui font très peu de développement (d15)</text:p>
          </table:table-cell>
          <table:table-cell table:number-columns-repeated="1020"/>
        </table:table-row>
        <table:table-row table:style-name="ro2">
          <table:table-cell table:style-name="ce11" office:value-type="string" calcext:value-type="string">
            <text:p>Les badges ne sont pas un objectif en soi, mais c'est amusant, surtout d'obtenir ceux qu'on a jamais eu (d16)</text:p>
          </table:table-cell>
          <table:table-cell table:style-name="ce13" office:value-type="string" calcext:value-type="string">
            <text:p>Le jeu pousse vers le haut et le climat de la compétition est amical (d16)</text:p>
          </table:table-cell>
          <table:table-cell table:style-name="ce11" office:value-type="string" calcext:value-type="string">
            <text:p>Des fois les merge et les rollbacks induisent des actions nocives, du coup j'essaye d'éviter les merges (d14)</text:p>
          </table:table-cell>
          <table:table-cell table:style-name="ce13" office:value-type="string" calcext:value-type="string">
            <text:p>Ce qui est un peu frustrant c'est que la nocivite elle ne peut que augmenter, mais pas diminuer. Elle ne baissera pas meme si on corrige l'erreur [d11]</text:p>
          </table:table-cell>
          <table:table-cell table:number-columns-repeated="1020"/>
        </table:table-row>
        <table:table-row table:style-name="ro2">
          <table:table-cell table:style-name="ce11" office:value-type="string" calcext:value-type="string">
            <text:p>J'aime bien les médailles le côté compétition (d16)</text:p>
          </table:table-cell>
          <table:table-cell table:style-name="ce11" office:value-type="string" calcext:value-type="string">
            <text:p>Oui j'utilise l'aspect jeu pour me challenger dans l'équipe (d15)</text:p>
          </table:table-cell>
          <table:table-cell table:style-name="ce22" office:value-type="string" calcext:value-type="string">
            <text:p>Score inexacte et ne sert pas à grand chose. Des personnes perdent du temps à corriger des classes qui ne sont historiquement plus modifiés juste pour gagner quelques points. Alors qu'ils ont du dev/debug en attente... [d5]</text:p>
          </table:table-cell>
          <table:table-cell table:style-name="ce13" office:value-type="string" calcext:value-type="string">
            <text:p>Le merge est mal géré par Themis car c'est l'intégrateur qui recoit les actions [d12]</text:p>
          </table:table-cell>
          <table:table-cell table:number-columns-repeated="1020"/>
        </table:table-row>
        <table:table-row table:style-name="ro2">
          <table:table-cell table:style-name="ce11" office:value-type="string" calcext:value-type="string">
            <text:p>L'ambiance de la compétition est bon enfant, chacun essaye de faire le mieux possible (d15)</text:p>
          </table:table-cell>
          <table:table-cell table:style-name="ce13" office:value-type="string" calcext:value-type="string">
            <text:p>Meilleure considération de nos actions et de la dette que l'on créé. Moins de défaut créé car restitué visuellement aux autres via le classement, on est donc plus soucieux. [d1]</text:p>
          </table:table-cell>
          <table:table-cell table:style-name="ce13" office:value-type="string" calcext:value-type="string">
            <text:p>Oui j'ai déjà fait des actions pour pouvoir obtenir des badges. J'ai aussi obtenu des badges sans être aller volontairement les chercher (d13)</text:p>
          </table:table-cell>
          <table:table-cell table:style-name="ce13" office:value-type="string" calcext:value-type="string">
            <text:p>Le problème du merge m'a fait perdre des points. Ca m'empêche d'être premier [d12]</text:p>
          </table:table-cell>
          <table:table-cell table:number-columns-repeated="3"/>
          <table:table-cell table:style-name="ce11" office:value-type="string" calcext:value-type="string">
            <text:p>Le jeu est important pour moi car c'est plus que supprimer une ligne en bleu dans l'IDE (d16)</text:p>
          </table:table-cell>
          <table:table-cell table:number-columns-repeated="1016"/>
        </table:table-row>
        <table:table-row table:style-name="ro2">
          <table:table-cell table:style-name="ce11" office:value-type="string" calcext:value-type="string">
            <text:p>Classement le jeu ludique qui permet de désigner la personne qui amène les chocolatines à la fin du sprint [d2]</text:p>
          </table:table-cell>
          <table:table-cell table:style-name="ce13" office:value-type="string" calcext:value-type="string">
            <text:p>On va regarder le nombre de medailles qu'on a obtenus sur le salon de jeu. Il y a une petite bagarre entre les developpeurs [m12]</text:p>
          </table:table-cell>
          <table:table-cell table:style-name="ce11" office:value-type="string" calcext:value-type="string">
            <text:p>La gamification nous pousse à regarder pourquoi on a fait un action nocive et à la corriger.[d12]</text:p>
          </table:table-cell>
          <table:table-cell table:style-name="ce11" office:value-type="string" calcext:value-type="string">
            <text:p>Des fois les actions nocives proviennent de contraintes imposées par les technologies demandés par le client (d13)</text:p>
          </table:table-cell>
          <table:table-cell table:number-columns-repeated="1020"/>
        </table:table-row>
        <table:table-row table:style-name="ro2">
          <table:table-cell table:style-name="ce11" office:value-type="string" calcext:value-type="string">
            <text:p>On essaye de gagner des badges. C'est complètement ludique. Les médailles d'or sont compliqué à obtenir mais on y travaille.[d12]</text:p>
          </table:table-cell>
          <table:table-cell table:style-name="ce26" office:value-type="string" calcext:value-type="string">
            <text:p>[Le score] me permet de me positionner par rapport à mes collègues. Pas dans l'optique de montrer que je suis meilleur qu'eux, mais pour voir si je suis aussi bon qu'eux. <text:s/>[d1]</text:p>
          </table:table-cell>
          <table:table-cell table:style-name="ce12" office:value-type="string" calcext:value-type="string">
            <text:p>la recherche de correction à faire afin de progresser dans le classement [d3]</text:p>
          </table:table-cell>
          <table:table-cell table:style-name="ce11" office:value-type="string" calcext:value-type="string">
            <text:p>Je suis passe du niveau 9 a 23 en etant en conges [m12]</text:p>
          </table:table-cell>
          <table:table-cell table:number-columns-repeated="1020"/>
        </table:table-row>
        <table:table-row table:style-name="ro2">
          <table:table-cell/>
          <table:table-cell table:style-name="ce28" office:value-type="string" calcext:value-type="string">
            <text:p>[Le score] me permet d'évaluer mon travail sur une période, si j'ai été bénéfique ou non à mon [projet] [d1]</text:p>
          </table:table-cell>
          <table:table-cell/>
          <table:table-cell table:style-name="ce13" office:value-type="string" calcext:value-type="string">
            <text:p>de trop grands écarts de points entre les développeurs peut être assez démoralisant, voir conduire à la résignation et à l'abandon de l'utilisation de thémis [d3]</text:p>
          </table:table-cell>
          <table:table-cell table:number-columns-repeated="1020"/>
        </table:table-row>
        <table:table-row table:style-name="ro3" table:number-rows-repeated="1048567">
          <table:table-cell table:number-columns-repeated="1024"/>
        </table:table-row>
        <table:table-row table:style-name="ro3">
          <table:table-cell table:number-columns-repeated="1024"/>
        </table:table-row>
      </table:table>
      <table:table table:name="manager" table:style-name="ta7">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number-columns-repeated="1020" table:default-cell-style-name="Default"/>
        <table:table-row table:style-name="ro2">
          <table:table-cell table:style-name="ce29" office:value-type="string" calcext:value-type="string">
            <text:p>Scrutiny is scary</text:p>
          </table:table-cell>
          <table:table-cell table:style-name="ce29" office:value-type="string" calcext:value-type="string">
            <text:p>Scrutiny is not scary</text:p>
          </table:table-cell>
          <table:table-cell/>
          <table:table-cell table:style-name="ce38" office:value-type="string" calcext:value-type="string">
            <text:p>Animation</text:p>
          </table:table-cell>
          <table:table-cell table:number-columns-repeated="1020"/>
        </table:table-row>
        <table:table-row table:style-name="ro2">
          <table:table-cell table:style-name="ce26" office:value-type="string" calcext:value-type="string">
            <text:p>[etre anonyme] permet à un développeur qui a quelques difficultés de ne pas être pointé du doigt tout le temps. En revanche, certains développeurs qui ne font pas d'efforts mériteraient justement qu'on les pointe du doigt afin de les faire réagir. [d4]</text:p>
          </table:table-cell>
          <table:table-cell table:style-name="ce34" office:value-type="string" calcext:value-type="string">
            <text:p>Les développeurs sont jeunes et habitué au contrôle.[x1]</text:p>
          </table:table-cell>
          <table:table-cell/>
          <table:table-cell table:style-name="ce34" office:value-type="string" calcext:value-type="string">
            <text:p>perdu l'adhésion de l'équipe car outil pas assez mature clear-case</text:p>
          </table:table-cell>
          <table:table-cell table:number-columns-repeated="1020"/>
        </table:table-row>
        <table:table-row table:style-name="ro2">
          <table:table-cell table:style-name="ce30"/>
          <table:table-cell table:style-name="ce34" office:value-type="string" calcext:value-type="string">
            <text:p>Je n'ai pas constaté de réserve sur le côté flicage.[x1]</text:p>
          </table:table-cell>
          <table:table-cell/>
          <table:table-cell table:style-name="ce34" office:value-type="string" calcext:value-type="string">
            <text:p>Animation constante autour de la qualité nécessaire (turnover, sollicitations diverses)</text:p>
          </table:table-cell>
          <table:table-cell table:number-columns-repeated="1020"/>
        </table:table-row>
        <table:table-row table:style-name="ro2">
          <table:table-cell table:style-name="ce26" office:value-type="string" calcext:value-type="string">
            <text:p>C'est nouveau alors on a peur forcement, on se dit que tout le monde va voir nos commits, mais au final non pas de probleme [d11]</text:p>
          </table:table-cell>
          <table:table-cell table:style-name="ce34" office:value-type="string" calcext:value-type="string">
            <text:p>On sait toujours qui a fait quoi surtout quand ce sont des erreurs du coup pourquoi ne pas l'afficher directement comme ça ont retiens aussi les bonnes actions du développeurs [d2]</text:p>
          </table:table-cell>
          <table:table-cell/>
          <table:table-cell table:style-name="ce34" office:value-type="string" calcext:value-type="string">
            <text:p>Animation complémentaire et très imporant pour maintenir la thématique qualité chez les développeurs. Pour les nouveaux venus il y a toujours besoin de coaching, mais le coaching est plus léger à faire. Le retour individuel est très apprécié.</text:p>
          </table:table-cell>
          <table:table-cell table:number-columns-repeated="1020"/>
        </table:table-row>
        <table:table-row table:style-name="ro2">
          <table:table-cell table:style-name="ce26" office:value-type="string" calcext:value-type="string" table:number-columns-spanned="2" table:number-rows-spanned="1">
            <text:p>Au tout debut quand on nous a presente themis on s'est dit "On va etre fliques", mais au final c'est bien vu. On a ete rassures a l'usage [d11]</text:p>
          </table:table-cell>
          <table:covered-table-cell table:style-name="ce35"/>
          <table:table-cell/>
          <table:table-cell table:style-name="ce34" office:value-type="string" calcext:value-type="string">
            <text:p>L'animation autour du jeu pourrait être renforcé, il faut pas non plus que cela devienne un jeu en tant que tel.</text:p>
          </table:table-cell>
          <table:table-cell table:number-columns-repeated="1020"/>
        </table:table-row>
        <table:table-row table:style-name="ro2">
          <table:table-cell table:style-name="ce26" office:value-type="string" calcext:value-type="string" table:number-columns-spanned="2" table:number-rows-spanned="1">
            <text:p>J'était inquiet au début car je suis débutant maintenant je ne suis plus inquiet car l'utilisation n'est pas néfaste (d16)</text:p>
          </table:table-cell>
          <table:covered-table-cell table:style-name="ce35"/>
          <table:table-cell table:number-columns-repeated="1022"/>
        </table:table-row>
        <table:table-row table:style-name="ro2">
          <table:table-cell table:style-name="ce26" office:value-type="string" calcext:value-type="string">
            <text:p>Au début on était inquiet d'être enregistré. On s'est donc mis d'accord avec la direction pour que ca reste pour les développeurs.[d12]</text:p>
          </table:table-cell>
          <table:table-cell table:style-name="ce36"/>
          <table:table-cell table:number-columns-repeated="1022"/>
        </table:table-row>
        <table:table-row table:style-name="ro2">
          <table:table-cell table:style-name="ce26" office:value-type="string" calcext:value-type="string">
            <text:p>Le pilote de Themis ne peut pas voir les noms des personnes qui ont fait telle ou telle action. C'est rassurant.[d12]</text:p>
          </table:table-cell>
          <table:table-cell table:style-name="ce37"/>
          <table:table-cell table:number-columns-repeated="1022"/>
        </table:table-row>
        <table:table-row table:style-name="ro2">
          <table:table-cell table:style-name="ce31"/>
          <table:table-cell table:style-name="ce34" office:value-type="string" calcext:value-type="string">
            <text:p>Je n'ai pas eu d'appréhension à utiliser Themis car la direction a été claire sur le fait que cela ne serait pas utilisé à charge (d15)</text:p>
          </table:table-cell>
          <table:table-cell table:number-columns-repeated="1022"/>
        </table:table-row>
        <table:table-row table:style-name="ro2">
          <table:table-cell table:style-name="ce32"/>
          <table:table-cell table:style-name="ce34" office:value-type="string" calcext:value-type="string">
            <text:p>La société a été claire que Themis ne serait pas utilisé à charge donc je n'ai pas eu peur d'utilser Themis (d13)</text:p>
          </table:table-cell>
          <table:table-cell table:number-columns-repeated="1022"/>
        </table:table-row>
        <table:table-row table:style-name="ro2">
          <table:table-cell table:style-name="ce26" office:value-type="string" calcext:value-type="string" table:number-columns-spanned="2" table:number-rows-spanned="1">
            <text:p>Au début j'ai eu de l'appréhension car je ne savais pas comment le management aller utiliser Themis, maintenant je suis rassuré (d14)</text:p>
          </table:table-cell>
          <table:covered-table-cell table:style-name="ce35"/>
          <table:table-cell table:number-columns-repeated="1022"/>
        </table:table-row>
        <table:table-row table:style-name="ro2">
          <table:table-cell table:style-name="ce26" office:value-type="string" calcext:value-type="string">
            <text:p>J'ai été inquiet sur le fait d'être classé, il faut que cela este entre les développeurs volotonaires (d14)</text:p>
          </table:table-cell>
          <table:table-cell table:style-name="ce36"/>
          <table:table-cell table:number-columns-repeated="1022"/>
        </table:table-row>
        <table:table-row table:style-name="ro2">
          <table:table-cell table:style-name="ce26" office:value-type="string" calcext:value-type="string">
            <text:p>On a pas envie d'avoir des retombées négatives si on utilise Themis (pas être augmenté, ...) (d14)</text:p>
          </table:table-cell>
          <table:table-cell table:style-name="ce36"/>
          <table:table-cell table:number-columns-repeated="1022"/>
        </table:table-row>
        <table:table-row table:style-name="ro2" table:number-rows-repeated="2">
          <table:table-cell table:style-name="ce33"/>
          <table:table-cell table:style-name="ce36"/>
          <table:table-cell table:number-columns-repeated="1022"/>
        </table:table-row>
        <table:table-row table:style-name="ro3" table:number-rows-repeated="104856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18pt" fo:margin-right="18pt" style:print-page-order="ltr" style:first-page-number="continue" style:scale-to="100%"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le-emploi" style:display-name="PageStyle_pole-emploi" style:page-layout-name="Mpm3">
      <style:header style:display="false"/>
      <style:header-left style:display="false"/>
      <style:footer style:display="false"/>
      <style:footer-left style:display="false"/>
    </style:master-page>
    <style:master-page style:name="PageStyle_5f_sopra" style:display-name="PageStyle_sopra" style:page-layout-name="Mpm4">
      <style:header style:display="false"/>
      <style:header-left style:display="false"/>
      <style:footer style:display="false"/>
      <style:footer-left style:display="false"/>
    </style:master-page>
    <style:master-page style:name="PageStyle_5f_sopra2" style:display-name="PageStyle_sopra2" style:page-layout-name="Mpm4">
      <style:header style:display="false"/>
      <style:header-left style:display="false"/>
      <style:footer style:display="false"/>
      <style:footer-left style:display="false"/>
    </style:master-page>
    <style:master-page style:name="PageStyle_5f_categories" style:display-name="PageStyle_categories" style:page-layout-name="Mpm4">
      <style:header style:display="false"/>
      <style:header-left style:display="false"/>
      <style:footer style:display="false"/>
      <style:footer-left style:display="false"/>
    </style:master-page>
    <style:master-page style:name="PageStyle_5f_individual_20_feedback" style:display-name="PageStyle_individual feedback" style:page-layout-name="Mpm4">
      <style:header style:display="false"/>
      <style:header-left style:display="false"/>
      <style:footer style:display="false"/>
      <style:footer-left style:display="false"/>
    </style:master-page>
    <style:master-page style:name="PageStyle_5f_gamification" style:display-name="PageStyle_gamification" style:page-layout-name="Mpm4">
      <style:header style:display="false"/>
      <style:header-left style:display="false"/>
      <style:footer style:display="false"/>
      <style:footer-left style:display="false"/>
    </style:master-page>
    <style:master-page style:name="PageStyle_5f_manager" style:display-name="PageStyle_manag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812" meta:object-count="0"/>
    <meta:generator>LibreOfficeDev/6.0.5.2$Linux_X86_64 LibreOffice_project/</meta:generator>
  </office:meta>
</office:document-meta>
</file>